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200000250000191F00002711243964C8.wmf"/>
  <manifest:file-entry manifest:media-type="" manifest:full-path="Pictures/2000002900001D580000135B4B2253B3.svm"/>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hatch" draw:fill-color="#e6e6e6" draw:fill-hatch-name="Hatch_20_2" draw:fill-hatch-solid="false" draw:textarea-horizontal-align="center" draw:textarea-vertical-align="middle"/>
    </style:style>
    <style:style style:name="gr2" style:family="graphic" style:parent-style-name="standard">
      <style:graphic-properties draw:stroke="none" draw:fill="solid" draw:fill-color="#c0c0c0" draw:textarea-horizontal-align="center" draw:textarea-vertical-align="middle"/>
    </style:style>
    <style:style style:name="gr3" style:family="graphic" style:parent-style-name="standard">
      <style:graphic-properties draw:stroke="none" draw:fill="hatch" draw:fill-color="#e6e6ff" draw:fill-hatch-name="Black_20_45_20_Degrees" draw:textarea-horizontal-align="center" draw:textarea-vertical-align="middle"/>
    </style:style>
    <style:style style:name="gr4" style:family="graphic" style:parent-style-name="standard">
      <style:graphic-properties draw:stroke="none" draw:fill="solid" draw:fill-color="#e6e6ff" draw:textarea-horizontal-align="center" draw:textarea-vertical-align="middle"/>
    </style:style>
    <style:style style:name="gr5" style:family="graphic" style:parent-style-name="standard">
      <style:graphic-properties draw:marker-end="Arrow" draw:marker-end-width="0.25cm" draw:textarea-horizontal-align="center" draw:textarea-vertical-align="middle"/>
    </style:style>
    <style:style style:name="gr6" style:family="graphic" style:parent-style-name="standard">
      <style:graphic-properties draw:marker-end="Symmetric_20_Arrow" draw:marker-end-width="0.25cm" draw:textarea-horizontal-align="center" draw:textarea-vertical-align="middle"/>
    </style:style>
    <style:style style:name="gr7" style:family="graphic" style:parent-style-name="standard">
      <style:graphic-properties draw:stroke="dash" draw:stroke-dash="Ultrafine_20_Dashed" draw:marker-end="Symmetric_20_Arrow" draw:marker-end-width="0.25cm" draw:textarea-horizontal-align="center" draw:textarea-vertical-align="middle"/>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solid" draw:stroke-dash="Fine_20_Dotted" draw:fill="none"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2.462cm"/>
    </style:style>
    <style:style style:name="gr1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fill="none" draw:textarea-vertical-align="middle" draw:auto-grow-height="false" fo:min-height="0.749cm" fo:min-width="0.499cm"/>
    </style:style>
    <style:style style:name="gr13" style:family="graphic" style:parent-style-name="standard">
      <style:graphic-properties draw:stroke="none" svg:stroke-color="#000000" draw:fill="none" draw:fill-color="#ffffff" draw:textarea-horizontal-align="left" draw:auto-grow-height="true" draw:auto-grow-width="true" fo:min-height="0.424cm" fo:min-width="1.738cm"/>
    </style:style>
    <style:style style:name="gr14"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marker-end="Symmetric_20_Arrow" draw:fill="none" draw:fill-color="#ffffff" draw:textarea-horizontal-align="left" draw:auto-grow-height="true" draw:auto-grow-width="true" fo:min-height="0.492cm" fo:min-width="2.09cm"/>
    </style:style>
    <style:style style:name="gr16" style:family="graphic" style:parent-style-name="standard">
      <style:graphic-properties draw:fill="solid" draw:fill-color="#e6e6ff" draw:textarea-horizontal-align="center" draw:textarea-vertical-align="middle"/>
    </style:style>
    <style:style style:name="gr17" style:family="graphic" style:parent-style-name="standard">
      <style:graphic-properties draw:stroke="dash" draw:stroke-dash="Ultrafine_20_Dashed" draw:marker-end="Symmetric_20_Arrow" draw:marker-end-width="0.3cm" draw:textarea-horizontal-align="center" draw:textarea-vertical-align="middle"/>
    </style:style>
    <style:style style:name="gr18" style:family="graphic" style:parent-style-name="standard">
      <style:graphic-properties draw:fill="none" draw:textarea-horizontal-align="justify" draw:textarea-vertical-align="middle" draw:auto-grow-height="false"/>
    </style:style>
    <style:style style:name="gr19" style:family="graphic" style:parent-style-name="standard">
      <style:graphic-properties draw:fill="solid" draw:fill-color="#e6e6ff" draw:textarea-horizontal-align="justify" draw:textarea-vertical-align="middle" draw:auto-grow-height="false"/>
    </style:style>
    <style:style style:name="gr20" style:family="graphic" style:parent-style-name="standard">
      <style:graphic-properties svg:stroke-color="#0066cc" draw:marker-end="Symmetric_20_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94cm" fo:min-width="3.978cm"/>
    </style:style>
    <style:style style:name="gr22" style:family="graphic" style:parent-style-name="standard">
      <style:graphic-properties draw:stroke="dash" draw:stroke-dash="Ultrafine_20_Dashed" svg:stroke-color="#0066cc" draw:marker-end="Symmetric_20_Arrow" draw:marker-end-width="0.3cm"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24cm" fo:min-width="1.043cm"/>
    </style:style>
    <style:style style:name="gr24" style:family="graphic">
      <style:graphic-properties style:protect="size"/>
    </style:style>
    <style:style style:name="gr25" style:family="graphic" style:parent-style-name="standard">
      <style:graphic-properties draw:fill="solid" draw:fill-color="#ffffff" draw:textarea-horizontal-align="center" draw:textarea-vertical-align="middle"/>
    </style:style>
    <style:style style:name="gr26" style:family="graphic" style:parent-style-name="standard">
      <style:graphic-properties draw:fill="hatch" draw:fill-color="#ff00ff" draw:fill-hatch-name="Black_20_-45_20_Degrees" draw:textarea-horizontal-align="center" draw:textarea-vertical-align="middle"/>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424cm" fo:min-width="2.441cm"/>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graphic-properties draw:fill="hatch" draw:fill-color="#ff00ff" draw:fill-hatch-name="Black_20_45_20_Degrees" draw:textarea-horizontal-align="center" draw:textarea-vertical-align="middle"/>
    </style:style>
    <style:style style:name="gr31" style:family="graphic" style:parent-style-name="standard">
      <style:graphic-properties draw:fill="solid" draw:fill-color="#ffffff" draw:textarea-horizontal-align="center" draw:textarea-vertical-align="middle"/>
    </style:style>
    <style:style style:name="gr32" style:family="graphic" style:parent-style-name="standard">
      <style:graphic-properties draw:marker-end="Symmetric_20_Arrow" draw:marker-end-width="0.3cm"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424cm" fo:min-width="1.759cm"/>
    </style:style>
    <style:style style:name="gr34" style:family="graphic" style:parent-style-name="standard">
      <style:graphic-properties draw:fill="solid" draw:fill-color="#ffffcc" draw:textarea-horizontal-align="justify" draw:textarea-vertical-align="middle" draw:auto-grow-height="false"/>
    </style:style>
    <style:style style:name="gr35" style:family="graphic" style:parent-style-name="standard">
      <style:graphic-properties draw:fill="solid" draw:fill-color="#e6e6ff" draw:textarea-horizontal-align="center" draw:textarea-vertical-align="middle"/>
    </style:style>
    <style:style style:name="gr36"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37" style:family="graphic" style:parent-style-name="standard">
      <style:graphic-properties draw:stroke="none" draw:fill="solid" draw:fill-color="#ffffff"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424cm" fo:min-width="1.226cm"/>
    </style:style>
    <style:style style:name="gr39" style:family="graphic" style:parent-style-name="standard">
      <style:graphic-properties draw:fill="none" draw:fill-color="#e6e6ff" draw:textarea-horizontal-align="justify" draw:textarea-vertical-align="middle" draw:auto-grow-height="false" fo:min-height="0cm" fo:min-width="0cm" fo:wrap-option="no-wrap"/>
    </style:style>
    <style:style style:name="gr40" style:family="graphic" style:parent-style-name="standard">
      <style:graphic-properties draw:fill="none" draw:textarea-horizontal-align="justify" draw:textarea-vertical-align="middle" draw:auto-grow-height="false" fo:min-height="0cm" fo:min-width="0cm" fo:wrap-option="no-wrap"/>
    </style:style>
    <style:style style:name="gr41" style:family="graphic" style:parent-style-name="standard">
      <style:graphic-properties draw:fill="none" draw:fill-color="#e6e6ff" draw:textarea-horizontal-align="center" draw:textarea-vertical-align="middle"/>
    </style:style>
    <style:style style:name="gr42" style:family="graphic" style:parent-style-name="standard">
      <style:graphic-properties draw:fill="hatch" draw:fill-color="#ffffcc" draw:fill-hatch-name="Black_20_45_20_Degrees" draw:textarea-horizontal-align="center" draw:textarea-vertical-align="middle"/>
    </style:style>
    <style:style style:name="gr43" style:family="graphic" style:parent-style-name="standard">
      <style:graphic-properties draw:fill="none" draw:fill-color="#ffffff" draw:textarea-horizontal-align="center" draw:textarea-vertical-align="middle"/>
    </style:style>
    <style:style style:name="gr44" style:family="graphic" style:parent-style-name="standard">
      <style:graphic-properties draw:stroke="dash" draw:stroke-dash="Ultrafine_20_Dashed" svg:stroke-color="#0066cc" draw:marker-start="Symmetric_20_Arrow" draw:marker-end="Symmetric_20_Arrow" draw:marker-end-width="0.3cm" draw:textarea-horizontal-align="center"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887cm" fo:min-width="2.11cm"/>
    </style:style>
    <style:style style:name="gr46" style:family="graphic" style:parent-style-name="standard">
      <style:graphic-properties draw:fill="solid" draw:fill-color="#ffffcc" draw:textarea-horizontal-align="justify" draw:textarea-vertical-align="middle" draw:auto-grow-height="false"/>
    </style:style>
    <style:style style:name="gr47" style:family="graphic" style:parent-style-name="standard">
      <style:graphic-properties draw:stroke="dash" draw:stroke-dash="Ultrafine_20_Dashed" draw:fill="solid" draw:fill-color="#ffffff" draw:textarea-horizontal-align="center" draw:textarea-vertical-align="middle"/>
    </style:style>
    <style:style style:name="gr48" style:family="graphic" style:parent-style-name="standard">
      <style:graphic-properties draw:stroke="solid" draw:stroke-dash="Ultrafine_20_Dashed" draw:fill="hatch" draw:fill-color="#ff00ff" draw:fill-hatch-name="Black_20_-45_20_Degrees" draw:textarea-horizontal-align="center" draw:textarea-vertical-align="middle"/>
    </style:style>
    <style:style style:name="gr49" style:family="graphic" style:parent-style-name="standard">
      <style:graphic-properties draw:stroke="dash" draw:stroke-dash="Ultrafine_20_Dashed" draw:fill="none" draw:fill-color="#ff00ff" draw:textarea-horizontal-align="center" draw:textarea-vertical-align="middle"/>
    </style:style>
    <style:style style:name="gr50" style:family="graphic" style:parent-style-name="standard">
      <style:graphic-properties draw:stroke="dash" draw:stroke-dash="Ultrafine_20_Dashed" draw:fill="none" draw:fill-color="#ffffff" draw:textarea-horizontal-align="center" draw:textarea-vertical-align="middle"/>
    </style:style>
    <style:style style:name="gr51" style:family="graphic" style:parent-style-name="standard">
      <style:graphic-properties draw:stroke="dash" draw:stroke-dash="Ultrafine_20_Dashed" draw:fill="solid" draw:fill-color="#ffffff" draw:textarea-horizontal-align="center" draw:textarea-vertical-align="middle"/>
    </style:style>
    <style:style style:name="gr52" style:family="graphic" style:parent-style-name="standard">
      <style:graphic-properties draw:stroke="dash" draw:stroke-dash="Ultrafine_20_Dashed" draw:fill="none" draw:fill-color="#e6e6ff" draw:textarea-horizontal-align="center" draw:textarea-vertical-align="middle"/>
    </style:style>
    <style:style style:name="gr53" style:family="graphic" style:parent-style-name="standard">
      <style:graphic-properties draw:stroke="dash" draw:stroke-dash="Ultrafine_20_Dashed" draw:fill="none" draw:fill-color="#e6e6ff" draw:textarea-horizontal-align="center" draw:textarea-vertical-align="middle"/>
    </style:style>
    <style:style style:name="gr54" style:family="graphic" style:parent-style-name="standard">
      <style:graphic-properties draw:stroke="dash" draw:stroke-dash="Ultrafine_20_Dashed" draw:fill="none" draw:fill-color="#ffffff" draw:textarea-horizontal-align="center"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2.033cm" fo:min-width="0.243cm"/>
    </style:style>
    <style:style style:name="gr5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5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00b8ff" fo:min-height="0.399cm" draw:shadow="hidden" draw:shadow-offset-x="0.3cm" draw:shadow-offset-y="0.3cm" draw:shadow-color="#808080"/>
    </style:style>
    <style:style style:name="gr58"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style>
    <style:style style:name="gr59" style:family="graphic" style:parent-style-name="standard">
      <style:graphic-properties draw:stroke="solid" svg:stroke-width="0cm" svg:stroke-color="#000000" draw:marker-start="Symmetric_20_Arrow"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6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opacity="100%" draw:textarea-horizontal-align="center" draw:textarea-vertical-align="middle" draw:shadow="hidden" draw:shadow-offset-x="0.3cm" draw:shadow-offset-y="0.3cm" draw:shadow-color="#808080" draw:shadow-opacity="100%"/>
    </style:style>
    <style:style style:name="gr6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73cm" fo:min-width="0.171cm" draw:shadow="hidden" draw:shadow-offset-x="0.3cm" draw:shadow-offset-y="0.3cm" draw:shadow-color="#808080"/>
    </style:style>
    <style:style style:name="gr6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vertical-align="middle" draw:auto-grow-height="false" fo:min-height="0.75cm" fo:min-width="0.499cm" draw:shadow="hidden" draw:shadow-offset-x="0.3cm" draw:shadow-offset-y="0.3cm" draw:shadow-color="#808080"/>
    </style:style>
    <style:style style:name="gr63" style:family="graphic" style:parent-style-name="standard">
      <style:graphic-properties draw:marker-start="Symmetric_20_Arrow" draw:marker-end="Symmetric_20_Arrow" draw:marker-end-width="0.3cm" draw:textarea-horizontal-align="center" draw:textarea-vertical-align="middle"/>
    </style:style>
    <style:style style:name="gr64" style:family="graphic" style:parent-style-name="standard">
      <style:graphic-properties draw:stroke="solid" svg:stroke-width="0cm" svg:stroke-color="#000000" draw:marker-start="" draw:marker-start-width="0.3cm" draw:marker-start-center="false" draw:marker-end="" draw:marker-end-width="0.3cm" draw:marker-end-center="false" draw:fill="hatch" draw:fill-color="#e6e6ff" draw:fill-hatch-name="Hatch_20_2" draw:opacity="100%" draw:textarea-horizontal-align="center" draw:textarea-vertical-align="middle" draw:shadow="hidden" draw:shadow-offset-x="0.3cm" draw:shadow-offset-y="0.3cm" draw:shadow-color="#808080" draw:shadow-opacity="100%"/>
    </style:style>
    <style:style style:name="gr65" style:family="graphic" style:parent-style-name="standard">
      <style:graphic-properties draw:stroke="none" svg:stroke-color="#000000" draw:fill="none" draw:fill-color="#ffffff" draw:textarea-horizontal-align="left" draw:auto-grow-height="true" draw:auto-grow-width="true" fo:min-height="0.847cm" fo:min-width="5.624cm"/>
    </style:style>
    <style:style style:name="gr66" style:family="graphic" style:parent-style-name="standard">
      <style:graphic-properties draw:stroke="solid" svg:stroke-width="0cm" svg:stroke-color="#000000" draw:marker-start="" draw:marker-start-width="0.3cm" draw:marker-start-center="false" draw:marker-end="" draw:marker-end-width="0.3cm" draw:marker-end-center="false" draw:fill="hatch" draw:fill-color="#e6e6ff" draw:fill-hatch-name="Black_20_-45_20_Degrees" draw:textarea-horizontal-align="justify" draw:textarea-vertical-align="middle" draw:auto-grow-height="false" draw:shadow="hidden" draw:shadow-offset-x="0.3cm" draw:shadow-offset-y="0.3cm" draw:shadow-color="#808080"/>
    </style:style>
    <style:style style:name="gr6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draw:shadow="hidden" draw:shadow-offset-x="0.3cm" draw:shadow-offset-y="0.3cm" draw:shadow-color="#808080"/>
    </style:style>
    <style:style style:name="gr68" style:family="graphic" style:parent-style-name="standard">
      <style:graphic-properties draw:stroke="solid" svg:stroke-width="0cm" svg:stroke-color="#000000" draw:marker-start=""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69" style:family="graphic" style:parent-style-name="standard">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style>
    <style:style style:name="gr70" style:family="graphic" style:parent-style-name="standard">
      <style:graphic-properties draw:stroke="dash" draw:stroke-dash="Ultrafine_20_Dashed" svg:stroke-width="0cm" svg:stroke-color="#000000" draw:marker-start="Dimension_20_Lines"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7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e6e6ff" draw:textarea-horizontal-align="left" draw:auto-grow-height="true" draw:auto-grow-width="true" fo:min-height="0.518cm" fo:min-width="2.136cm" draw:shadow="hidden" draw:shadow-offset-x="0.3cm" draw:shadow-offset-y="0.3cm" draw:shadow-color="#808080"/>
    </style:style>
    <style:style style:name="gr7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9cm" fo:min-width="2.028cm" draw:shadow="hidden" draw:shadow-offset-x="0.3cm" draw:shadow-offset-y="0.3cm" draw:shadow-color="#808080"/>
    </style:style>
    <style:style style:name="gr73" style:family="graphic" style:parent-style-name="standard">
      <style:graphic-properties draw:stroke="none" draw:fill="none" fo:min-height="0.399cm"/>
    </style:style>
    <style:style style:name="gr74" style:family="graphic" style:parent-style-name="standard">
      <style:graphic-properties draw:marker-start="Dimension_20_Lines" draw:marker-end="Symmetric_20_Arrow" draw:marker-end-width="0.3cm" draw:textarea-horizontal-align="center" draw:textarea-vertical-align="middle"/>
    </style:style>
    <style:style style:name="gr75" style:family="graphic" style:parent-style-name="standard">
      <style:graphic-properties draw:fill="none" draw:textarea-horizontal-align="center" draw:textarea-vertical-align="middle"/>
    </style:style>
    <style:style style:name="gr76"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9cm" fo:min-width="1.602cm" draw:shadow="hidden" draw:shadow-offset-x="0.3cm" draw:shadow-offset-y="0.3cm" draw:shadow-color="#808080"/>
    </style:style>
    <style:style style:name="gr77" style:family="graphic" style:parent-style-name="standard">
      <style:graphic-properties draw:fill="hatch" draw:fill-hatch-name="Hatch_20_2" draw:textarea-horizontal-align="center" draw:textarea-vertical-align="middle" draw:auto-grow-height="false" draw:auto-grow-width="true"/>
      <style:paragraph-properties style:writing-mode="tb-rl"/>
    </style:style>
    <style:style style:name="gr78" style:family="graphic" style:parent-style-name="standard">
      <style:graphic-properties draw:fill="none" draw:fill-color="#e6ff00" draw:textarea-horizontal-align="center" draw:textarea-vertical-align="middle" draw:auto-grow-height="false" draw:auto-grow-width="true"/>
      <style:paragraph-properties style:writing-mode="tb-rl"/>
    </style:style>
    <style:style style:name="gr79" style:family="graphic" style:parent-style-name="standard">
      <style:graphic-properties draw:fill="solid" draw:fill-color="#e6e6ff" draw:textarea-horizontal-align="center" draw:textarea-vertical-align="middle" draw:auto-grow-height="false" draw:auto-grow-width="true"/>
      <style:paragraph-properties style:writing-mode="tb-rl"/>
    </style:style>
    <style:style style:name="gr80"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19cm" fo:min-width="1.441cm" draw:shadow="hidden" draw:shadow-offset-x="0.3cm" draw:shadow-offset-y="0.3cm" draw:shadow-color="#808080"/>
    </style:style>
    <style:style style:name="gr81" style:family="graphic" style:parent-style-name="standard">
      <style:graphic-properties draw:fill="hatch" draw:fill-hatch-name="Black_20_-45_20_Degrees" draw:textarea-horizontal-align="center" draw:textarea-vertical-align="middle" draw:auto-grow-height="false" draw:auto-grow-width="true"/>
      <style:paragraph-properties style:writing-mode="tb-rl"/>
    </style:style>
    <style:style style:name="gr82" style:family="graphic" style:parent-style-name="standard">
      <style:graphic-properties draw:stroke="none" draw:fill="none" fo:min-height="1.324cm"/>
    </style:style>
    <style:style style:name="gr83" style:family="graphic" style:parent-style-name="standard">
      <style:graphic-properties draw:stroke="none" svg:stroke-color="#000000" draw:fill="none" draw:fill-color="#ffffff" draw:textarea-horizontal-align="left" draw:auto-grow-height="true" draw:auto-grow-width="true" fo:min-height="0.471cm" fo:min-width="4.117cm"/>
    </style:style>
    <style:style style:name="gr84" style:family="graphic" style:parent-style-name="standard">
      <style:graphic-properties draw:stroke="none" svg:stroke-color="#000000" draw:fill="none" draw:fill-color="#ffffff" draw:textarea-horizontal-align="left" draw:auto-grow-height="true" draw:auto-grow-width="true" fo:min-height="0.471cm" fo:min-width="5.031cm"/>
    </style:style>
    <style:style style:name="gr85" style:family="graphic" style:parent-style-name="standard">
      <style:graphic-properties draw:stroke="none" svg:stroke-color="#000000" draw:fill="none" draw:fill-color="#ffffff" draw:textarea-horizontal-align="left" draw:auto-grow-height="true" draw:auto-grow-width="true" fo:min-height="0.471cm" fo:min-width="0.781cm"/>
    </style:style>
    <style:style style:name="gr86" style:family="graphic" style:parent-style-name="standard">
      <style:graphic-properties draw:stroke="solid" draw:stroke-dash="Ultrafine_20_Dashed" draw:fill="none" draw:textarea-horizontal-align="center" draw:textarea-vertical-align="middle"/>
    </style:style>
    <style:style style:name="gr87" style:family="graphic" style:parent-style-name="standard">
      <style:graphic-properties draw:stroke="solid" draw:stroke-dash="Ultrafine_20_Dashed" draw:fill="solid" draw:fill-color="#e6e6e6" draw:textarea-horizontal-align="center" draw:textarea-vertical-align="middle"/>
    </style:style>
    <style:style style:name="gr88" style:family="graphic" style:parent-style-name="standard">
      <style:graphic-properties draw:stroke="solid" draw:stroke-dash="Ultrafine_20_Dashed" draw:fill="solid" draw:fill-color="#e6e6ff" draw:textarea-horizontal-align="center" draw:textarea-vertical-align="middle"/>
    </style:style>
    <style:style style:name="gr89" style:family="graphic" style:parent-style-name="standard">
      <style:graphic-properties draw:stroke="dash" draw:stroke-dash="Ultrafine_20_Dashed" draw:fill="none" draw:textarea-horizontal-align="center" draw:textarea-vertical-align="middle"/>
    </style:style>
    <style:style style:name="gr90" style:family="graphic" style:parent-style-name="standard">
      <style:graphic-properties draw:fill="hatch" draw:fill-color="#e6ff00" draw:fill-hatch-name="Black_20_-45_20_Degrees" draw:textarea-horizontal-align="center" draw:textarea-vertical-align="middle" draw:auto-grow-height="false" draw:auto-grow-width="true"/>
      <style:paragraph-properties style:writing-mode="tb-rl"/>
    </style:style>
    <style:style style:name="gr91" style:family="graphic" style:parent-style-name="objectwithoutfill">
      <style:graphic-properties draw:marker-end="Symmetric_20_Arrow" draw:fill="none" draw:textarea-horizontal-align="center" draw:textarea-vertical-align="middle"/>
    </style:style>
    <style:style style:name="gr92" style:family="graphic" style:parent-style-name="standard">
      <style:graphic-properties draw:fill="none" draw:fill-color="#99ccff" draw:opacity="50%" draw:textarea-horizontal-align="justify" draw:textarea-vertical-align="middle" draw:auto-grow-height="false" fo:min-height="0cm" fo:min-width="0cm" fo:wrap-option="no-wrap" draw:shadow-opacity="50%"/>
    </style:style>
    <style:style style:name="gr93" style:family="graphic" style:parent-style-name="standard">
      <style:graphic-properties draw:stroke="dash" draw:stroke-dash="Ultrafine_20_Dashed" svg:stroke-color="#0066cc" draw:marker-start="Symmetric_20_Arrow" draw:marker-end="Symmetric_20_Arrow" draw:textarea-horizontal-align="center"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false" fo:min-height="0.959cm" fo:min-width="1.5cm"/>
    </style:style>
    <style:style style:name="gr95" style:family="graphic" style:parent-style-name="standard">
      <style:graphic-properties draw:stroke="none" svg:stroke-color="#000000" draw:fill="none" draw:fill-color="#ffffff" draw:textarea-horizontal-align="left" draw:auto-grow-height="true" draw:auto-grow-width="true" fo:min-height="0.471cm" fo:min-width="3.312cm"/>
    </style:style>
    <style:style style:name="gr96" style:family="graphic" style:parent-style-name="standard">
      <style:graphic-properties draw:stroke="none" svg:stroke-color="#000000" draw:fill="none" draw:fill-color="#ffffff" draw:textarea-horizontal-align="left" draw:auto-grow-height="true" draw:auto-grow-width="true" fo:min-height="0.424cm" fo:min-width="3.867cm"/>
    </style:style>
    <style:style style:name="gr97" style:family="graphic" style:parent-style-name="standard">
      <style:graphic-properties draw:stroke="none" svg:stroke-color="#000000" draw:fill="none" draw:fill-color="#ffffff" draw:textarea-horizontal-align="left" draw:auto-grow-height="true" draw:auto-grow-width="true" fo:min-height="0.424cm" fo:min-width="2.11cm"/>
    </style:style>
    <style:style style:name="gr98" style:family="graphic" style:parent-style-name="standard">
      <style:graphic-properties draw:stroke="dash" draw:stroke-dash="Ultrafine_20_Dashed" draw:marker-end="Symmetric_20_Arrow" draw:marker-end-width="0.3cm" draw:textarea-horizontal-align="center" draw:textarea-vertical-align="middle"/>
    </style:style>
    <style:style style:name="gr99" style:family="graphic" style:parent-style-name="standard">
      <style:graphic-properties draw:stroke="none" svg:stroke-color="#000000" draw:fill="none" draw:fill-color="#ffffff" draw:textarea-horizontal-align="left" draw:auto-grow-height="true" draw:auto-grow-width="true" fo:min-height="1.411cm" fo:min-width="4.871cm"/>
    </style:style>
    <style:style style:name="gr100" style:family="graphic" style:parent-style-name="standard">
      <style:graphic-properties draw:stroke="none" svg:stroke-color="#000000" draw:fill="none" draw:fill-color="#ffffff" draw:textarea-horizontal-align="left" draw:auto-grow-height="true" draw:auto-grow-width="true" fo:min-height="11.177cm" fo:min-width="21.461cm"/>
    </style:style>
    <style:style style:name="gr101" style:family="graphic" style:parent-style-name="standard">
      <style:graphic-properties draw:stroke="dash" draw:stroke-dash="Ultrafine_20_Dashed" draw:fill="solid" draw:fill-color="#e6e6e6" draw:opacity="50%" draw:textarea-horizontal-align="justify" draw:textarea-vertical-align="middle" draw:auto-grow-height="false" fo:min-height="0cm" fo:min-width="0cm" fo:wrap-option="no-wrap" draw:shadow-opacity="50%"/>
    </style:style>
    <style:style style:name="gr10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e6e6ff" draw:textarea-horizontal-align="center" draw:textarea-vertical-align="middle" draw:shadow="hidden" draw:shadow-offset-x="0.3cm" draw:shadow-offset-y="0.3cm" draw:shadow-color="#808080"/>
    </style:style>
    <style:style style:name="gr10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092cm" fo:min-width="3.076cm" draw:shadow="hidden" draw:shadow-offset-x="0.3cm" draw:shadow-offset-y="0.3cm" draw:shadow-color="#808080"/>
    </style:style>
    <style:style style:name="gr104" style:family="graphic" style:parent-style-name="standard">
      <style:graphic-properties draw:stroke="solid" draw:stroke-dash="Fine_20_Dotte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10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style:style>
    <style:style style:name="gr106" style:family="graphic" style:parent-style-name="standard">
      <style:graphic-properties draw:stroke="solid" svg:stroke-width="0cm" svg:stroke-color="#000080" draw:marker-start="" draw:marker-start-width="0.3cm" draw:marker-start-center="false" draw:marker-end="Symmetric_20_Arrow" draw:marker-end-width="0.3cm" draw:marker-end-center="false" draw:fill="solid" draw:fill-color="#00b8ff" draw:textarea-horizontal-align="center" draw:textarea-vertical-align="middle" draw:shadow="hidden" draw:shadow-offset-x="0.3cm" draw:shadow-offset-y="0.3cm" draw:shadow-color="#808080"/>
    </style:style>
    <style:style style:name="gr10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59cm" fo:min-width="3.418cm" draw:shadow="hidden" draw:shadow-offset-x="0.3cm" draw:shadow-offset-y="0.3cm" draw:shadow-color="#808080"/>
    </style:style>
    <style:style style:name="gr10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98cm" fo:min-width="3.418cm" draw:shadow="hidden" draw:shadow-offset-x="0.3cm" draw:shadow-offset-y="0.3cm" draw:shadow-color="#808080"/>
    </style:style>
    <style:style style:name="gr109" style:family="graphic" style:parent-style-name="standard">
      <style:graphic-properties draw:stroke="dash" draw:stroke-dash="Ultrafine_20_Dashed" draw:fill="solid" draw:fill-color="#c0c0c0" draw:opacity="50%" draw:textarea-horizontal-align="justify" draw:textarea-vertical-align="middle" draw:auto-grow-height="false" fo:min-height="0cm" fo:min-width="0cm" fo:wrap-option="no-wrap" draw:shadow-opacity="50%"/>
    </style:style>
    <style:style style:name="gr110" style:family="graphic" style:parent-style-name="standard">
      <style:graphic-properties draw:fill="none" draw:fill-color="#e6e6ff" draw:textarea-horizontal-align="center" draw:textarea-vertical-align="middle" draw:auto-grow-height="false" draw:auto-grow-width="true"/>
      <style:paragraph-properties style:writing-mode="tb-rl"/>
    </style:style>
    <style:style style:name="gr111" style:family="graphic" style:parent-style-name="standard">
      <style:graphic-properties draw:stroke="solid" draw:stroke-dash="Ultrafine_20_Dashed" draw:fill="solid" draw:fill-color="#c0c0c0" draw:textarea-horizontal-align="center" draw:textarea-vertical-align="middle"/>
    </style:style>
    <style:style style:name="gr112" style:family="graphic" style:parent-style-name="standard">
      <style:graphic-properties draw:stroke="solid" draw:stroke-dash="Ultrafine_20_Dashed" draw:fill="solid" draw:fill-color="#00ffff" draw:textarea-horizontal-align="center" draw:textarea-vertical-align="middle"/>
    </style:style>
    <style:style style:name="gr113" style:family="graphic" style:parent-style-name="standard">
      <style:graphic-properties draw:stroke="solid" draw:stroke-dash="Ultrafine_20_Dashed" draw:fill="solid" draw:fill-color="#ffff00" draw:textarea-horizontal-align="center" draw:textarea-vertical-align="middle"/>
    </style:style>
    <style:style style:name="gr1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58cm" fo:min-width="3.418cm" draw:shadow="hidden" draw:shadow-offset-x="0.3cm" draw:shadow-offset-y="0.3cm" draw:shadow-color="#808080"/>
    </style:style>
    <style:style style:name="gr115" style:family="graphic" style:parent-style-name="standard">
      <style:graphic-properties draw:fill="none" draw:fill-color="#e6ff00" draw:textarea-horizontal-align="center" draw:textarea-vertical-align="middle" draw:auto-grow-height="false" draw:auto-grow-width="true"/>
    </style:style>
    <style:style style:name="gr116" style:family="graphic" style:parent-style-name="standard">
      <style:graphic-properties draw:fill="hatch" draw:fill-color="#33cc66" draw:fill-hatch-name="Black_20_45_20_Degrees" draw:textarea-horizontal-align="center" draw:textarea-vertical-align="middle" draw:auto-grow-height="false" draw:auto-grow-width="true"/>
    </style:style>
    <style:style style:name="gr117" style:family="graphic" style:parent-style-name="objectwithoutfill">
      <style:graphic-properties svg:stroke-color="#0066cc" draw:marker-start-width="0.35cm" draw:marker-end="Symmetric_20_Arrow" draw:marker-end-width="0.35cm" draw:fill="none" draw:textarea-horizontal-align="center" draw:textarea-vertical-align="middle"/>
    </style:style>
    <style:style style:name="gr118" style:family="graphic" style:parent-style-name="standard">
      <style:graphic-properties draw:fill="none" draw:fill-color="#99ccff" draw:textarea-horizontal-align="center" draw:textarea-vertical-align="middle"/>
    </style:style>
    <style:style style:name="gr119" style:family="graphic" style:parent-style-name="standard">
      <style:graphic-properties draw:fill="none" draw:textarea-horizontal-align="justify" draw:textarea-vertical-align="middle" draw:auto-grow-height="false"/>
    </style:style>
    <style:style style:name="gr120"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99cm" fo:min-width="3.418cm" draw:shadow="hidden" draw:shadow-offset-x="0.3cm" draw:shadow-offset-y="0.3cm" draw:shadow-color="#808080"/>
    </style:style>
    <style:style style:name="gr12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24cm" fo:min-width="3.418cm" draw:shadow="hidden" draw:shadow-offset-x="0.3cm" draw:shadow-offset-y="0.3cm" draw:shadow-color="#808080"/>
    </style:style>
    <style:style style:name="gr122" style:family="graphic" style:parent-style-name="standard">
      <style:graphic-properties draw:fill="hatch" draw:fill-color="#33cc66" draw:fill-hatch-name="Black_20_-45_20_Degrees" draw:textarea-horizontal-align="center" draw:textarea-vertical-align="middle" draw:auto-grow-height="false" draw:auto-grow-width="true"/>
    </style:style>
    <style:style style:name="gr123" style:family="graphic" style:parent-style-name="standard">
      <style:graphic-properties draw:fill="solid" draw:fill-color="#e6e6ff" draw:textarea-horizontal-align="center" draw:textarea-vertical-align="middle" draw:auto-grow-height="false" draw:auto-grow-width="true"/>
    </style:style>
    <style:style style:name="gr12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91cm" fo:min-width="2.41cm" draw:shadow="hidden" draw:shadow-offset-x="0.3cm" draw:shadow-offset-y="0.3cm" draw:shadow-color="#808080"/>
    </style:style>
    <style:style style:name="gr12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662cm" draw:shadow="hidden" draw:shadow-offset-x="0.3cm" draw:shadow-offset-y="0.3cm" draw:shadow-color="#808080"/>
    </style:style>
    <style:style style:name="gr126" style:family="graphic" style:parent-style-name="standard">
      <style:graphic-properties draw:stroke="dash" draw:stroke-dash="Ultrafine_20_Dashed" draw:fill="none" draw:fill-color="#b3b3b3" draw:opacity="45%" draw:textarea-horizontal-align="justify" draw:textarea-vertical-align="middle" draw:auto-grow-height="false" fo:min-height="0cm" fo:min-width="0cm" fo:wrap-option="no-wrap" draw:shadow-opacity="45%"/>
    </style:style>
    <style:style style:name="gr127" style:family="graphic" style:parent-style-name="standard">
      <style:graphic-properties draw:stroke="none" svg:stroke-color="#000000" draw:fill="none" draw:fill-color="#ffffff" draw:textarea-horizontal-align="left" draw:auto-grow-height="true" draw:auto-grow-width="true" fo:min-height="0.759cm" fo:min-width="2.195cm"/>
    </style:style>
    <style:style style:name="gr128" style:family="graphic" style:parent-style-name="standard">
      <style:graphic-properties svg:stroke-color="#0066cc" draw:marker-end="Symmetric_20_Arrow" draw:marker-end-width="0.3cm" draw:fill="solid" draw:fill-color="#0066cc" draw:textarea-horizontal-align="center" draw:textarea-vertical-align="middle"/>
    </style:style>
    <style:style style:name="gr129"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47cm" fo:min-width="3.418cm" draw:shadow="hidden" draw:shadow-offset-x="0.3cm" draw:shadow-offset-y="0.3cm" draw:shadow-color="#808080"/>
    </style:style>
    <style:style style:name="gr130" style:family="graphic" style:parent-style-name="standard">
      <style:graphic-properties draw:stroke="solid" svg:stroke-width="0cm" svg:stroke-color="#0066cc" draw:marker-start="" draw:marker-start-width="0.3cm" draw:marker-start-center="false" draw:marker-end="Symmetric_20_Arrow" draw:marker-end-width="0.3cm" draw:marker-end-center="false" draw:fill="solid" draw:fill-color="#ff0000" draw:textarea-horizontal-align="center" draw:textarea-vertical-align="middle" draw:shadow="hidden" draw:shadow-offset-x="0.3cm" draw:shadow-offset-y="0.3cm" draw:shadow-color="#808080"/>
    </style:style>
    <style:style style:name="gr13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91cm" fo:min-width="2.66cm" draw:shadow="hidden" draw:shadow-offset-x="0.3cm" draw:shadow-offset-y="0.3cm" draw:shadow-color="#808080"/>
    </style:style>
    <style:style style:name="gr13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822cm" draw:shadow="hidden" draw:shadow-offset-x="0.3cm" draw:shadow-offset-y="0.3cm" draw:shadow-color="#808080"/>
    </style:style>
    <style:style style:name="gr133" style:family="graphic" style:parent-style-name="standard">
      <style:graphic-properties draw:fill="solid" draw:fill-color="#e6e6ff" draw:textarea-horizontal-align="center" draw:textarea-vertical-align="middle" draw:auto-grow-height="false" draw:auto-grow-width="true"/>
    </style:style>
    <style:style style:name="gr134" style:family="graphic" style:parent-style-name="standard">
      <style:graphic-properties draw:stroke="dash" draw:stroke-dash="Ultrafine_20_Dashed" draw:fill="none" draw:textarea-horizontal-align="center" draw:textarea-vertical-align="middle"/>
    </style:style>
    <style:style style:name="gr135" style:family="graphic" style:parent-style-name="standard">
      <style:graphic-properties draw:stroke="none" draw:fill="none" draw:textarea-horizontal-align="center" draw:textarea-vertical-align="middle"/>
    </style:style>
    <style:style style:name="gr136" style:family="graphic" style:parent-style-name="standard">
      <style:graphic-properties draw:stroke="none" draw:fill="none" fo:min-height="0.425cm"/>
    </style:style>
    <style:style style:name="gr137" style:family="graphic" style:parent-style-name="standard">
      <style:graphic-properties draw:stroke="none" draw:fill="solid" draw:fill-color="#e6e6ff" draw:textarea-horizontal-align="center" draw:textarea-vertical-align="middle"/>
    </style:style>
    <style:style style:name="gr138" style:family="graphic" style:parent-style-name="standard">
      <style:graphic-properties draw:marker-end="" draw:marker-end-width="0.3cm" draw:textarea-horizontal-align="center" draw:textarea-vertical-align="middle"/>
    </style:style>
    <style:style style:name="gr139" style:family="graphic" style:parent-style-name="standard">
      <style:graphic-properties draw:stroke="none" svg:stroke-color="#000000" draw:fill="none" draw:fill-color="#ffffff" draw:textarea-horizontal-align="left" draw:auto-grow-height="true" draw:auto-grow-width="true" fo:min-height="0.847cm" fo:min-width="5.999cm"/>
    </style:style>
    <style:style style:name="gr140" style:family="graphic" style:parent-style-name="standard">
      <style:graphic-properties draw:marker-start="Symmetric_20_Arrow" draw:marker-end="" draw:marker-end-width="0.3cm" draw:textarea-horizontal-align="center" draw:textarea-vertical-align="middle"/>
    </style:style>
    <style:style style:name="gr141"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14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draw:shadow="hidden" draw:shadow-offset-x="0.3cm" draw:shadow-offset-y="0.3cm" draw:shadow-color="#808080"/>
    </style:style>
    <style:style style:name="gr143" style:family="graphic" style:parent-style-name="standard">
      <style:graphic-properties draw:stroke="none" svg:stroke-color="#000000" draw:fill="none" draw:fill-color="#ffffff" draw:textarea-horizontal-align="left" draw:auto-grow-height="true" draw:auto-grow-width="true" fo:min-height="0.509cm" fo:min-width="18cm"/>
    </style:style>
    <style:style style:name="gr144" style:family="graphic" style:parent-style-name="standard">
      <style:graphic-properties draw:stroke="none" svg:stroke-color="#000000" draw:fill="none" draw:fill-color="#ffffff" draw:textarea-horizontal-align="left" draw:auto-grow-height="true" draw:auto-grow-width="false" fo:min-height="0.65cm" fo:min-width="3.656cm"/>
    </style:style>
    <style:style style:name="gr145" style:family="graphic" style:parent-style-name="standard">
      <style:graphic-properties draw:stroke="dash" draw:stroke-dash="Ultrafine_20_Dashed" draw:marker-start="" draw:marker-end="Symmetric_20_Arrow" draw:marker-end-width="0.3cm" draw:textarea-horizontal-align="center" draw:textarea-vertical-align="middle"/>
    </style:style>
    <style:style style:name="gr146" style:family="graphic" style:parent-style-name="standard">
      <style:graphic-properties draw:stroke="none" svg:stroke-color="#000000" draw:fill="none" draw:fill-color="#ffffff" draw:textarea-horizontal-align="left" draw:auto-grow-height="true" draw:auto-grow-width="true" fo:min-height="0.424cm" fo:min-width="11.901cm"/>
    </style:style>
    <style:style style:name="gr147" style:family="graphic" style:parent-style-name="standard">
      <style:graphic-properties draw:stroke="dash" draw:stroke-dash="Ultrafine_20_Dashed" svg:stroke-color="#0066cc" draw:marker-start="Symmetric_20_Arrow" draw:marker-end="" draw:marker-end-width="0.3cm" draw:textarea-horizontal-align="center" draw:textarea-vertical-align="middle"/>
    </style:style>
    <style:style style:name="gr148" style:family="graphic" style:parent-style-name="standard">
      <style:graphic-properties draw:stroke="none" svg:stroke-color="#000000" draw:fill="none" draw:fill-color="#ffffff" draw:textarea-horizontal-align="left" draw:auto-grow-height="true" draw:auto-grow-width="true" fo:min-height="0.424cm" fo:min-width="5.999cm"/>
    </style:style>
    <style:style style:name="gr149" style:family="graphic" style:parent-style-name="standard">
      <style:graphic-properties draw:stroke="none" svg:stroke-color="#000000" draw:fill="none" draw:fill-color="#ffffff" draw:textarea-horizontal-align="left" draw:auto-grow-height="true" draw:auto-grow-width="true" fo:min-height="0.509cm" fo:min-width="3.587cm"/>
    </style:style>
    <style:style style:name="gr150" style:family="graphic" style:parent-style-name="standard">
      <style:graphic-properties draw:stroke="none" svg:stroke-color="#000000" draw:fill="none" draw:fill-color="#ffffff" draw:textarea-horizontal-align="left" draw:auto-grow-height="true" draw:auto-grow-width="true" fo:min-height="0.847cm" fo:min-width="3.854cm"/>
    </style:style>
    <style:style style:name="gr151" style:family="graphic" style:parent-style-name="standard">
      <style:graphic-properties draw:stroke="dash" draw:stroke-dash="Ultrafine_20_Dashed" draw:marker-start="Symmetric_20_Arrow" draw:marker-end="Symmetric_20_Arrow" draw:marker-end-width="0.3cm" draw:textarea-horizontal-align="center" draw:textarea-vertical-align="middle"/>
    </style:style>
    <style:style style:name="gr152" style:family="graphic" style:parent-style-name="standard">
      <style:graphic-properties svg:stroke-color="#0066cc" draw:marker-start="Symmetric_20_Arrow" draw:marker-end="Symmetric_20_Arrow" draw:marker-end-width="0.3cm" draw:textarea-horizontal-align="center" draw:textarea-vertical-align="middle"/>
    </style:style>
    <style:style style:name="gr153" style:family="graphic" style:parent-style-name="standard">
      <style:graphic-properties draw:stroke="solid" draw:stroke-dash="Ultrafine_20_Dashed" draw:marker-end="Symmetric_20_Arrow" draw:marker-end-width="0.25cm" draw:textarea-horizontal-align="center"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2.033cm" fo:min-width="9.687cm"/>
    </style:style>
    <style:style style:name="gr155" style:family="graphic" style:parent-style-name="standard">
      <style:graphic-properties draw:marker-end="Double_20_Arrow" draw:marker-end-width="0.25cm" draw:textarea-horizontal-align="center" draw:textarea-vertical-align="middle"/>
    </style:style>
    <style:style style:name="gr156" style:family="graphic" style:parent-style-name="standard">
      <style:graphic-properties draw:stroke="none" svg:stroke-color="#000000" draw:fill="none" draw:fill-color="#ffffff" draw:textarea-horizontal-align="left" draw:auto-grow-height="true" draw:auto-grow-width="true" fo:min-height="0.424cm" fo:min-width="2.246cm"/>
    </style:style>
    <style:style style:name="gr157" style:family="graphic" style:parent-style-name="standard">
      <style:graphic-properties draw:marker-start="Symmetric_20_Arrow" draw:marker-end="Symmetric_20_Arrow" draw:marker-end-width="0.25cm" draw:textarea-horizontal-align="center" draw:textarea-vertical-align="middle"/>
    </style:style>
    <style:style style:name="gr158" style:family="graphic" style:parent-style-name="standard">
      <style:graphic-properties draw:stroke="dash" draw:stroke-dash="Ultrafine_20_Dashed" draw:marker-end-width="0.25cm" draw:textarea-horizontal-align="center" draw:textarea-vertical-align="middle"/>
    </style:style>
    <style:style style:name="gr159" style:family="graphic" style:parent-style-name="standard">
      <style:graphic-properties draw:stroke="none" svg:stroke-color="#000000" draw:fill="none" draw:fill-color="#ffffff" draw:textarea-horizontal-align="left" draw:auto-grow-height="true" draw:auto-grow-width="true" fo:min-height="0.509cm" fo:min-width="2.246cm"/>
    </style:style>
    <style:style style:name="gr160"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1" style:family="graphic" style:parent-style-name="standard">
      <style:graphic-properties draw:stroke="none" svg:stroke-color="#000000" draw:fill="none" draw:fill-color="#ffffff" draw:textarea-horizontal-align="left" draw:auto-grow-height="true" draw:auto-grow-width="true" fo:min-height="0.509cm" fo:min-width="5.904cm"/>
    </style:style>
    <style:style style:name="gr162" style:family="graphic" style:parent-style-name="standard">
      <style:graphic-properties draw:stroke="none" svg:stroke-color="#000000" draw:fill="none" draw:fill-color="#ffffff" draw:textarea-horizontal-align="left" draw:auto-grow-height="true" draw:auto-grow-width="true" fo:min-height="0.509cm" fo:min-width="1.518cm"/>
    </style:style>
    <style:style style:name="gr163" style:family="graphic" style:parent-style-name="standard">
      <style:graphic-properties draw:stroke="none" svg:stroke-color="#000000" draw:fill="none" draw:fill-color="#ffffff" draw:textarea-horizontal-align="left" draw:auto-grow-height="true" draw:auto-grow-width="true" fo:min-height="0.679cm" fo:min-width="1.854cm"/>
    </style:style>
    <style:style style:name="gr164" style:family="graphic" style:parent-style-name="standard">
      <style:graphic-properties draw:stroke="none" svg:stroke-color="#000000" draw:fill="none" draw:fill-color="#ffffff" draw:textarea-horizontal-align="left" draw:auto-grow-height="true" draw:auto-grow-width="true" fo:min-height="0.679cm" fo:min-width="1.518cm"/>
    </style:style>
    <style:style style:name="gr165" style:family="graphic" style:parent-style-name="standard">
      <style:graphic-properties draw:stroke="none" svg:stroke-color="#000000" draw:fill="none" draw:fill-color="#ffffff" draw:textarea-horizontal-align="left" draw:auto-grow-height="true" draw:auto-grow-width="true" fo:min-height="0.594cm" fo:min-width="9.413cm"/>
    </style:style>
    <style:style style:name="gr166" style:family="graphic" style:parent-style-name="standard">
      <style:graphic-properties draw:stroke="none" svg:stroke-color="#000000" draw:fill="none" draw:fill-color="#ffffff" draw:textarea-horizontal-align="left" draw:auto-grow-height="true" draw:auto-grow-width="true" fo:min-height="1.021cm" fo:min-width="2.711cm"/>
    </style:style>
    <style:style style:name="pr1" style:family="presentation" style:parent-style-name="標準-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font-size-asian="10pt" style:font-size-complex="10pt"/>
    </style:style>
    <style:style style:name="P5" style:family="paragraph">
      <style:paragraph-properties fo:margin-left="0cm" fo:margin-right="0cm" fo:text-align="center" fo:text-indent="0cm"/>
    </style:style>
    <style:style style:name="P6" style:family="paragraph">
      <style:paragraph-properties fo:margin-left="0cm" fo:margin-right="0cm" fo:text-indent="0cm"/>
      <style:text-properties fo:color="#000000" fo:font-size="10pt" style:font-size-asian="10pt" style:font-size-complex="10pt"/>
    </style:style>
    <style:style style:name="P7" style:family="paragraph">
      <style:text-properties fo:font-size="10pt" style:font-size-asian="10pt" style:font-size-complex="10pt"/>
    </style:style>
    <style:style style:name="P8" style:family="paragraph">
      <style:paragraph-properties fo:text-align="start"/>
    </style:style>
    <style:style style:name="P9" style:family="paragraph">
      <style:paragraph-properties fo:text-align="start"/>
      <style:text-properties fo:font-size="10pt" style:font-size-asian="10pt" style:font-size-complex="10pt"/>
    </style:style>
    <style:style style:name="P10" style:family="paragraph">
      <style:paragraph-properties fo:margin-left="0cm" fo:margin-right="0cm" fo:text-align="center" fo:text-indent="0cm"/>
      <style:text-properties fo:color="#0066cc" fo:font-size="10pt" style:font-size-asian="10pt" style:font-size-complex="10pt"/>
    </style:style>
    <style:style style:name="P11" style:family="paragraph">
      <style:text-properties fo:font-size="14pt" style:font-size-asian="14pt" style:font-size-complex="14pt"/>
    </style:style>
    <style:style style:name="P12" style:family="paragraph">
      <style:paragraph-properties fo:text-align="center"/>
      <style:text-properties fo:color="#0066cc" fo:font-size="11pt" style:font-size-asian="11pt" style:font-size-complex="11pt"/>
    </style:style>
    <style:style style:name="P13" style:family="paragraph">
      <style:paragraph-properties fo:text-align="center"/>
      <style:text-properties fo:color="#0066cc" fo:font-size="10pt" style:font-size-asian="10pt" style:font-size-complex="10pt"/>
    </style:style>
    <style:style style:name="P14" style:family="paragraph">
      <style:text-properties fo:font-size="12pt" fo:font-weight="bold" style:font-size-asian="12pt" style:font-weight-asian="bold" style:font-size-complex="12pt" style:font-weight-complex="bold"/>
    </style:style>
    <style:style style:name="P15"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8pt" fo:font-style="normal" fo:text-shadow="none" style:text-underline-style="none" fo:font-weight="bold" style:font-family-asian="'HG Mincho Light J'" style:font-pitch-asian="variable" style:font-size-asian="8pt" style:font-style-asian="normal" style:font-weight-asian="bold" style:font-family-complex="'Arial Unicode MS'" style:font-pitch-complex="variable" style:font-size-complex="24pt" style:font-style-complex="normal" style:font-weight-complex="normal" style:font-relief="none"/>
    </style:style>
    <style:style style:name="P16" style:family="paragraph">
      <style:paragraph-properties text:enable-numbering="false" fo:margin-left="0cm" fo:margin-right="0cm" fo:margin-top="0cm" fo:margin-bottom="0cm" fo:line-height="100%" fo:text-align="start" fo:text-indent="0cm"/>
    </style:style>
    <style:style style:name="P17"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10pt" fo:font-style="normal" fo:text-shadow="none" style:text-underline-style="none" fo:font-weight="normal" style:font-family-asian="'HG Mincho Light J'" style:font-pitch-asian="variable" style:font-size-asian="10pt" style:font-style-asian="normal" style:font-weight-asian="normal" style:font-family-complex="'Arial Unicode MS'" style:font-pitch-complex="variable" style:font-size-complex="10pt" style:font-style-complex="normal" style:font-weight-complex="normal" style:font-relief="none"/>
    </style:style>
    <style:style style:name="P18"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19"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8pt" fo:font-style="normal" fo:text-shadow="none" style:text-underline-style="none" fo:font-weight="bold" style:font-family-asian="'HG Mincho Light J'" style:font-pitch-asian="variable" style:font-size-asian="8pt" style:font-style-asian="normal" style:font-weight-asian="bold" style:font-family-complex="'Arial Unicode MS'" style:font-pitch-complex="variable" style:font-size-complex="8pt" style:font-style-complex="normal" style:font-weight-complex="bold" style:font-relief="none"/>
    </style:style>
    <style:style style:name="P20"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21" style:family="paragraph">
      <style:paragraph-properties text:enable-numbering="false" fo:margin-left="0cm" fo:margin-right="0cm" fo:margin-top="0cm" fo:margin-bottom="0cm" fo:line-height="100%" fo:text-align="center" fo:text-indent="0cm"/>
    </style:style>
    <style:style style:name="P22"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10pt" fo:font-style="normal" fo:text-shadow="none" style:text-underline-style="none" fo:font-weight="normal" style:font-family-asian="'HG Mincho Light J'" style:font-pitch-asian="variable" style:font-size-asian="10pt" style:font-style-asian="normal" style:font-weight-asian="normal" style:font-family-complex="'Arial Unicode MS'" style:font-pitch-complex="variable" style:font-size-complex="10pt" style:font-style-complex="normal" style:font-weight-complex="normal" style:font-relief="none"/>
    </style:style>
    <style:style style:name="P23"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13pt" fo:font-style="normal" fo:text-shadow="none" style:text-underline-style="none" fo:font-weight="bold" style:font-family-asian="'HG Mincho Light J'" style:font-pitch-asian="variable" style:font-size-asian="13pt" style:font-style-asian="normal" style:font-weight-asian="bold" style:font-family-complex="'Arial Unicode MS'" style:font-pitch-complex="variable" style:font-size-complex="13pt" style:font-style-complex="normal" style:font-weight-complex="bold" style:font-relief="none"/>
    </style:style>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fo:font-size="10pt" style:font-size-asian="10pt" style:font-size-complex="10pt"/>
    </style:style>
    <style:style style:name="P26" style:family="paragraph">
      <style:paragraph-properties fo:text-align="center" style:writing-mode="tb-rl"/>
      <style:text-properties fo:font-size="10pt" fo:font-weight="bold" style:font-size-asian="10pt" style:font-weight-asian="bold" style:font-size-complex="10pt" style:font-weight-complex="bold"/>
    </style:style>
    <style:style style:name="P27" style:family="paragraph">
      <style:paragraph-properties fo:text-align="center" style:writing-mode="tb-rl"/>
      <style:text-properties fo:font-size="10pt" style:font-size-asian="10pt" style:font-size-complex="10pt"/>
    </style:style>
    <style:style style:name="P28"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8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29" style:family="paragraph">
      <style:paragraph-properties fo:text-align="center"/>
      <style:text-properties fo:font-size="8pt" style:font-size-asian="8pt" style:font-size-complex="8pt"/>
    </style:style>
    <style:style style:name="P30" style:family="paragraph">
      <style:text-properties fo:font-size="11pt" fo:font-weight="bold" style:font-size-asian="11pt" style:font-weight-asian="bold" style:font-size-complex="11pt" style:font-weight-complex="bold"/>
    </style:style>
    <style:style style:name="P31" style:family="paragraph">
      <style:text-properties fo:font-size="11pt" style:font-size-asian="11pt" style:font-size-complex="11pt"/>
    </style:style>
    <style:style style:name="P32" style:family="paragraph">
      <style:paragraph-properties fo:text-align="center"/>
      <style:text-properties fo:font-size="9pt" style:font-size-asian="9pt" style:font-size-complex="9pt"/>
    </style:style>
    <style:style style:name="P33" style:family="paragraph">
      <style:paragraph-properties fo:text-align="center"/>
      <style:text-properties fo:font-size="9pt" fo:font-weight="normal" style:font-size-asian="9pt" style:font-weight-asian="normal" style:font-size-complex="9pt" style:font-weight-complex="normal"/>
    </style:style>
    <style:style style:name="P34" style:family="paragraph">
      <style:paragraph-properties fo:text-align="center"/>
      <style:text-properties fo:font-size="9pt" fo:font-weight="bold" style:font-size-asian="9pt" style:font-weight-asian="bold" style:font-size-complex="9pt" style:font-weight-complex="bold"/>
    </style:style>
    <style:style style:name="P35" style:family="paragraph">
      <style:paragraph-properties fo:text-align="center"/>
      <style:text-properties fo:color="#0066cc" fo:font-size="11pt" fo:font-weight="bold" style:font-size-asian="11pt" style:font-weight-asian="bold" style:font-size-complex="11pt" style:font-weight-complex="bold"/>
    </style:style>
    <style:style style:name="P36" style:family="paragraph">
      <style:text-properties fo:font-weight="bold" style:font-weight-asian="bold" style:font-weight-complex="bold"/>
    </style:style>
    <style:style style:name="P37" style:family="paragraph">
      <style:paragraph-properties fo:text-align="start"/>
      <style:text-properties style:use-window-font-color="true"/>
    </style:style>
    <style:style style:name="P38" style:family="paragraph">
      <style:text-properties fo:font-size="12pt" style:font-size-asian="12pt" style:font-size-complex="12pt"/>
    </style:style>
    <style:style style:name="P39"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10pt" fo:font-style="normal" fo:text-shadow="none" style:text-underline-style="none" fo:font-weight="bold" style:font-family-asian="'HG Mincho Light J'" style:font-pitch-asian="variable" style:font-size-asian="10pt" style:font-style-asian="normal" style:font-weight-asian="bold" style:font-family-complex="'Arial Unicode MS'" style:font-pitch-complex="variable" style:font-size-complex="10pt" style:font-style-complex="normal" style:font-weight-complex="normal" style:font-relief="none"/>
    </style:style>
    <style:style style:name="P40" style:family="paragraph">
      <style:paragraph-properties fo:margin-left="0cm" fo:margin-right="0cm" fo:margin-top="0cm" fo:margin-bottom="0cm" fo:line-height="100%" fo:text-align="start" fo:text-indent="0cm"/>
    </style:style>
    <style:style style:name="P41" style:family="paragraph">
      <style:paragraph-properties fo:margin-left="0cm" fo:margin-right="0cm" fo:margin-top="0cm" fo:margin-bottom="0cm" fo:line-height="100%" fo:text-align="start" fo:text-indent="0cm"/>
      <style:text-properties fo:font-size="10pt" style:font-size-asian="10pt" style:font-size-complex="10pt"/>
    </style:style>
    <style:style style:name="P42" style:family="paragraph">
      <style:paragraph-properties fo:text-align="center"/>
      <style:text-properties fo:font-size="10pt" fo:font-weight="normal" style:font-size-asian="10pt" style:font-weight-asian="normal" style:font-size-complex="10pt" style:font-weight-complex="normal"/>
    </style:style>
    <style:style style:name="P43" style:family="paragraph">
      <style:paragraph-properties fo:text-align="center"/>
      <style:text-properties fo:font-size="14pt" fo:font-weight="normal" style:font-size-asian="14pt" style:font-weight-asian="normal" style:font-size-complex="14pt" style:font-weight-complex="normal"/>
    </style:style>
    <style:style style:name="P44" style:family="paragraph">
      <style:paragraph-properties fo:text-align="center"/>
      <style:text-properties fo:font-size="12pt" fo:font-weight="normal" style:font-size-asian="12pt" style:font-weight-asian="normal" style:font-size-complex="12pt" style:font-weight-complex="normal"/>
    </style:style>
    <style:style style:name="P45" style:family="paragraph">
      <style:paragraph-properties fo:text-align="center"/>
      <style:text-properties fo:font-size="14pt" fo:font-weight="bold" style:font-size-asian="14pt" style:font-weight-asian="bold" style:font-size-complex="14pt" style:font-weight-complex="bold"/>
    </style:style>
    <style:style style:name="P46" style:family="paragraph">
      <style:paragraph-properties fo:text-align="center" style:writing-mode="tb-rl"/>
    </style:style>
    <style:style style:name="P47" style:family="paragraph">
      <style:paragraph-properties fo:text-align="center" style:writing-mode="tb-rl"/>
      <style:text-properties fo:color="#0066cc" fo:font-size="10pt" fo:font-weight="bold" style:font-size-asian="10pt" style:font-weight-asian="bold" style:font-size-complex="10pt" style:font-weight-complex="bold"/>
    </style:style>
    <style:style style:name="P48" style:family="paragraph">
      <style:paragraph-properties fo:text-align="center"/>
      <style:text-properties fo:color="#0066cc" fo:font-size="10pt" fo:font-weight="bold" style:font-size-asian="10pt" style:font-weight-asian="bold" style:font-size-complex="10pt" style:font-weight-complex="bold"/>
    </style:style>
    <style:style style:name="P49" style:family="paragraph">
      <style:paragraph-properties text:enable-numbering="false"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8pt" fo:font-style="normal" fo:text-shadow="none" style:text-underline-style="none" fo:font-weight="normal" style:font-family-asian="'HG Mincho Light J'" style:font-pitch-asian="variable" style:font-size-asian="8pt" style:font-style-asian="normal" style:font-weight-asian="normal" style:font-family-complex="'Arial Unicode MS'" style:font-pitch-complex="variable" style:font-size-complex="24pt" style:font-style-complex="normal" style:font-weight-complex="normal" style:font-relief="none"/>
    </style:style>
    <style:style style:name="P50" style:family="paragraph">
      <style:paragraph-properties text:enable-numbering="false" fo:margin-left="0cm" fo:margin-right="0cm" fo:margin-top="0cm" fo:margin-bottom="0cm" fo:line-height="100%" fo:text-align="center" fo:text-indent="0cm"/>
      <style:text-properties fo:color="#000000" style:text-outline="false" style:text-line-through-style="none" fo:font-family="Thorndale" style:font-family-generic="roman" style:font-pitch="variable" fo:font-size="8pt" fo:font-style="normal" fo:text-shadow="none" style:text-underline-style="none" fo:font-weight="normal" style:font-family-asian="'HG Mincho Light J'" style:font-pitch-asian="variable" style:font-size-asian="8pt" style:font-style-asian="normal" style:font-weight-asian="normal" style:font-family-complex="'Arial Unicode MS'" style:font-pitch-complex="variable" style:font-size-complex="24pt" style:font-style-complex="normal" style:font-weight-complex="normal" style:font-relief="none"/>
    </style:style>
    <style:style style:name="P51" style:family="paragraph">
      <style:paragraph-properties fo:text-align="start"/>
      <style:text-properties fo:font-size="10pt" fo:font-weight="normal" style:font-size-asian="10pt" style:font-weight-asian="normal" style:font-size-complex="10pt" style:font-weight-complex="normal"/>
    </style:style>
    <style:style style:name="P52" style:family="paragraph">
      <style:paragraph-properties text:enable-numbering="false" fo:margin-left="0cm" fo:margin-right="0cm" fo:margin-top="0cm" fo:margin-bottom="0cm" fo:line-height="100%" fo:text-align="center" fo:text-indent="0cm"/>
      <style:text-properties fo:color="#ff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P53" style:family="paragraph">
      <style:paragraph-properties fo:text-align="center" style:writing-mode="tb-rl"/>
      <style:text-properties fo:font-size="8pt" style:font-size-asian="8pt" style:font-size-complex="8pt"/>
    </style:style>
    <style:style style:name="P54" style:family="paragraph">
      <style:paragraph-properties fo:text-align="start" style:writing-mode="tb-rl"/>
    </style:style>
    <style:style style:name="P55" style:family="paragraph">
      <style:paragraph-properties fo:text-align="start" style:writing-mode="tb-rl"/>
      <style:text-properties fo:font-size="10pt" style:font-size-asian="10pt" style:font-size-complex="10pt"/>
    </style:style>
    <style:style style:name="P56" style:family="paragraph">
      <style:paragraph-properties fo:text-align="start"/>
      <style:text-properties style:use-window-font-color="true" fo:font-size="10pt" fo:font-weight="normal" style:font-size-asian="10pt" style:font-weight-asian="normal" style:font-size-complex="10pt" style:font-weight-complex="normal"/>
    </style:style>
    <style:style style:name="P57" style:family="paragraph">
      <style:paragraph-properties fo:text-align="start"/>
      <style:text-properties fo:color="#0066cc" fo:font-size="10pt" fo:font-weight="bold" style:font-size-asian="10pt" style:font-weight-asian="bold" style:font-size-complex="10pt" style:font-weight-complex="bold"/>
    </style:style>
    <style:style style:name="P58" style:family="paragraph">
      <style:paragraph-properties fo:margin-left="0cm" fo:margin-right="0cm" fo:text-indent="0cm"/>
      <style:text-properties fo:font-size="12pt" style:font-size-asian="12pt"/>
    </style:style>
    <style:style style:name="P59" style:family="paragraph">
      <style:text-properties fo:font-size="10pt" style:font-size-asian="10pt"/>
    </style:style>
    <style:style style:name="P60" style:family="paragraph">
      <style:text-properties fo:font-size="12pt" style:font-size-asian="10pt"/>
    </style:style>
    <style:style style:name="P61" style:family="paragraph">
      <style:text-properties fo:font-size="12pt" style:font-size-asian="12pt"/>
    </style:style>
    <style:style style:name="P62" style:family="paragraph">
      <style:paragraph-properties fo:margin-left="0cm" fo:margin-right="0cm" fo:text-indent="0cm"/>
      <style:text-properties fo:font-size="12pt" style:font-size-asian="10pt"/>
    </style:style>
    <style:style style:name="P63" style:family="paragraph">
      <style:text-properties fo:font-size="14pt" style:font-size-asian="14pt"/>
    </style:style>
    <style:style style:name="T1" style:family="text">
      <style:text-properties fo:font-size="10pt" style:font-size-asian="10pt" style:font-size-complex="10pt"/>
    </style:style>
    <style:style style:name="T2" style:family="text">
      <style:text-properties fo:color="#000000"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color="#0066cc" fo:font-size="10pt" style:font-size-asian="10pt" style:font-size-complex="10pt"/>
    </style:style>
    <style:style style:name="T5" style:family="text">
      <style:text-properties fo:font-size="14pt" style:font-size-asian="14pt" style:font-size-complex="14pt"/>
    </style:style>
    <style:style style:name="T6" style:family="text">
      <style:text-properties fo:color="#0066cc"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00" style:text-outline="false" style:text-line-through-style="none" fo:font-family="Thorndale" style:font-family-generic="roman" style:font-pitch="variable" fo:font-size="10pt" fo:font-style="normal" fo:text-shadow="none" style:text-underline-style="none" fo:font-weight="normal" style:font-family-asian="'HG Mincho Light J'" style:font-pitch-asian="variable" style:font-size-asian="10pt" style:font-style-asian="normal" style:font-weight-asian="normal" style:font-family-complex="'Arial Unicode MS'" style:font-pitch-complex="variable" style:font-size-complex="10pt" style:font-style-complex="normal" style:font-weight-complex="normal" style:font-relief="none"/>
    </style:style>
    <style:style style:name="T9" style:family="text">
      <style:text-properties fo:color="#0066cc" style:text-outline="false" style:text-line-through-style="none" fo:font-family="Thorndale" style:font-family-generic="roman" style:font-pitch="variable" fo:font-size="10pt" fo:font-style="normal" fo:text-shadow="none" style:text-underline-style="none" fo:font-weight="normal" style:font-family-asian="'HG Mincho Light J'" style:font-pitch-asian="variable" style:font-size-asian="10pt" style:font-style-asian="normal" style:font-weight-asian="normal" style:font-family-complex="'Arial Unicode MS'" style:font-pitch-complex="variable" style:font-size-complex="10pt" style:font-style-complex="normal" style:font-weight-complex="normal" style:font-relief="none"/>
    </style:style>
    <style:style style:name="T10" style:family="text">
      <style:text-properties fo:color="#000000" style:text-outline="false" style:text-line-through-style="none" fo:font-family="Thorndale" style:font-family-generic="roman" style:font-pitch="variable" fo:font-size="10pt" fo:font-style="normal" fo:text-shadow="none" style:text-underline-style="none" fo:font-weight="normal" style:font-family-asian="'HG Mincho Light J'" style:font-pitch-asian="variable" style:font-size-asian="10pt" style:font-style-asian="normal" style:font-weight-asian="bold" style:font-family-complex="'Arial Unicode MS'" style:font-pitch-complex="variable" style:font-size-complex="10pt" style:font-style-complex="normal" style:font-weight-complex="normal" style:font-relief="none"/>
    </style:style>
    <style:style style:name="T11" style:family="text">
      <style:text-properties fo:color="#000000" style:text-outline="false" style:text-line-through-style="none" fo:font-family="Thorndale" style:font-family-generic="roman" style:font-pitch="variable" fo:font-size="8pt" fo:font-style="normal" fo:text-shadow="none" style:text-underline-style="none" fo:font-weight="bold" style:font-family-asian="'HG Mincho Light J'" style:font-pitch-asian="variable" style:font-size-asian="8pt" style:font-style-asian="normal" style:font-weight-asian="bold" style:font-family-complex="'Arial Unicode MS'" style:font-pitch-complex="variable" style:font-size-complex="8pt" style:font-style-complex="normal" style:font-weight-complex="bold" style:font-relief="none"/>
    </style:style>
    <style:style style:name="T12" style:family="text">
      <style:text-properties fo:color="#000000" style:text-outline="false" style:text-line-through-style="none" fo:font-family="Thorndale" style:font-family-generic="roman" style:font-pitch="variable" fo:font-size="13pt" fo:font-style="normal" fo:text-shadow="none" style:text-underline-style="none" fo:font-weight="bold" style:font-family-asian="'HG Mincho Light J'" style:font-pitch-asian="variable" style:font-size-asian="13pt" style:font-style-asian="normal" style:font-weight-asian="bold" style:font-family-complex="'Arial Unicode MS'" style:font-pitch-complex="variable" style:font-size-complex="13pt" style:font-style-complex="normal" style:font-weight-complex="bold" style:font-relief="none"/>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style:font-size-asian="11pt" style:font-size-complex="11pt"/>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style:font-size-asian="9pt" style:font-size-complex="9pt"/>
    </style:style>
    <style:style style:name="T19" style:family="text">
      <style:text-properties fo:color="#0066cc"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style:use-window-font-color="true" fo:font-size="11pt" style:font-size-asian="11pt" style:font-size-complex="11pt"/>
    </style:style>
    <style:style style:name="T22" style:family="text">
      <style:text-properties fo:font-size="12pt" style:font-size-asian="12pt" style:font-size-complex="12pt"/>
    </style:style>
    <style:style style:name="T23" style:family="text">
      <style:text-properties fo:color="#0066cc" fo:font-size="12pt" style:font-size-asian="12pt" style:font-size-complex="12pt"/>
    </style:style>
    <style:style style:name="T24" style:family="text">
      <style:text-properties fo:color="#0066cc" fo:font-size="10pt" fo:font-weight="bold" style:font-size-asian="10pt" style:font-weight-asian="bold" style:font-size-complex="10pt" style:font-weight-complex="bold"/>
    </style:style>
    <style:style style:name="T25" style:family="text">
      <style:text-properties fo:color="#000000" style:text-outline="false" style:text-line-through-style="none" fo:font-family="Thorndale" style:font-family-generic="roman" style:font-pitch="variable" fo:font-size="10pt" fo:font-style="normal" fo:text-shadow="none" style:text-underline-style="none" fo:font-weight="bold" style:font-family-asian="'HG Mincho Light J'" style:font-pitch-asian="variable" style:font-size-asian="10pt" style:font-style-asian="normal" style:font-weight-asian="bold" style:font-family-complex="'Arial Unicode MS'" style:font-pitch-complex="variable" style:font-size-complex="10pt" style:font-style-complex="normal" style:font-weight-complex="normal" style:font-relief="none"/>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color="#000000" style:text-outline="false" style:text-line-through-style="none" fo:font-family="Thorndale" style:font-family-generic="roman" style:font-pitch="variable" fo:font-size="8pt" fo:font-style="normal" fo:text-shadow="none" style:text-underline-style="none" fo:font-weight="normal" style:font-family-asian="'HG Mincho Light J'" style:font-pitch-asian="variable" style:font-size-asian="8pt" style:font-style-asian="normal" style:font-weight-asian="normal" style:font-family-complex="'Arial Unicode MS'" style:font-pitch-complex="variable" style:font-size-complex="24pt" style:font-style-complex="normal" style:font-weight-complex="normal" style:font-relief="none"/>
    </style:style>
    <style:style style:name="T30" style:family="text">
      <style:text-properties fo:color="#000000" style:text-outline="false" style:text-line-through-style="none" fo:font-family="Thorndale" style:font-family-generic="roman" style:font-pitch="variable" fo:font-size="8pt" fo:font-style="normal" fo:text-shadow="none" style:text-underline-style="none" fo:font-weight="bold" style:font-family-asian="'HG Mincho Light J'" style:font-pitch-asian="variable" style:font-size-asian="8pt" style:font-style-asian="normal" style:font-weight-asian="bold" style:font-family-complex="'Arial Unicode MS'" style:font-pitch-complex="variable" style:font-size-complex="24pt" style:font-style-complex="normal" style:font-weight-complex="normal" style:font-relief="none"/>
    </style:style>
    <style:style style:name="T31" style:family="text">
      <style:text-properties fo:font-size="8pt" style:font-size-asian="8pt" style:font-size-complex="8pt"/>
    </style:style>
    <style:style style:name="T32" style:family="text">
      <style:text-properties style:use-window-font-color="true" fo:font-size="10pt" fo:font-weight="normal" style:font-size-asian="10pt" style:font-weight-asian="normal" style:font-size-complex="10pt" style:font-weight-complex="normal"/>
    </style:style>
    <style:style style:name="T33" style:family="text">
      <style:text-properties fo:font-size="12pt" style:font-size-asian="12pt"/>
    </style:style>
    <style:style style:name="T34" style:family="text">
      <style:text-properties fo:font-size="10pt" style:font-size-asian="10pt"/>
    </style:style>
    <style:style style:name="T35" style:family="text">
      <style:text-properties fo:font-size="12pt" style:font-size-asian="10pt"/>
    </style:style>
    <style:style style:name="T36" style:family="text">
      <style:text-properties fo:font-size="14pt" style:font-size-asian="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rect draw:style-name="gr1" draw:text-style-name="P1" draw:layer="layout" svg:width="4.4cm" svg:height="0.3cm" svg:x="10cm" svg:y="10.7cm">
          <text:p/>
        </draw:rect>
        <draw:rect draw:style-name="gr1" draw:text-style-name="P1" draw:layer="layout" svg:width="4.4cm" svg:height="0.3cm" svg:x="10cm" svg:y="10cm">
          <text:p/>
        </draw:rect>
        <draw:rect draw:style-name="gr2" draw:text-style-name="P1" draw:layer="layout" svg:width="2.2cm" svg:height="0.3cm" svg:x="7.8cm" svg:y="10.7cm">
          <text:p/>
        </draw:rect>
        <draw:rect draw:style-name="gr2" draw:text-style-name="P1" draw:layer="layout" svg:width="2.2cm" svg:height="0.3cm" svg:x="7.8cm" svg:y="10cm">
          <text:p/>
        </draw:rect>
        <draw:rect draw:style-name="gr3" draw:text-style-name="P1" draw:layer="layout" svg:width="4cm" svg:height="0.5cm" svg:x="11.8cm" svg:y="9.2cm">
          <text:p/>
        </draw:rect>
        <draw:rect draw:style-name="gr4" draw:text-style-name="P1" draw:layer="layout" svg:width="4cm" svg:height="0.5cm" svg:x="7.8cm" svg:y="11.4cm">
          <text:p/>
        </draw:rect>
        <draw:rect draw:style-name="gr4" draw:text-style-name="P1" draw:layer="layout" svg:width="4cm" svg:height="0.5cm" svg:x="7.8cm" svg:y="9.2cm">
          <text:p/>
        </draw:rect>
        <draw:rect draw:style-name="gr3" draw:text-style-name="P1" draw:layer="layout" svg:width="4cm" svg:height="0.5cm" svg:x="11.4cm" svg:y="3.2cm">
          <text:p/>
        </draw:rect>
        <draw:rect draw:style-name="gr4" draw:text-style-name="P1" draw:layer="layout" svg:width="4cm" svg:height="0.5cm" svg:x="7.4cm" svg:y="4.2cm">
          <text:p/>
        </draw:rect>
        <draw:rect draw:style-name="gr4" draw:text-style-name="P1" draw:layer="layout" svg:width="4cm" svg:height="0.5cm" svg:x="7.4cm" svg:y="3.2cm">
          <text:p/>
        </draw:rect>
        <draw:line draw:style-name="gr5" draw:text-style-name="P2" draw:layer="layout" svg:x1="7.418cm" svg:y1="2.91cm" svg:x2="16.797cm" svg:y2="2.903cm">
          <text:p/>
        </draw:line>
        <draw:line draw:style-name="gr5" draw:text-style-name="P2" draw:layer="layout" svg:x1="7.446cm" svg:y1="3.654cm" svg:x2="16.79cm" svg:y2="3.659cm">
          <text:p/>
        </draw:line>
        <draw:line draw:style-name="gr6" draw:text-style-name="P2" draw:layer="layout" svg:x1="7.838cm" svg:y1="2.936cm" svg:x2="7.848cm" svg:y2="3.694cm">
          <text:p/>
        </draw:line>
        <draw:line draw:style-name="gr7" draw:text-style-name="P2" draw:layer="layout" svg:x1="11.369cm" svg:y1="3.639cm" svg:x2="11.379cm" svg:y2="4.759cm">
          <text:p/>
        </draw:line>
        <draw:line draw:style-name="gr5" draw:text-style-name="P2" draw:layer="layout" svg:x1="7.457cm" svg:y1="4.65cm" svg:x2="17.05cm" svg:y2="4.651cm">
          <text:p/>
        </draw:line>
        <draw:rect draw:style-name="gr8" draw:text-style-name="P4" draw:layer="layout" svg:width="3.593cm" svg:height="0.804cm" svg:x="3.6cm" svg:y="2.1cm">
          <text:p text:style-name="P3"><text:span text:style-name="T1">postgres</text:span><text:span text:style-name="T1">プロセス </text:span></text:p>
        </draw:rect>
        <draw:rect draw:style-name="gr9" draw:text-style-name="P2" draw:layer="layout" svg:width="3.453cm" svg:height="1.88cm" svg:x="3.647cm" svg:y="3.92cm">
          <text:p/>
        </draw:rect>
        <draw:rect draw:style-name="gr8" draw:text-style-name="P4" draw:layer="layout" svg:width="3.091cm" svg:height="0.676cm" svg:x="3.803cm" svg:y="3.072cm">
          <text:p text:style-name="P5"><text:span text:style-name="T1">共有バッファ</text:span></text:p>
        </draw:rect>
        <draw:frame draw:style-name="gr10" draw:text-style-name="P6" draw:layer="layout" svg:width="2.974cm" svg:height="0.725cm" svg:x="7.64cm" svg:y="1.573cm">
          <draw:text-box>
            <text:p text:style-name="P3"><text:span text:style-name="T2">データ書き込み</text:span></text:p>
          </draw:text-box>
        </draw:frame>
        <draw:frame draw:style-name="gr11" draw:text-style-name="P4" draw:layer="layout" svg:width="2.926cm" svg:height="3.114cm" svg:x="14.052cm" svg:y="1.6cm">
          <draw:image xlink:href="Pictures/2000002900001D580000135B4B2253B3.svm" xlink:type="simple" xlink:show="embed" xlink:actuate="onLoad">
            <text:p text:style-name="P5"><text:span text:style-name="T3">クラッシュ</text:span><text:span text:style-name="T1"> </text:span></text:p>
          </draw:image>
        </draw:frame>
        <draw:custom-shape draw:style-name="gr12" draw:text-style-name="P2" draw:layer="layout" svg:width="0.514cm" svg:height="2.063cm" draw:transform="rotate (-1.57655591332737) translate (10.001cm 2.25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6" draw:layer="layout" svg:width="2.974cm" svg:height="0.725cm" svg:x="11.677cm" svg:y="1.473cm">
          <draw:text-box>
            <text:p text:style-name="P3"><text:span text:style-name="T2">データ書き込み</text:span></text:p>
          </draw:text-box>
        </draw:frame>
        <draw:custom-shape draw:style-name="gr12" draw:text-style-name="P2" draw:layer="layout" svg:width="0.514cm" svg:height="2cm" draw:transform="rotate (-1.57655591332737) translate (14.001cm 2.25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7" draw:layer="layout" svg:width="2.818cm" svg:height="0.725cm" svg:x="10.225cm" svg:y="3.957cm">
          <draw:text-box>
            <text:p><text:span text:style-name="T1">CHECKPOINT</text:span></text:p>
          </draw:text-box>
        </draw:frame>
        <draw:custom-shape draw:style-name="gr14" draw:text-style-name="P9" draw:layer="layout" svg:width="4.4cm" svg:height="1.051cm" svg:x="7.3cm" svg:y="5.149cm">
          <text:p text:style-name="P8"><text:span text:style-name="T1">CHECKPOINT</text:span><text:span text:style-name="T1">前の書き込みは</text:span></text:p>
          <text:p text:style-name="P8"><text:span text:style-name="T1">HDD</text:span><text:span text:style-name="T1">に反映される</text:span></text:p>
          <draw:enhanced-geometry svg:viewBox="0 0 21600 21600" draw:glue-points="10800 0 0 10800 10800 21600 21600 10800 ?f40 ?f41" draw:text-areas="0 0 21600 21600" draw:type="rectangular-callout" draw:modifiers="10316.5644171779 -10081.3688212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0" draw:layer="layout" svg:width="8.669cm" svg:height="0.861cm" svg:x="11.831cm" svg:y="5cm">
          <text:p text:style-name="P3"><text:span text:style-name="T4">ディスクへの書き込み前にサーバがクラッシュすると</text:span></text:p>
          <text:p text:style-name="P3"><text:span text:style-name="T4">更新データが失われる</text:span></text:p>
          <draw:enhanced-geometry svg:viewBox="0 0 21600 21600" draw:glue-points="10800 0 0 10800 10800 21600 21600 10800 ?f40 ?f41" draw:text-areas="0 0 21600 21600" draw:type="rectangular-callout" draw:modifiers="3156.53979238754 -29142.4593967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2" draw:layer="layout" svg:x1="7.78cm" svg:y1="8.794cm" svg:x2="17.574cm" svg:y2="8.789cm">
          <text:p/>
        </draw:line>
        <draw:line draw:style-name="gr6" draw:text-style-name="P2" draw:layer="layout" svg:x1="7.81cm" svg:y1="10.285cm" svg:x2="17.568cm" svg:y2="10.288cm">
          <text:p/>
        </draw:line>
        <draw:line draw:style-name="gr6" draw:text-style-name="P2" draw:layer="layout" svg:x1="8.219cm" svg:y1="8.812cm" svg:x2="8.229cm" svg:y2="9.625cm">
          <text:p/>
        </draw:line>
        <draw:line draw:style-name="gr6" draw:text-style-name="P2" draw:layer="layout" svg:x1="7.612cm" svg:y1="11.873cm" svg:x2="17.63cm" svg:y2="11.874cm">
          <text:p/>
        </draw:line>
        <draw:rect draw:style-name="gr8" draw:text-style-name="P4" draw:layer="layout" svg:width="3.595cm" svg:height="0.597cm" svg:x="3.95cm" svg:y="8.263cm">
          <text:p text:style-name="P3"><text:span text:style-name="T1">postgres</text:span><text:span text:style-name="T1">プロセス </text:span></text:p>
        </draw:rect>
        <draw:rect draw:style-name="gr9" draw:text-style-name="P2" draw:layer="layout" svg:width="3.606cm" svg:height="2.533cm" svg:x="4.051cm" svg:y="10.467cm">
          <text:p/>
        </draw:rect>
        <draw:rect draw:style-name="gr8" draw:text-style-name="P4" draw:layer="layout" svg:width="3.228cm" svg:height="0.456cm" svg:x="4.214cm" svg:y="9.195cm">
          <text:p text:style-name="P5"><text:span text:style-name="T1">共有バッファ</text:span></text:p>
        </draw:rect>
        <draw:frame draw:style-name="gr15" draw:text-style-name="P7" draw:layer="layout" svg:width="2.818cm" svg:height="0.742cm" svg:x="10.745cm" svg:y="11.096cm">
          <draw:text-box>
            <text:p><text:span text:style-name="T1">CHECKPOINT</text:span></text:p>
          </draw:text-box>
        </draw:frame>
        <draw:custom-shape draw:style-name="gr14" draw:text-style-name="P9" draw:layer="layout" svg:width="5.5cm" svg:height="0.635cm" svg:x="7.3cm" svg:y="7.5cm">
          <text:p text:style-name="P8"><text:span text:style-name="T1">WAL</text:span><text:span text:style-name="T1">バッファに更新データを保存</text:span></text:p>
          <draw:enhanced-geometry svg:viewBox="0 0 21600 21600" draw:glue-points="10800 0 0 10800 10800 21600 21600 10800 ?f40 ?f41" draw:text-areas="0 0 21600 21600" draw:type="rectangular-callout" draw:modifiers="7837.41137974914 46358.49056603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0" draw:layer="layout" svg:width="6.8cm" svg:height="0.893cm" svg:x="13.1cm" svg:y="12.207cm">
          <text:p text:style-name="P3"><text:span text:style-name="T4">CHECKPOINT</text:span><text:span text:style-name="T4">時のデータベースクラスタと</text:span></text:p>
          <text:p text:style-name="P3"><text:span text:style-name="T4">WAL</text:span><text:span text:style-name="T4">ログから、リカバリできる</text:span></text:p>
          <draw:enhanced-geometry svg:viewBox="0 0 21600 21600" draw:glue-points="10800 0 0 10800 10800 21600 21600 10800 ?f40 ?f41" draw:text-areas="0 0 21600 21600" draw:type="rectangular-callout" draw:modifiers="409.704455227173 -23025.5033557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2" draw:layer="layout" svg:x1="7.81cm" svg:y1="9.681cm" svg:x2="17.568cm" svg:y2="9.684cm">
          <text:p/>
        </draw:line>
        <draw:rect draw:style-name="gr16" draw:text-style-name="P4" draw:layer="layout" svg:width="3.228cm" svg:height="0.457cm" svg:x="4.214cm" svg:y="9.89cm">
          <text:p text:style-name="P5"><text:span text:style-name="T1">WAL</text:span><text:span text:style-name="T1">バッファ</text:span></text:p>
        </draw:rect>
        <draw:frame draw:style-name="gr11" draw:text-style-name="P4" draw:layer="layout" svg:width="3.056cm" svg:height="2.724cm" svg:x="14.544cm" svg:y="8.2cm">
          <draw:image xlink:href="Pictures/2000002900001D580000135B4B2253B3.svm" xlink:type="simple" xlink:show="embed" xlink:actuate="onLoad">
            <text:p text:style-name="P5"><text:span text:style-name="T3">クラッシュ</text:span><text:span text:style-name="T1"> </text:span></text:p>
          </draw:image>
        </draw:frame>
        <draw:line draw:style-name="gr17" draw:text-style-name="P2" draw:layer="layout" svg:x1="11.862cm" svg:y1="9.775cm" svg:x2="11.862cm" svg:y2="11.905cm">
          <text:p/>
        </draw:line>
        <draw:custom-shape draw:style-name="gr18" draw:text-style-name="P2" draw:layer="layout" svg:width="3.229cm" svg:height="1.718cm" svg:x="4.273cm" svg:y="11.282cm">
          <text:p text:style-name="P1"><text:span text:style-name="T1">データ領域</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2" draw:layer="layout" svg:width="3.229cm" svg:height="0.558cm" svg:x="4.273cm" svg:y="10.585cm">
          <text:p text:style-name="P1"><text:span text:style-name="T1">WAL</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2" draw:layer="layout" svg:x1="7.612cm" svg:y1="11.031cm" svg:x2="17.63cm" svg:y2="11.032cm">
          <text:p/>
        </draw:line>
        <draw:line draw:style-name="gr20" draw:text-style-name="P2" draw:layer="layout" svg:x1="9.333cm" svg:y1="8.889cm" svg:x2="9.333cm" svg:y2="10.281cm">
          <text:p/>
        </draw:line>
        <draw:custom-shape draw:style-name="gr14" draw:text-style-name="P9" draw:layer="layout" svg:width="5.067cm" svg:height="0.824cm" svg:x="7.833cm" svg:y="12.176cm">
          <text:p text:style-name="P8"><text:span text:style-name="T1">COMMIT</text:span><text:span text:style-name="T1">、もしくは</text:span><text:span text:style-name="T1">WAL</text:span><text:span text:style-name="T1">バッファが</text:span></text:p>
          <text:p text:style-name="P8"><text:span text:style-name="T1">溢れたら</text:span><text:span text:style-name="T4">同期書き込み</text:span></text:p>
          <draw:enhanced-geometry svg:viewBox="0 0 21600 21600" draw:glue-points="10800 0 0 10800 10800 21600 21600 10800 ?f40 ?f41" draw:text-areas="0 0 21600 21600" draw:type="rectangular-callout" draw:modifiers="9521.38910812944 -28721.4545454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1" draw:layer="layout" svg:width="4.642cm" svg:height="0.916cm" svg:x="1cm" svg:y="0.9cm">
          <draw:text-box>
            <text:p><text:span text:style-name="T5">(1)WAL</text:span><text:span text:style-name="T5">がない場合</text:span></text:p>
          </draw:text-box>
        </draw:frame>
        <draw:frame draw:style-name="gr21" draw:text-style-name="P11" draw:layer="layout" svg:width="4.642cm" svg:height="0.916cm" svg:x="1cm" svg:y="7.2cm">
          <draw:text-box>
            <text:p><text:span text:style-name="T5">(2)WAL</text:span><text:span text:style-name="T5">がある場合</text:span></text:p>
          </draw:text-box>
        </draw:frame>
        <draw:line draw:style-name="gr6" draw:text-style-name="P2" draw:layer="layout" svg:x1="9.938cm" svg:y1="2.937cm" svg:x2="9.948cm" svg:y2="3.695cm">
          <text:p/>
        </draw:line>
        <draw:line draw:style-name="gr6" draw:text-style-name="P2" draw:layer="layout" svg:x1="12.138cm" svg:y1="2.937cm" svg:x2="12.148cm" svg:y2="3.695cm">
          <text:p/>
        </draw:line>
        <draw:line draw:style-name="gr6" draw:text-style-name="P2" draw:layer="layout" svg:x1="13.838cm" svg:y1="2.938cm" svg:x2="13.848cm" svg:y2="3.696cm">
          <text:p/>
        </draw:line>
        <draw:line draw:style-name="gr6" draw:text-style-name="P2" draw:layer="layout" svg:x1="12.82cm" svg:y1="8.813cm" svg:x2="12.83cm" svg:y2="9.626cm">
          <text:p/>
        </draw:line>
        <draw:line draw:style-name="gr20" draw:text-style-name="P2" draw:layer="layout" svg:x1="13.534cm" svg:y1="8.89cm" svg:x2="13.534cm" svg:y2="10.282cm">
          <text:p/>
        </draw:line>
        <draw:custom-shape draw:style-name="gr18" draw:text-style-name="P2" draw:layer="layout" svg:width="3.229cm" svg:height="1.717cm" svg:x="3.774cm" svg:y="3.983cm">
          <text:p text:style-name="P1"><text:span text:style-name="T1">データ領域</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2" draw:layer="layout" svg:width="0.514cm" svg:height="2.301cm" draw:transform="rotate (-1.57655591332737) translate (14.202cm 10.98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2" draw:text-style-name="P2" draw:layer="layout" svg:x1="10.033cm" svg:y1="8.889cm" svg:x2="10.033cm" svg:y2="10.979cm">
          <text:p/>
        </draw:line>
        <draw:line draw:style-name="gr22" draw:text-style-name="P2" draw:layer="layout" svg:x1="14.333cm" svg:y1="8.889cm" svg:x2="14.333cm" svg:y2="10.979cm">
          <text:p/>
        </draw:line>
        <draw:frame draw:style-name="gr23" draw:text-style-name="P7" draw:layer="layout" svg:width="1.933cm" svg:height="0.725cm" svg:x="9.4cm" svg:y="8.1cm">
          <draw:text-box>
            <text:p><text:span text:style-name="T1">COMMIT</text:span></text:p>
          </draw:text-box>
        </draw:frame>
        <draw:frame draw:style-name="gr23" draw:text-style-name="P7" draw:layer="layout" svg:width="1.933cm" svg:height="0.725cm" svg:x="13.601cm" svg:y="8.1cm">
          <draw:text-box>
            <text:p><text:span text:style-name="T1">COMMIT</text:span></text:p>
          </draw:text-box>
        </draw:frame>
        <presentation:notes draw:style-name="dp2">
          <draw:page-thumbnail draw:style-name="gr24"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rect draw:style-name="gr25" draw:text-style-name="P2" draw:layer="layout" svg:width="2.6cm" svg:height="1.245cm" svg:x="1.9cm" svg:y="3.5cm">
          <text:p text:style-name="P1"><text:span text:style-name="T1">ブロック</text:span><text:span text:style-name="T1">1</text:span></text:p>
          <text:p text:style-name="P1"><text:span text:style-name="T1"/></text:p>
          <text:p text:style-name="P1"><text:span text:style-name="T1"/></text:p>
        </draw:rect>
        <draw:rect draw:style-name="gr26" draw:text-style-name="P1" draw:layer="layout" svg:width="1.101cm" svg:height="0.367cm" svg:x="3.369cm" svg:y="4.378cm">
          <text:p/>
        </draw:rect>
        <draw:line draw:style-name="gr27" draw:text-style-name="P1" draw:layer="layout" svg:x1="4.295cm" svg:y1="6.883cm" svg:x2="22cm" svg:y2="6.883cm">
          <text:p/>
        </draw:line>
        <draw:line draw:style-name="gr27" draw:text-style-name="P1" draw:layer="layout" svg:x1="4.295cm" svg:y1="8.1cm" svg:x2="22cm" svg:y2="8.1cm">
          <text:p/>
        </draw:line>
        <draw:line draw:style-name="gr27" draw:text-style-name="P1" draw:layer="layout" svg:x1="5.2cm" svg:y1="2.8cm" svg:x2="5.2cm" svg:y2="8.8cm">
          <text:p/>
        </draw:line>
        <draw:frame draw:style-name="gr28" draw:text-style-name="P7" draw:layer="layout" svg:width="3.525cm" svg:height="0.725cm" svg:x="3.7cm" svg:y="2.24cm">
          <draw:text-box>
            <text:p><text:span text:style-name="T1">CHECKPOINT</text:span><text:span text:style-name="T1">開始</text:span></text:p>
          </draw:text-box>
        </draw:frame>
        <draw:line draw:style-name="gr29" draw:text-style-name="P1" draw:layer="layout" svg:x1="4.945cm" svg:y1="3.3cm" svg:x2="21.502cm" svg:y2="3.3cm">
          <text:p/>
        </draw:line>
        <draw:rect draw:style-name="gr25" draw:text-style-name="P2" draw:layer="layout" svg:width="2.6cm" svg:height="1.245cm" svg:x="1.9cm" svg:y="4.701cm">
          <text:p text:style-name="P1"><text:span text:style-name="T1">ブロック</text:span><text:span text:style-name="T1">2</text:span></text:p>
          <text:p text:style-name="P1"><text:span text:style-name="T1"/></text:p>
          <text:p text:style-name="P1"><text:span text:style-name="T1"/></text:p>
        </draw:rect>
        <draw:rect draw:style-name="gr26" draw:text-style-name="P1" draw:layer="layout" svg:width="1.101cm" svg:height="0.367cm" svg:x="2.869cm" svg:y="5.579cm">
          <text:p/>
        </draw:rect>
        <draw:rect draw:style-name="gr30" draw:text-style-name="P1" draw:layer="layout" svg:width="0.459cm" svg:height="0.367cm" svg:x="4.001cm" svg:y="5.581cm">
          <text:p/>
        </draw:rect>
        <draw:rect draw:style-name="gr31" draw:text-style-name="P1" draw:layer="layout" svg:width="2.6cm" svg:height="1.245cm" svg:x="5.8cm" svg:y="3.501cm">
          <text:p/>
        </draw:rect>
        <draw:rect draw:style-name="gr26" draw:text-style-name="P1" draw:layer="layout" svg:width="1.101cm" svg:height="0.367cm" svg:x="7.269cm" svg:y="4.379cm">
          <text:p/>
        </draw:rect>
        <draw:rect draw:style-name="gr30" draw:text-style-name="P1" draw:layer="layout" svg:width="0.771cm" svg:height="0.367cm" svg:x="6.5cm" svg:y="4.38cm">
          <text:p/>
        </draw:rect>
        <draw:rect draw:style-name="gr25" draw:text-style-name="P2" draw:layer="layout" svg:width="2.6cm" svg:height="1.245cm" svg:x="5.8cm" svg:y="6.901cm">
          <text:p text:style-name="P1"><text:span text:style-name="T4">バックアップ</text:span></text:p>
          <text:p text:style-name="P1"><text:span text:style-name="T4">ブロック</text:span><text:span text:style-name="T1">1</text:span></text:p>
          <text:p text:style-name="P1"><text:span text:style-name="T1"/></text:p>
        </draw:rect>
        <draw:rect draw:style-name="gr26" draw:text-style-name="P1" draw:layer="layout" svg:width="1.101cm" svg:height="0.367cm" svg:x="7.269cm" svg:y="7.779cm">
          <text:p/>
        </draw:rect>
        <draw:rect draw:style-name="gr30" draw:text-style-name="P1" draw:layer="layout" svg:width="0.771cm" svg:height="0.367cm" svg:x="6.5cm" svg:y="7.78cm">
          <text:p/>
        </draw:rect>
        <draw:line draw:style-name="gr32" draw:text-style-name="P1" draw:layer="layout" svg:x1="7cm" svg:y1="2.5cm" svg:x2="7cm" svg:y2="3.3cm">
          <text:p/>
        </draw:line>
        <draw:frame draw:style-name="gr33" draw:text-style-name="P7" draw:layer="layout" svg:width="2.267cm" svg:height="0.725cm" svg:x="6.001cm" svg:y="1.94cm">
          <draw:text-box>
            <text:p><text:span text:style-name="T1">タプル追加</text:span></text:p>
          </draw:text-box>
        </draw:frame>
        <draw:custom-shape draw:style-name="gr34" draw:text-style-name="P1" draw:layer="layout" svg:width="0.6cm" svg:height="1.5cm" svg:x="6.8cm" svg:y="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9" draw:layer="layout" svg:width="7.5cm" svg:height="1.616cm" svg:x="9cm" svg:y="8.684cm">
          <text:p text:style-name="P8"><text:span text:style-name="T1"/></text:p>
          <text:p text:style-name="P8"><text:span text:style-name="T1">CHECKPOINT</text:span><text:span text:style-name="T1">後初めてのタプル追加なので</text:span></text:p>
          <text:p text:style-name="P8"><text:span text:style-name="T1">ブロック全体をバックアップブロックとして</text:span></text:p>
          <text:p text:style-name="P8"><text:span text:style-name="T1">WAL</text:span><text:span text:style-name="T1">に書き込む</text:span></text:p>
          <draw:enhanced-geometry svg:viewBox="0 0 21600 21600" draw:glue-points="10800 0 0 10800 10800 21600 21600 10800 ?f40 ?f41" draw:text-areas="0 0 21600 21600" draw:type="rectangular-callout" draw:modifiers="17441.8344220771 -5917.62523191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1" draw:layer="layout" svg:width="2.6cm" svg:height="1.245cm" svg:x="9.5cm" svg:y="3.501cm">
          <text:p/>
        </draw:rect>
        <draw:rect draw:style-name="gr26" draw:text-style-name="P1" draw:layer="layout" svg:width="1.101cm" svg:height="0.367cm" svg:x="10.969cm" svg:y="4.379cm">
          <text:p/>
        </draw:rect>
        <draw:line draw:style-name="gr32" draw:text-style-name="P1" draw:layer="layout" svg:x1="10.701cm" svg:y1="2.5cm" svg:x2="10.701cm" svg:y2="3.3cm">
          <text:p/>
        </draw:line>
        <draw:frame draw:style-name="gr33" draw:text-style-name="P7" draw:layer="layout" svg:width="2.267cm" svg:height="0.725cm" svg:x="9.702cm" svg:y="1.94cm">
          <draw:text-box>
            <text:p><text:span text:style-name="T1">タプル追加</text:span></text:p>
          </draw:text-box>
        </draw:frame>
        <draw:line draw:style-name="gr32" draw:text-style-name="P1" draw:layer="layout" svg:x1="15.902cm" svg:y1="2.6cm" svg:x2="15.902cm" svg:y2="4.7cm">
          <text:p/>
        </draw:line>
        <draw:frame draw:style-name="gr33" draw:text-style-name="P7" draw:layer="layout" svg:width="2.267cm" svg:height="0.725cm" svg:x="14.903cm" svg:y="1.94cm">
          <draw:text-box>
            <text:p><text:span text:style-name="T1">タプル追加</text:span></text:p>
          </draw:text-box>
        </draw:frame>
        <draw:rect draw:style-name="gr35" draw:text-style-name="P1" draw:layer="layout" svg:width="0.672cm" svg:height="0.367cm" svg:x="9.5cm" svg:y="4.381cm">
          <text:p/>
        </draw:rect>
        <draw:rect draw:style-name="gr35" draw:text-style-name="P1" draw:layer="layout" svg:width="0.672cm" svg:height="0.367cm" svg:x="9.6cm" svg:y="7.682cm">
          <text:p/>
        </draw:rect>
        <draw:custom-shape draw:style-name="gr34" draw:text-style-name="P1" draw:layer="layout" svg:width="0.6cm" svg:height="1.5cm" svg:x="10.7cm" svg:y="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9" draw:layer="layout" svg:width="3.956cm" svg:height="0.74cm" svg:x="10.744cm" svg:y="7.06cm">
          <text:p text:style-name="P8"><text:span text:style-name="T1">差分データのみ書き込む</text:span></text:p>
          <draw:enhanced-geometry svg:viewBox="0 0 21600 21600" draw:glue-points="10800 0 0 10800 10800 21600 21600 10800 ?f40 ?f41" draw:text-areas="0 0 21600 21600" draw:type="rectangular-callout" draw:modifiers="-2374.52615617892 193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1" draw:text-style-name="P1" draw:layer="layout" svg:width="2.6cm" svg:height="1.245cm" svg:x="14.9cm" svg:y="4.702cm">
          <text:p/>
        </draw:rect>
        <draw:rect draw:style-name="gr25" draw:text-style-name="P2" draw:layer="layout" svg:width="2.6cm" svg:height="1.245cm" svg:x="14.9cm" svg:y="6.902cm">
          <text:p text:style-name="P1"><text:span text:style-name="T4">バックアップ</text:span></text:p>
          <text:p text:style-name="P1"><text:span text:style-name="T4">ブロック</text:span><text:span text:style-name="T1">2</text:span></text:p>
          <text:p text:style-name="P1"><text:span text:style-name="T1"/></text:p>
        </draw:rect>
        <draw:rect draw:style-name="gr26" draw:text-style-name="P1" draw:layer="layout" svg:width="1.101cm" svg:height="0.367cm" svg:x="15.869cm" svg:y="7.78cm">
          <text:p/>
        </draw:rect>
        <draw:rect draw:style-name="gr30" draw:text-style-name="P1" draw:layer="layout" svg:width="0.459cm" svg:height="0.367cm" svg:x="17.001cm" svg:y="7.782cm">
          <text:p/>
        </draw:rect>
        <draw:rect draw:style-name="gr35" draw:text-style-name="P1" draw:layer="layout" svg:width="0.459cm" svg:height="0.367cm" svg:x="15.402cm" svg:y="7.783cm">
          <text:p/>
        </draw:rect>
        <draw:custom-shape draw:style-name="gr34" draw:text-style-name="P1" draw:layer="layout" svg:width="0.6cm" svg:height="0.6cm" svg:x="15.9cm" svg:y="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9" draw:layer="layout" svg:width="7.5cm" svg:height="1.616cm" svg:x="9cm" svg:y="8.684cm">
          <text:p/>
          <draw:enhanced-geometry svg:viewBox="0 0 21600 21600" draw:glue-points="10800 0 0 10800 10800 21600 21600 10800 ?f40 ?f41" draw:text-areas="0 0 21600 21600" draw:type="rectangular-callout" draw:modifiers="-1834.31542461005 -6318.36734693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7" draw:text-style-name="P1" draw:layer="layout" svg:width="-1.5cm" svg:height="-0.259cm" svg:x="11.4cm" svg:y="8.859cm">
          <text:p/>
        </draw:rect>
        <draw:rect draw:style-name="gr37" draw:text-style-name="P1" draw:layer="layout" svg:width="-1.5cm" svg:height="-0.259cm" svg:x="14.4cm" svg:y="8.859cm">
          <text:p/>
        </draw:rect>
        <draw:frame draw:style-name="gr38" draw:text-style-name="P7" draw:layer="layout" svg:width="1.975cm" svg:height="0.725cm" svg:x="3.102cm" svg:y="7.04cm">
          <draw:text-box>
            <text:p><text:span text:style-name="T1">WAL</text:span><text:span text:style-name="T1">ログ</text:span></text:p>
          </draw:text-box>
        </draw:frame>
        <draw:custom-shape draw:style-name="gr39" draw:text-style-name="P12" draw:layer="layout" svg:width="2.5cm" svg:height="0.9cm" svg:x="5cm" svg:y="8.8cm">
          <text:p text:style-name="P1"><text:span text:style-name="T6">ReDo</text:span><text:span text:style-name="T6">ポイント</text:span></text:p>
          <draw:enhanced-geometry svg:viewBox="0 0 21600 21600" draw:glue-points="10800 0 0 10800 10800 21600 21600 10800 ?f40 ?f41" draw:text-areas="0 0 21600 21600" draw:type="rectangular-callout" draw:modifiers="1995.04198320672 -14431.96448390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5" draw:text-style-name="P1" draw:layer="layout" svg:width="0.672cm" svg:height="0.367cm" svg:x="18.2cm" svg:y="7.683cm">
          <text:p/>
        </draw:rect>
        <draw:custom-shape draw:style-name="gr40" draw:text-style-name="P13" xml:id="id1" draw:id="id1" draw:layer="layout" svg:width="1cm" svg:height="0.5cm" svg:x="5.7cm" svg:y="6.1cm">
          <text:p text:style-name="P1"><text:span text:style-name="T4">LSN_1</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2" draw:text-style-name="P1" draw:layer="layout" svg:x1="18.4cm" svg:y1="2.9cm" svg:x2="18.4cm" svg:y2="6.9cm">
          <text:p/>
        </draw:line>
        <draw:custom-shape draw:style-name="gr40" draw:text-style-name="P13" xml:id="id3" draw:id="id3" draw:layer="layout" svg:width="1cm" svg:height="0.5cm" svg:x="9.6cm" svg:y="6.1cm">
          <text:p text:style-name="P1"><text:span text:style-name="T4">LSN_2</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3" draw:layer="layout" svg:width="1cm" svg:height="0.5cm" svg:x="14.8cm" svg:y="6.1cm">
          <text:p text:style-name="P1"><text:span text:style-name="T4">LSN_3</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1" draw:text-style-name="P13" xml:id="id2" draw:id="id2" draw:layer="layout" svg:width="1cm" svg:height="0.5cm" svg:x="5.8cm" svg:y="3.5cm">
          <text:p text:style-name="P1"><text:span text:style-name="T4">LSN_1</text:span></text:p>
        </draw:rect>
        <draw:rect draw:style-name="gr41" draw:text-style-name="P13" draw:layer="layout" svg:width="1cm" svg:height="0.5cm" svg:x="9.5cm" svg:y="3.5cm">
          <text:p text:style-name="P1"><text:span text:style-name="T4">LSN_2</text:span></text:p>
        </draw:rect>
        <draw:rect draw:style-name="gr41" draw:text-style-name="P13" xml:id="id4" draw:id="id4" draw:layer="layout" svg:width="1cm" svg:height="0.5cm" svg:x="14.9cm" svg:y="4.7cm">
          <text:p text:style-name="P1"><text:span text:style-name="T4">LSN_3</text:span></text:p>
        </draw:rect>
        <draw:connector draw:style-name="gr22" draw:text-style-name="P1" draw:layer="layout" svg:x1="5.7cm" svg:y1="6.35cm" svg:x2="5.8cm" svg:y2="3.75cm" draw:start-shape="id1" draw:start-glue-point="5" draw:end-shape="id2" draw:end-glue-point="3" svg:d="M5700 6350h-503v-2600h603">
          <text:p/>
        </draw:connector>
        <draw:connector draw:style-name="gr22" draw:text-style-name="P1" draw:layer="layout" svg:x1="9.6cm" svg:y1="6.35cm" svg:x2="9.5cm" svg:y2="3.751cm" draw:start-shape="id3" draw:start-glue-point="5" svg:d="M9600 6350h-503v-2599h403">
          <text:p/>
        </draw:connector>
        <draw:connector draw:style-name="gr22" draw:text-style-name="P1" draw:layer="layout" svg:x1="14.802cm" svg:y1="6.349cm" svg:x2="14.9cm" svg:y2="4.95cm" draw:end-shape="id4" draw:end-glue-point="3" svg:d="M14802 6349h-406v-1399h504">
          <text:p/>
        </draw:connector>
        <draw:line draw:style-name="gr27" draw:text-style-name="P1" draw:layer="layout" svg:x1="4.295cm" svg:y1="13.683cm" svg:x2="22cm" svg:y2="13.683cm">
          <text:p/>
        </draw:line>
        <draw:line draw:style-name="gr27" draw:text-style-name="P1" draw:layer="layout" svg:x1="4.295cm" svg:y1="14.9cm" svg:x2="22cm" svg:y2="14.9cm">
          <text:p/>
        </draw:line>
        <draw:line draw:style-name="gr27" draw:text-style-name="P1" draw:layer="layout" svg:x1="5.2cm" svg:y1="13.8cm" svg:x2="5.2cm" svg:y2="19.8cm">
          <text:p/>
        </draw:line>
        <draw:rect draw:style-name="gr25" draw:text-style-name="P2" draw:layer="layout" svg:width="2.6cm" svg:height="1.245cm" svg:x="5.8cm" svg:y="13.701cm">
          <text:p text:style-name="P1"><text:span text:style-name="T4">バックアップ</text:span></text:p>
          <text:p text:style-name="P1"><text:span text:style-name="T4">ブロック</text:span><text:span text:style-name="T1">1</text:span></text:p>
          <text:p text:style-name="P1"><text:span text:style-name="T1"/></text:p>
        </draw:rect>
        <draw:rect draw:style-name="gr26" draw:text-style-name="P1" draw:layer="layout" svg:width="1.101cm" svg:height="0.367cm" svg:x="7.269cm" svg:y="14.579cm">
          <text:p/>
        </draw:rect>
        <draw:rect draw:style-name="gr42" draw:text-style-name="P1" draw:layer="layout" svg:width="0.771cm" svg:height="0.367cm" svg:x="6.5cm" svg:y="14.58cm">
          <text:p/>
        </draw:rect>
        <draw:custom-shape draw:style-name="gr34" draw:text-style-name="P1" draw:layer="layout" svg:width="0.6cm" svg:height="1.2cm" svg:x="6.6cm" svg:y="1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5" draw:text-style-name="P1" draw:layer="layout" svg:width="0.672cm" svg:height="0.367cm" svg:x="13.4cm" svg:y="14.482cm">
          <text:p/>
        </draw:rect>
        <draw:rect draw:style-name="gr25" draw:text-style-name="P2" draw:layer="layout" svg:width="2.6cm" svg:height="1.245cm" svg:x="18.2cm" svg:y="13.702cm">
          <text:p text:style-name="P1"><text:span text:style-name="T4">バックアップ</text:span></text:p>
          <text:p text:style-name="P1"><text:span text:style-name="T4">ブロック</text:span><text:span text:style-name="T1">2</text:span></text:p>
          <text:p text:style-name="P1"><text:span text:style-name="T1"/></text:p>
        </draw:rect>
        <draw:rect draw:style-name="gr26" draw:text-style-name="P1" draw:layer="layout" svg:width="1.101cm" svg:height="0.367cm" svg:x="19.169cm" svg:y="14.58cm">
          <text:p/>
        </draw:rect>
        <draw:rect draw:style-name="gr30" draw:text-style-name="P1" draw:layer="layout" svg:width="0.459cm" svg:height="0.367cm" svg:x="20.301cm" svg:y="14.582cm">
          <text:p/>
        </draw:rect>
        <draw:rect draw:style-name="gr35" draw:text-style-name="P1" draw:layer="layout" svg:width="0.459cm" svg:height="0.367cm" svg:x="18.702cm" svg:y="14.583cm">
          <text:p/>
        </draw:rect>
        <draw:frame draw:style-name="gr38" draw:text-style-name="P7" draw:layer="layout" svg:width="1.975cm" svg:height="0.725cm" svg:x="3.102cm" svg:y="13.84cm">
          <draw:text-box>
            <text:p><text:span text:style-name="T1">WAL</text:span><text:span text:style-name="T1">ログ</text:span></text:p>
          </draw:text-box>
        </draw:frame>
        <draw:custom-shape draw:style-name="gr39" draw:text-style-name="P12" draw:layer="layout" svg:width="2.5cm" svg:height="0.9cm" svg:x="4.5cm" svg:y="11.6cm">
          <text:p text:style-name="P1"><text:span text:style-name="T6">ReDo</text:span><text:span text:style-name="T6">ポイント</text:span></text:p>
          <draw:enhanced-geometry svg:viewBox="0 0 21600 21600" draw:glue-points="10800 0 0 10800 10800 21600 21600 10800 ?f40 ?f41" draw:text-areas="0 0 21600 21600" draw:type="rectangular-callout" draw:modifiers="5596.48140743703 51974.25083240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3" draw:layer="layout" svg:width="1cm" svg:height="0.5cm" svg:x="5.7cm" svg:y="12.9cm">
          <text:p text:style-name="P1"><text:span text:style-name="T4">LSN_1</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3" draw:layer="layout" svg:width="1cm" svg:height="0.5cm" svg:x="13.4cm" svg:y="12.9cm">
          <text:p text:style-name="P1"><text:span text:style-name="T4">LSN_2</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13" draw:layer="layout" svg:width="1cm" svg:height="0.5cm" svg:x="18.1cm" svg:y="12.9cm">
          <text:p text:style-name="P1"><text:span text:style-name="T4">LSN</text:span><text:span text:style-name="T4">＿</text:span><text:span text:style-name="T4">3</text:span></text:p>
          <draw:enhanced-geometry svg:viewBox="0 0 21600 21600" draw:glue-points="10800 0 0 10800 10800 21600 21600 10800 ?f40 ?f41" draw:text-areas="0 0 21600 21600" draw:type="rectangular-callout" draw:modifiers="2503.0969030969 34922.1556886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5" draw:text-style-name="P2" draw:layer="layout" svg:width="2.6cm" svg:height="1.45cm" svg:x="2.3cm" svg:y="16.401cm">
          <text:p text:style-name="P1"><text:span text:style-name="T1">ブロック</text:span><text:span text:style-name="T1">1</text:span></text:p>
        </draw:rect>
        <draw:rect draw:style-name="gr26" draw:text-style-name="P1" draw:layer="layout" svg:width="1.101cm" svg:height="0.367cm" svg:x="3.769cm" svg:y="17.479cm">
          <text:p/>
        </draw:rect>
        <draw:rect draw:style-name="gr35" draw:text-style-name="P1" draw:layer="layout" svg:width="0.672cm" svg:height="0.367cm" svg:x="2.3cm" svg:y="17.481cm">
          <text:p/>
        </draw:rect>
        <draw:rect draw:style-name="gr41" draw:text-style-name="P13" draw:layer="layout" svg:width="1cm" svg:height="0.5cm" svg:x="2.3cm" svg:y="16.4cm">
          <text:p text:style-name="P1"><text:span text:style-name="T4">LSN_2</text:span></text:p>
        </draw:rect>
        <draw:rect draw:style-name="gr31" draw:text-style-name="P1" draw:layer="layout" svg:width="2.6cm" svg:height="1.448cm" svg:x="5.8cm" svg:y="16.402cm">
          <text:p/>
        </draw:rect>
        <draw:rect draw:style-name="gr26" draw:text-style-name="P1" draw:layer="layout" svg:width="1.101cm" svg:height="0.427cm" svg:x="7.269cm" svg:y="17.423cm">
          <text:p/>
        </draw:rect>
        <draw:rect draw:style-name="gr30" draw:text-style-name="P1" draw:layer="layout" svg:width="0.771cm" svg:height="0.427cm" svg:x="6.5cm" svg:y="17.424cm">
          <text:p/>
        </draw:rect>
        <draw:rect draw:style-name="gr41" draw:text-style-name="P13" draw:layer="layout" svg:width="1cm" svg:height="0.581cm" svg:x="5.8cm" svg:y="16.401cm">
          <text:p text:style-name="P1"><text:span text:style-name="T4">LSN_1</text:span></text:p>
        </draw:rect>
        <draw:rect draw:style-name="gr43" draw:text-style-name="P1" draw:layer="layout" svg:width="2.6cm" svg:height="1.448cm" svg:x="13.3cm" svg:y="16.402cm">
          <text:p/>
        </draw:rect>
        <draw:rect draw:style-name="gr26" draw:text-style-name="P1" draw:layer="layout" svg:width="1.101cm" svg:height="0.427cm" svg:x="14.769cm" svg:y="17.421cm">
          <text:p/>
        </draw:rect>
        <draw:rect draw:style-name="gr41" draw:text-style-name="P13" draw:layer="layout" svg:width="1cm" svg:height="0.581cm" svg:x="13.3cm" svg:y="16.401cm">
          <text:p text:style-name="P1"><text:span text:style-name="T4">LSN_2</text:span></text:p>
        </draw:rect>
        <draw:rect draw:style-name="gr35" draw:text-style-name="P1" draw:layer="layout" svg:width="0.67cm" svg:height="0.43cm" svg:x="13.3cm" svg:y="17.421cm">
          <text:p/>
        </draw:rect>
        <draw:custom-shape draw:style-name="gr34" draw:text-style-name="P1" draw:layer="layout" svg:width="0.6cm" svg:height="1.2cm" svg:x="13.8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1" draw:text-style-name="P1" draw:layer="layout" svg:width="2.6cm" svg:height="1.445cm" svg:x="18.2cm" svg:y="18.002cm">
          <text:p/>
        </draw:rect>
        <draw:rect draw:style-name="gr26" draw:text-style-name="P1" draw:layer="layout" svg:width="1.101cm" svg:height="0.426cm" svg:x="19.169cm" svg:y="19.021cm">
          <text:p/>
        </draw:rect>
        <draw:rect draw:style-name="gr30" draw:text-style-name="P1" draw:layer="layout" svg:width="0.459cm" svg:height="0.426cm" svg:x="20.301cm" svg:y="19.023cm">
          <text:p/>
        </draw:rect>
        <draw:rect draw:style-name="gr35" draw:text-style-name="P1" draw:layer="layout" svg:width="0.459cm" svg:height="0.426cm" svg:x="18.702cm" svg:y="19.024cm">
          <text:p/>
        </draw:rect>
        <draw:rect draw:style-name="gr41" draw:text-style-name="P13" draw:layer="layout" svg:width="1cm" svg:height="0.58cm" svg:x="18.2cm" svg:y="18cm">
          <text:p text:style-name="P1"><text:span text:style-name="T4">LSN_3</text:span></text:p>
        </draw:rect>
        <draw:custom-shape draw:style-name="gr34" draw:text-style-name="P1" draw:layer="layout" svg:width="0.6cm" svg:height="2.5cm" svg:x="18.9cm" svg:y="15.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9" draw:layer="layout" svg:width="5.1cm" svg:height="1.4cm" svg:x="10.6cm" svg:y="18.4cm">
          <text:p text:style-name="P8"><text:span text:style-name="T1">　バックアップブロックは</text:span></text:p>
          <text:p text:style-name="P8"><text:span text:style-name="T1">　無条件で上書きする</text:span></text:p>
          <draw:enhanced-geometry svg:viewBox="0 0 21600 21600" draw:glue-points="10800 0 0 10800 10800 21600 21600 10800 ?f40 ?f41" draw:text-areas="0 0 21600 21600" draw:type="rectangular-callout" draw:modifiers="32122.6426190943 4871.948608137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9" draw:layer="layout" svg:width="5.1cm" svg:height="1.4cm" svg:x="10.6cm" svg:y="18.4cm">
          <text:p/>
          <draw:enhanced-geometry svg:viewBox="0 0 21600 21600" draw:glue-points="10800 0 0 10800 10800 21600 21600 10800 ?f40 ?f41" draw:text-areas="0 0 21600 21600" draw:type="rectangular-callout" draw:modifiers="-14236.2673985493 -8263.811563169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7" draw:text-style-name="P1" draw:layer="layout" svg:width="-0.6cm" svg:height="-0.24cm" svg:x="15.9cm" svg:y="18.94cm">
          <text:p/>
        </draw:rect>
        <draw:rect draw:style-name="gr37" draw:text-style-name="P1" draw:layer="layout" svg:width="-1cm" svg:height="-0.04cm" svg:x="11.4cm" svg:y="18.84cm">
          <text:p/>
        </draw:rect>
        <draw:custom-shape draw:style-name="gr14" draw:text-style-name="P9" draw:layer="layout" svg:width="4.3cm" svg:height="2cm" svg:x="8.5cm" svg:y="15.6cm">
          <text:p text:style-name="P8"><text:span text:style-name="T1">LSN_1 &lt; LSN_2</text:span><text:span text:style-name="T1">なので</text:span></text:p>
          <text:p text:style-name="P8"><text:span text:style-name="T1">差分データを書き込み、</text:span></text:p>
          <text:p text:style-name="P8"><text:span text:style-name="T1">ブロックの</text:span><text:span text:style-name="T1">LSN</text:span><text:span text:style-name="T1">を</text:span><text:span text:style-name="T1">LSN_2</text:span><text:span text:style-name="T1">に</text:span></text:p>
          <text:p text:style-name="P8"><text:span text:style-name="T1">更新</text:span></text:p>
          <draw:enhanced-geometry svg:viewBox="0 0 21600 21600" draw:glue-points="10800 0 0 10800 10800 21600 21600 10800 ?f40 ?f41" draw:text-areas="0 0 21600 21600" draw:type="rectangular-callout" draw:modifiers="24206.4636131132 20498.95052473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4" draw:text-style-name="P1" draw:layer="layout" svg:x1="7cm" svg:y1="17cm" svg:x2="13.5cm" svg:y2="13.5cm">
          <text:p/>
        </draw:line>
        <draw:frame draw:style-name="gr45" draw:text-style-name="P7" draw:layer="layout" svg:width="2.619cm" svg:height="1.199cm" svg:x="2.302cm" svg:y="15.2cm">
          <draw:text-box>
            <text:p><text:span text:style-name="T1">リカバリ前の</text:span></text:p>
            <text:p><text:span text:style-name="T1">テーブル</text:span></text:p>
          </draw:text-box>
        </draw:frame>
        <draw:rect draw:style-name="gr26" draw:text-style-name="P1" draw:layer="layout" svg:width="1.101cm" svg:height="0.367cm" svg:x="15.869cm" svg:y="5.58cm">
          <text:p/>
        </draw:rect>
        <draw:rect draw:style-name="gr30" draw:text-style-name="P1" draw:layer="layout" svg:width="0.459cm" svg:height="0.367cm" svg:x="17.001cm" svg:y="5.582cm">
          <text:p/>
        </draw:rect>
        <draw:rect draw:style-name="gr35" draw:text-style-name="P1" draw:layer="layout" svg:width="0.459cm" svg:height="0.367cm" svg:x="15.402cm" svg:y="5.583cm">
          <text:p/>
        </draw:rect>
        <draw:rect draw:style-name="gr37" draw:text-style-name="P1" draw:layer="layout" svg:width="-0.6cm" svg:height="-0.24cm" svg:x="11cm" svg:y="18.94cm">
          <text:p/>
        </draw:rect>
        <draw:custom-shape draw:style-name="gr46" draw:text-style-name="P2" draw:layer="layout" svg:width="4cm" svg:height="2cm" svg:x="18.6cm" svg:y="4.5cm">
          <text:p text:style-name="P1"><text:span text:style-name="T1">書き込み中</text:span></text:p>
          <text:p text:style-name="P1"><text:span text:style-name="T1">に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8" draw:layer="layout" svg:width="4cm" svg:height="1.5cm" svg:x="16.9cm" svg:y="0.4cm">
          <text:p text:style-name="P8"><text:span text:style-name="T1">COMMIT</text:span><text:span text:style-name="T1">や</text:span><text:span text:style-name="T1">CHECKPOINT</text:span><text:span text:style-name="T1">など</text:span></text:p>
          <text:p text:style-name="P8"><text:span text:style-name="T1">リカバリに必要な情報を</text:span></text:p>
          <text:p text:style-name="P8"><text:span text:style-name="T1">WAL</text:span><text:span text:style-name="T1">ログに保存</text:span></text:p>
          <draw:enhanced-geometry svg:viewBox="0 0 21600 21600" draw:glue-points="10800 0 0 10800 10800 21600 21600 10800 ?f40 ?f41" draw:text-areas="0 0 21600 21600" draw:type="rectangular-callout" draw:modifiers="7601.29967508123 44135.37641572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7" draw:layer="layout" svg:width="2.267cm" svg:height="0.725cm" svg:x="19.204cm" svg:y="1.94cm">
          <draw:text-box>
            <text:p><text:span text:style-name="T1">タプル追加</text:span></text:p>
          </draw:text-box>
        </draw:frame>
        <draw:line draw:style-name="gr32" draw:text-style-name="P1" draw:layer="layout" svg:x1="20.402cm" svg:y1="2.6cm" svg:x2="20.402cm" svg:y2="4.7cm">
          <text:p/>
        </draw:line>
        <draw:rect draw:style-name="gr30" draw:text-style-name="P1" draw:layer="layout" svg:width="0.771cm" svg:height="0.367cm" svg:x="10.201cm" svg:y="4.381cm">
          <text:p/>
        </draw:rect>
        <draw:rect draw:style-name="gr30" draw:text-style-name="P1" draw:layer="layout" svg:width="0.771cm" svg:height="0.367cm" svg:x="3.002cm" svg:y="17.482cm">
          <text:p/>
        </draw:rect>
        <draw:rect draw:style-name="gr47" draw:text-style-name="P2" draw:layer="layout" svg:width="2.6cm" svg:height="1.45cm" svg:x="2.3cm" svg:y="17.802cm">
          <text:p text:style-name="P1"><text:span text:style-name="T1"/></text:p>
          <text:p text:style-name="P1"><text:span text:style-name="T1"/></text:p>
          <text:p text:style-name="P1"><text:span text:style-name="T1">ブロック</text:span><text:span text:style-name="T1">2</text:span></text:p>
          <text:p text:style-name="P1"><text:span text:style-name="T1"/></text:p>
          <text:p text:style-name="P1"><text:span text:style-name="T1"/></text:p>
        </draw:rect>
        <draw:rect draw:style-name="gr30" draw:text-style-name="P1" draw:layer="layout" svg:width="0.771cm" svg:height="0.427cm" svg:x="14.001cm" svg:y="17.425cm">
          <text:p/>
        </draw:rect>
        <presentation:notes draw:style-name="dp2">
          <draw:page-thumbnail draw:style-name="gr24"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rect draw:style-name="gr47" draw:text-style-name="P2" draw:layer="layout" svg:width="2.6cm" svg:height="1.245cm" svg:x="1.9cm" svg:y="3.5cm">
          <text:p text:style-name="P1"><text:span text:style-name="T1">ブロック</text:span><text:span text:style-name="T1">1</text:span></text:p>
          <text:p text:style-name="P1"><text:span text:style-name="T1"/></text:p>
          <text:p text:style-name="P1"><text:span text:style-name="T1"/></text:p>
        </draw:rect>
        <draw:rect draw:style-name="gr48" draw:text-style-name="P1" draw:layer="layout" svg:width="1.101cm" svg:height="0.367cm" svg:x="3.369cm" svg:y="4.378cm">
          <text:p/>
        </draw:rect>
        <draw:line draw:style-name="gr27" draw:text-style-name="P1" draw:layer="layout" svg:x1="4.295cm" svg:y1="6.883cm" svg:x2="22cm" svg:y2="6.883cm">
          <text:p/>
        </draw:line>
        <draw:line draw:style-name="gr27" draw:text-style-name="P1" draw:layer="layout" svg:x1="4.295cm" svg:y1="8.1cm" svg:x2="22cm" svg:y2="8.1cm">
          <text:p/>
        </draw:line>
        <draw:rect draw:style-name="gr47" draw:text-style-name="P2" draw:layer="layout" svg:width="2.6cm" svg:height="1.245cm" svg:x="1.9cm" svg:y="4.701cm">
          <text:p text:style-name="P1"><text:span text:style-name="T1">ブロック</text:span><text:span text:style-name="T1">2</text:span></text:p>
          <text:p text:style-name="P1"><text:span text:style-name="T1"/></text:p>
          <text:p text:style-name="P1"><text:span text:style-name="T1"/></text:p>
        </draw:rect>
        <draw:rect draw:style-name="gr49" draw:text-style-name="P1" draw:layer="layout" svg:width="1.101cm" svg:height="0.367cm" svg:x="2.869cm" svg:y="5.579cm">
          <text:p/>
        </draw:rect>
        <draw:rect draw:style-name="gr49" draw:text-style-name="P1" draw:layer="layout" svg:width="0.459cm" svg:height="0.367cm" svg:x="4.001cm" svg:y="5.581cm">
          <text:p/>
        </draw:rect>
        <draw:rect draw:style-name="gr31" draw:text-style-name="P1" draw:layer="layout" svg:width="2.6cm" svg:height="1.245cm" svg:x="5.8cm" svg:y="3.501cm">
          <text:p/>
        </draw:rect>
        <draw:rect draw:style-name="gr26" draw:text-style-name="P1" draw:layer="layout" svg:width="1.101cm" svg:height="0.367cm" svg:x="7.269cm" svg:y="4.379cm">
          <text:p/>
        </draw:rect>
        <draw:rect draw:style-name="gr30" draw:text-style-name="P1" draw:layer="layout" svg:width="0.771cm" svg:height="0.367cm" svg:x="6.5cm" svg:y="4.38cm">
          <text:p/>
        </draw:rect>
        <draw:rect draw:style-name="gr50" draw:text-style-name="P2" draw:layer="layout" svg:width="2.6cm" svg:height="1.245cm" svg:x="5.8cm" svg:y="6.901cm">
          <text:p text:style-name="P1"><text:span text:style-name="T4">バックアップ</text:span></text:p>
          <text:p text:style-name="P1"><text:span text:style-name="T4">ブロック</text:span><text:span text:style-name="T1">1</text:span></text:p>
          <text:p text:style-name="P1"><text:span text:style-name="T1"/></text:p>
        </draw:rect>
        <draw:rect draw:style-name="gr49" draw:text-style-name="P1" draw:layer="layout" svg:width="1.101cm" svg:height="0.367cm" svg:x="7.269cm" svg:y="7.779cm">
          <text:p/>
        </draw:rect>
        <draw:rect draw:style-name="gr49" draw:text-style-name="P1" draw:layer="layout" svg:width="0.771cm" svg:height="0.367cm" svg:x="6.5cm" svg:y="7.78cm">
          <text:p/>
        </draw:rect>
        <draw:rect draw:style-name="gr31" draw:text-style-name="P1" draw:layer="layout" svg:width="2.6cm" svg:height="1.245cm" svg:x="9.5cm" svg:y="3.501cm">
          <text:p/>
        </draw:rect>
        <draw:rect draw:style-name="gr26" draw:text-style-name="P1" draw:layer="layout" svg:width="1.101cm" svg:height="0.367cm" svg:x="10.969cm" svg:y="4.379cm">
          <text:p/>
        </draw:rect>
        <draw:rect draw:style-name="gr35" draw:text-style-name="P1" draw:layer="layout" svg:width="0.672cm" svg:height="0.367cm" svg:x="9.5cm" svg:y="4.381cm">
          <text:p/>
        </draw:rect>
        <draw:rect draw:style-name="gr51" draw:text-style-name="P1" draw:layer="layout" svg:width="2.6cm" svg:height="1.245cm" svg:x="14.9cm" svg:y="4.702cm">
          <text:p/>
        </draw:rect>
        <draw:rect draw:style-name="gr50" draw:text-style-name="P2" draw:layer="layout" svg:width="2.6cm" svg:height="1.245cm" svg:x="14.9cm" svg:y="6.902cm">
          <text:p text:style-name="P1"><text:span text:style-name="T4">バックアップ</text:span></text:p>
          <text:p text:style-name="P1"><text:span text:style-name="T4">ブロック</text:span><text:span text:style-name="T1">2</text:span></text:p>
          <text:p text:style-name="P1"><text:span text:style-name="T1"/></text:p>
        </draw:rect>
        <draw:rect draw:style-name="gr49" draw:text-style-name="P1" draw:layer="layout" svg:width="1.101cm" svg:height="0.367cm" svg:x="15.869cm" svg:y="7.78cm">
          <text:p/>
        </draw:rect>
        <draw:rect draw:style-name="gr49" draw:text-style-name="P1" draw:layer="layout" svg:width="0.459cm" svg:height="0.367cm" svg:x="17.001cm" svg:y="7.782cm">
          <text:p/>
        </draw:rect>
        <draw:rect draw:style-name="gr52" draw:text-style-name="P1" draw:layer="layout" svg:width="0.459cm" svg:height="0.367cm" svg:x="15.402cm" svg:y="7.783cm">
          <text:p/>
        </draw:rect>
        <draw:rect draw:style-name="gr52" draw:text-style-name="P1" draw:layer="layout" svg:width="0.672cm" svg:height="0.367cm" svg:x="18.2cm" svg:y="7.683cm">
          <text:p/>
        </draw:rect>
        <draw:rect draw:style-name="gr41" draw:text-style-name="P13" draw:layer="layout" svg:width="1cm" svg:height="0.5cm" svg:x="5.8cm" svg:y="3.5cm">
          <text:p text:style-name="P1"><text:span text:style-name="T4">LSN_1</text:span></text:p>
        </draw:rect>
        <draw:rect draw:style-name="gr41" draw:text-style-name="P13" draw:layer="layout" svg:width="1cm" svg:height="0.5cm" svg:x="9.5cm" svg:y="3.5cm">
          <text:p text:style-name="P1"><text:span text:style-name="T4">LSN_2</text:span></text:p>
        </draw:rect>
        <draw:rect draw:style-name="gr53" draw:text-style-name="P13" draw:layer="layout" svg:width="1cm" svg:height="0.5cm" svg:x="14.9cm" svg:y="4.7cm">
          <text:p text:style-name="P1"><text:span text:style-name="T4">LSN_3</text:span></text:p>
        </draw:rect>
        <draw:line draw:style-name="gr27" draw:text-style-name="P1" draw:layer="layout" svg:x1="4.295cm" svg:y1="12cm" svg:x2="22cm" svg:y2="12cm">
          <text:p/>
        </draw:line>
        <draw:line draw:style-name="gr27" draw:text-style-name="P1" draw:layer="layout" svg:x1="5.2cm" svg:y1="10.9cm" svg:x2="5.2cm" svg:y2="16.9cm">
          <text:p/>
        </draw:line>
        <draw:rect draw:style-name="gr25" draw:text-style-name="P2" draw:layer="layout" svg:width="2.6cm" svg:height="1.245cm" svg:x="5.8cm" svg:y="10.801cm">
          <text:p text:style-name="P1"><text:span text:style-name="T4">バックアップ</text:span></text:p>
          <text:p text:style-name="P1"><text:span text:style-name="T4">ブロック</text:span><text:span text:style-name="T1">1</text:span></text:p>
          <text:p text:style-name="P1"><text:span text:style-name="T1"/></text:p>
        </draw:rect>
        <draw:rect draw:style-name="gr26" draw:text-style-name="P1" draw:layer="layout" svg:width="1.101cm" svg:height="0.367cm" svg:x="7.269cm" svg:y="11.679cm">
          <text:p/>
        </draw:rect>
        <draw:rect draw:style-name="gr42" draw:text-style-name="P1" draw:layer="layout" svg:width="0.771cm" svg:height="0.367cm" svg:x="6.5cm" svg:y="11.68cm">
          <text:p/>
        </draw:rect>
        <draw:rect draw:style-name="gr35" draw:text-style-name="P1" draw:layer="layout" svg:width="0.672cm" svg:height="0.367cm" svg:x="13.4cm" svg:y="11.582cm">
          <text:p/>
        </draw:rect>
        <draw:rect draw:style-name="gr50" draw:text-style-name="P2" draw:layer="layout" svg:width="2.6cm" svg:height="1.245cm" svg:x="18.2cm" svg:y="10.802cm">
          <text:p text:style-name="P1"><text:span text:style-name="T4">バックアップ</text:span></text:p>
          <text:p text:style-name="P1"><text:span text:style-name="T4">ブロック</text:span><text:span text:style-name="T1">2</text:span></text:p>
          <text:p text:style-name="P1"><text:span text:style-name="T1"/></text:p>
        </draw:rect>
        <draw:rect draw:style-name="gr49" draw:text-style-name="P1" draw:layer="layout" svg:width="1.101cm" svg:height="0.367cm" svg:x="19.169cm" svg:y="11.68cm">
          <text:p/>
        </draw:rect>
        <draw:rect draw:style-name="gr49" draw:text-style-name="P1" draw:layer="layout" svg:width="0.459cm" svg:height="0.367cm" svg:x="20.301cm" svg:y="11.682cm">
          <text:p/>
        </draw:rect>
        <draw:rect draw:style-name="gr52" draw:text-style-name="P1" draw:layer="layout" svg:width="0.459cm" svg:height="0.367cm" svg:x="18.702cm" svg:y="11.683cm">
          <text:p/>
        </draw:rect>
        <draw:rect draw:style-name="gr25" draw:text-style-name="P2" draw:layer="layout" svg:width="2.6cm" svg:height="1.45cm" svg:x="2.3cm" svg:y="13.501cm">
          <text:p text:style-name="P1"><text:span text:style-name="T1">ブロック</text:span><text:span text:style-name="T1">1</text:span></text:p>
        </draw:rect>
        <draw:rect draw:style-name="gr26" draw:text-style-name="P1" draw:layer="layout" svg:width="1.101cm" svg:height="0.367cm" svg:x="3.769cm" svg:y="14.579cm">
          <text:p/>
        </draw:rect>
        <draw:rect draw:style-name="gr35" draw:text-style-name="P1" draw:layer="layout" svg:width="0.672cm" svg:height="0.367cm" svg:x="2.3cm" svg:y="14.581cm">
          <text:p/>
        </draw:rect>
        <draw:rect draw:style-name="gr41" draw:text-style-name="P13" draw:layer="layout" svg:width="1cm" svg:height="0.5cm" svg:x="2.3cm" svg:y="13.5cm">
          <text:p text:style-name="P1"><text:span text:style-name="T4">LSN_2</text:span></text:p>
        </draw:rect>
        <draw:rect draw:style-name="gr31" draw:text-style-name="P1" draw:layer="layout" svg:width="2.6cm" svg:height="1.448cm" svg:x="5.8cm" svg:y="13.502cm">
          <text:p/>
        </draw:rect>
        <draw:rect draw:style-name="gr26" draw:text-style-name="P1" draw:layer="layout" svg:width="1.101cm" svg:height="0.427cm" svg:x="7.269cm" svg:y="14.523cm">
          <text:p/>
        </draw:rect>
        <draw:rect draw:style-name="gr30" draw:text-style-name="P1" draw:layer="layout" svg:width="0.771cm" svg:height="0.427cm" svg:x="6.5cm" svg:y="14.524cm">
          <text:p/>
        </draw:rect>
        <draw:rect draw:style-name="gr41" draw:text-style-name="P13" draw:layer="layout" svg:width="1cm" svg:height="0.581cm" svg:x="5.8cm" svg:y="13.501cm">
          <text:p text:style-name="P1"><text:span text:style-name="T4">LSN_1</text:span></text:p>
        </draw:rect>
        <draw:rect draw:style-name="gr43" draw:text-style-name="P1" draw:layer="layout" svg:width="2.6cm" svg:height="1.448cm" svg:x="13.3cm" svg:y="13.502cm">
          <text:p/>
        </draw:rect>
        <draw:rect draw:style-name="gr26" draw:text-style-name="P1" draw:layer="layout" svg:width="1.101cm" svg:height="0.427cm" svg:x="14.769cm" svg:y="14.521cm">
          <text:p/>
        </draw:rect>
        <draw:rect draw:style-name="gr41" draw:text-style-name="P13" draw:layer="layout" svg:width="1cm" svg:height="0.581cm" svg:x="13.3cm" svg:y="13.501cm">
          <text:p text:style-name="P1"><text:span text:style-name="T4">LSN_2</text:span></text:p>
        </draw:rect>
        <draw:rect draw:style-name="gr35" draw:text-style-name="P1" draw:layer="layout" svg:width="0.67cm" svg:height="0.43cm" svg:x="13.3cm" svg:y="14.521cm">
          <text:p/>
        </draw:rect>
        <draw:rect draw:style-name="gr54" draw:text-style-name="P1" draw:layer="layout" svg:width="2.6cm" svg:height="1.445cm" svg:x="18.2cm" svg:y="15.102cm">
          <text:p/>
        </draw:rect>
        <draw:rect draw:style-name="gr49" draw:text-style-name="P1" draw:layer="layout" svg:width="1.101cm" svg:height="0.426cm" svg:x="19.169cm" svg:y="16.121cm">
          <text:p/>
        </draw:rect>
        <draw:rect draw:style-name="gr49" draw:text-style-name="P1" draw:layer="layout" svg:width="0.459cm" svg:height="0.426cm" svg:x="20.301cm" svg:y="16.123cm">
          <text:p/>
        </draw:rect>
        <draw:rect draw:style-name="gr52" draw:text-style-name="P1" draw:layer="layout" svg:width="0.459cm" svg:height="0.426cm" svg:x="18.702cm" svg:y="16.124cm">
          <text:p/>
        </draw:rect>
        <draw:rect draw:style-name="gr53" draw:text-style-name="P13" draw:layer="layout" svg:width="1cm" svg:height="0.58cm" svg:x="18.2cm" svg:y="15.1cm">
          <text:p text:style-name="P1"><text:span text:style-name="T4">LSN_3</text:span></text:p>
        </draw:rect>
        <draw:rect draw:style-name="gr37" draw:text-style-name="P1" draw:layer="layout" svg:width="-0.6cm" svg:height="-0.24cm" svg:x="15.9cm" svg:y="16.04cm">
          <text:p/>
        </draw:rect>
        <draw:rect draw:style-name="gr37" draw:text-style-name="P1" draw:layer="layout" svg:width="-1cm" svg:height="-0.04cm" svg:x="11.4cm" svg:y="15.94cm">
          <text:p/>
        </draw:rect>
        <draw:rect draw:style-name="gr37" draw:text-style-name="P1" draw:layer="layout" svg:width="-0.6cm" svg:height="-0.24cm" svg:x="11cm" svg:y="16.04cm">
          <text:p/>
        </draw:rect>
        <draw:rect draw:style-name="gr30" draw:text-style-name="P1" draw:layer="layout" svg:width="0.771cm" svg:height="0.367cm" svg:x="10.201cm" svg:y="4.381cm">
          <text:p/>
        </draw:rect>
        <draw:rect draw:style-name="gr30" draw:text-style-name="P1" draw:layer="layout" svg:width="0.771cm" svg:height="0.367cm" svg:x="3.002cm" svg:y="14.582cm">
          <text:p/>
        </draw:rect>
        <draw:rect draw:style-name="gr47" draw:text-style-name="P2" draw:layer="layout" svg:width="2.6cm" svg:height="1.45cm" svg:x="2.3cm" svg:y="14.902cm">
          <text:p text:style-name="P1"><text:span text:style-name="T1"/></text:p>
          <text:p text:style-name="P1"><text:span text:style-name="T1"/></text:p>
          <text:p text:style-name="P1"><text:span text:style-name="T1">ブロック</text:span><text:span text:style-name="T1">2</text:span></text:p>
          <text:p text:style-name="P1"><text:span text:style-name="T1"/></text:p>
          <text:p text:style-name="P1"><text:span text:style-name="T1"/></text:p>
        </draw:rect>
        <draw:rect draw:style-name="gr30" draw:text-style-name="P1" draw:layer="layout" svg:width="0.771cm" svg:height="0.427cm" svg:x="14.001cm" svg:y="14.525cm">
          <text:p/>
        </draw:rect>
        <draw:rect draw:style-name="gr35" draw:text-style-name="P1" draw:layer="layout" svg:width="0.672cm" svg:height="0.367cm" svg:x="9.5cm" svg:y="7.682cm">
          <text:p/>
        </draw:rect>
        <presentation:notes draw:style-name="dp2">
          <draw:page-thumbnail draw:style-name="gr24"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frame draw:style-name="gr55" draw:text-style-name="P14" draw:layer="layout" svg:width="0.743cm" svg:height="2.519cm" svg:x="13cm" svg:y="7.9cm">
          <draw:text-box>
            <text:p><text:span text:style-name="T7">.</text:span></text:p>
            <text:p><text:span text:style-name="T7">.</text:span></text:p>
            <text:p><text:span text:style-name="T7">.</text:span></text:p>
            <text:p><text:span text:style-name="T7">.</text:span></text:p>
          </draw:text-box>
        </draw:frame>
        <draw:rect draw:style-name="gr31" draw:text-style-name="P1" draw:layer="layout" svg:width="20.836cm" svg:height="4.4cm" svg:x="5.164cm" svg:y="4.1cm">
          <text:p/>
        </draw:rect>
        <draw:rect draw:style-name="gr31" draw:text-style-name="P1" draw:layer="layout" svg:width="20.836cm" svg:height="4.5cm" svg:x="4.263cm" svg:y="3.5cm">
          <text:p/>
        </draw:rect>
        <draw:rect draw:style-name="gr31" draw:text-style-name="P1" draw:layer="layout" svg:width="20.836cm" svg:height="5cm" svg:x="3.7cm" svg:y="2.5cm">
          <text:p/>
        </draw:rect>
        <draw:rect draw:style-name="gr56" draw:text-style-name="P15" draw:layer="layout" svg:width="14.526cm" svg:height="0.516cm" svg:x="7.472cm" svg:y="4.214cm">
          <text:p/>
        </draw:rect>
        <draw:frame draw:style-name="gr57" draw:text-style-name="P17" draw:layer="layout" svg:width="1.6cm" svg:height="0.649cm" svg:x="3.701cm" svg:y="5.4cm">
          <draw:text-box>
            <text:p text:style-name="P16"><text:span text:style-name="T8">xlogid</text:span></text:p>
          </draw:text-box>
        </draw:frame>
        <draw:line draw:style-name="gr58" draw:text-style-name="P18" draw:layer="layout" svg:x1="7.499cm" svg:y1="3cm" svg:x2="7.499cm" svg:y2="4.067cm">
          <text:p/>
        </draw:line>
        <draw:line draw:style-name="gr58" draw:text-style-name="P18" draw:layer="layout" svg:x1="21.919cm" svg:y1="3.802cm" svg:x2="21.919cm" svg:y2="4.172cm">
          <text:p/>
        </draw:line>
        <draw:line draw:style-name="gr59" draw:text-style-name="P17" draw:layer="layout" svg:x1="7.499cm" svg:y1="3.912cm" svg:x2="21.866cm" svg:y2="3.938cm">
          <text:p text:style-name="P16"><text:span text:style-name="T8">0 </text:span><text:span text:style-name="T8">〜 </text:span><text:span text:style-name="T8">0xF</text:span><text:span text:style-name="T9">E</text:span><text:span text:style-name="T8">FFFFFF (=4[Gbyte]-16[Mbyte]</text:span><text:span text:style-name="T8">）</text:span></text:p>
          <text:p text:style-name="P16"><text:span text:style-name="T8"/></text:p>
        </draw:line>
        <draw:frame draw:style-name="gr57" draw:text-style-name="P17" draw:layer="layout" svg:width="2cm" svg:height="0.649cm" svg:x="5.6cm" svg:y="3.3cm">
          <draw:text-box>
            <text:p text:style-name="P16"><text:span text:style-name="T10">xrecoff</text:span></text:p>
          </draw:text-box>
        </draw:frame>
        <draw:rect draw:style-name="gr56" draw:text-style-name="P15" draw:layer="layout" svg:width="16.528cm" svg:height="0.518cm" svg:x="7.472cm" svg:y="5.013cm">
          <text:p/>
        </draw:rect>
        <draw:frame draw:style-name="gr57" draw:text-style-name="P17" draw:layer="layout" svg:width="2.802cm" svg:height="0.649cm" svg:x="5.699cm" svg:y="5.004cm">
          <draw:text-box>
            <text:p text:style-name="P16"><text:span text:style-name="T8">00000001</text:span></text:p>
          </draw:text-box>
        </draw:frame>
        <draw:rect draw:style-name="gr56" draw:text-style-name="P15" draw:layer="layout" svg:width="16.528cm" svg:height="0.516cm" svg:x="7.472cm" svg:y="6.814cm">
          <text:p/>
        </draw:rect>
        <draw:frame draw:style-name="gr57" draw:text-style-name="P17" draw:layer="layout" svg:width="2.802cm" svg:height="0.649cm" svg:x="5.699cm" svg:y="6.6cm">
          <draw:text-box>
            <text:p text:style-name="P16"><text:span text:style-name="T8">FFFFFFFF</text:span></text:p>
          </draw:text-box>
        </draw:frame>
        <draw:rect draw:style-name="gr56" draw:text-style-name="P15" draw:layer="layout" svg:width="16.528cm" svg:height="0.516cm" svg:x="7.472cm" svg:y="4.214cm">
          <text:p/>
        </draw:rect>
        <draw:frame draw:style-name="gr57" draw:text-style-name="P17" draw:layer="layout" svg:width="2.25cm" svg:height="0.649cm" svg:x="5.591cm" svg:y="4.119cm">
          <draw:text-box>
            <text:p text:style-name="P16"><text:span text:style-name="T8">00000000</text:span></text:p>
          </draw:text-box>
        </draw:frame>
        <draw:rect draw:style-name="gr60" draw:text-style-name="P17" draw:layer="layout" svg:width="2.971cm" svg:height="0.503cm" svg:x="9.5cm" svg:y="4.226cm">
          <text:p text:style-name="P16"><text:span text:style-name="T8">書き込み済</text:span></text:p>
        </draw:rect>
        <draw:frame draw:style-name="gr61" draw:text-style-name="P19" draw:layer="layout" svg:width="0.671cm" svg:height="1.523cm" svg:x="13.663cm" svg:y="5.408cm">
          <draw:text-box>
            <text:p text:style-name="P16"><text:span text:style-name="T11">.</text:span></text:p>
            <text:p text:style-name="P16"><text:span text:style-name="T11">.</text:span></text:p>
            <text:p text:style-name="P16"><text:span text:style-name="T11">.</text:span></text:p>
            <text:p text:style-name="P16"><text:span text:style-name="T11">.</text:span></text:p>
          </draw:text-box>
        </draw:frame>
        <draw:custom-shape draw:style-name="gr62" draw:text-style-name="P20" draw:layer="layout" svg:width="0.609cm" svg:height="3.361cm" svg:x="5.303cm" svg:y="4.09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5cm" svg:height="7cm" svg:x="3.1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7" draw:layer="layout" svg:width="2.246cm" svg:height="0.725cm" svg:x="0.9cm" svg:y="6.2cm">
          <draw:text-box>
            <text:p><text:span text:style-name="T1">TimeLineId</text:span></text:p>
          </draw:text-box>
        </draw:frame>
        <draw:line draw:style-name="gr29" draw:text-style-name="P1" draw:layer="layout" svg:x1="12.5cm" svg:y1="4.5cm" svg:x2="14.7cm" svg:y2="4.5cm">
          <text:p/>
        </draw:line>
        <draw:line draw:style-name="gr58" draw:text-style-name="P18" draw:layer="layout" svg:x1="23.919cm" svg:y1="3.103cm" svg:x2="23.919cm" svg:y2="4.168cm">
          <text:p/>
        </draw:line>
        <draw:line draw:style-name="gr59" draw:text-style-name="P17" draw:layer="layout" svg:x1="7.5cm" svg:y1="3.312cm" svg:x2="24cm" svg:y2="3.322cm">
          <text:p text:style-name="P16"><text:span text:style-name="T8">0 </text:span><text:span text:style-name="T8">〜 </text:span><text:span text:style-name="T8">0xFFFFFFFF (=4[Gbyte]</text:span><text:span text:style-name="T8">）</text:span></text:p>
          <text:p text:style-name="P16"><text:span text:style-name="T8"/></text:p>
        </draw:line>
        <draw:line draw:style-name="gr63" draw:text-style-name="P2" draw:layer="layout" svg:x1="22cm" svg:y1="3.9cm" svg:x2="24cm" svg:y2="3.9cm">
          <text:p text:style-name="P1"><text:span text:style-name="T1">16[Mbyte]</text:span></text:p>
          <text:p text:style-name="P1"><text:span text:style-name="T1"/></text:p>
        </draw:line>
        <draw:rect draw:style-name="gr64" draw:text-style-name="P17" draw:layer="layout" svg:width="1.972cm" svg:height="0.503cm" svg:x="22cm" svg:y="4.227cm">
          <text:p text:style-name="P16"><text:span text:style-name="T8">不使用</text:span></text:p>
        </draw:rect>
        <draw:rect draw:style-name="gr64" draw:text-style-name="P17" draw:layer="layout" svg:width="1.972cm" svg:height="0.503cm" svg:x="22cm" svg:y="5.028cm">
          <text:p text:style-name="P16"><text:span text:style-name="T8">不使用</text:span></text:p>
        </draw:rect>
        <draw:rect draw:style-name="gr64" draw:text-style-name="P17" draw:layer="layout" svg:width="1.972cm" svg:height="0.503cm" svg:x="22cm" svg:y="6.829cm">
          <text:p text:style-name="P16"><text:span text:style-name="T8">不使用</text:span></text:p>
        </draw:rect>
        <draw:rect draw:style-name="gr64" draw:text-style-name="P17" draw:layer="layout" svg:width="1.972cm" svg:height="0.503cm" svg:x="7.5cm" svg:y="4.23cm">
          <text:p text:style-name="P16"><text:span text:style-name="T8">不使用</text:span></text:p>
        </draw:rect>
        <draw:custom-shape draw:style-name="gr12" draw:text-style-name="P1" draw:layer="layout" svg:width="0.5cm" svg:height="1.901cm" draw:transform="rotate (1.5994197265273) translate (22.107cm 9.3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7" draw:layer="layout" svg:width="6.149cm" svg:height="1.199cm" svg:x="20.6cm" svg:y="9.5cm">
          <draw:text-box>
            <text:p><text:span text:style-name="T1">末尾の</text:span><text:span text:style-name="T1">16[Mbyte]</text:span><text:span text:style-name="T1">は不使用。</text:span></text:p>
            <text:p><text:span text:style-name="T1">ただし、将来使用する可能性がある</text:span></text:p>
          </draw:text-box>
        </draw:frame>
        <presentation:notes draw:style-name="dp2">
          <draw:page-thumbnail draw:style-name="gr24"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custom-shape draw:style-name="gr66" draw:text-style-name="P22" draw:layer="layout" svg:width="4.664cm" svg:height="0.733cm" svg:x="7.374cm" svg:y="7.963cm">
          <text:p text:style-name="P21"><text:span text:style-name="T8">000000010000000000000000</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58" draw:text-style-name="P18" draw:layer="layout" svg:x1="7.36cm" svg:y1="6.209cm" svg:x2="7.36cm" svg:y2="7.791cm">
          <text:p/>
        </draw:line>
        <draw:line draw:style-name="gr58" draw:text-style-name="P18" draw:layer="layout" svg:x1="24.701cm" svg:y1="6.29cm" svg:x2="24.701cm" svg:y2="7.657cm">
          <text:p/>
        </draw:line>
        <draw:line draw:style-name="gr59" draw:text-style-name="P17" draw:layer="layout" svg:x1="7.423cm" svg:y1="6.262cm" svg:x2="24.701cm" svg:y2="6.288cm">
          <text:p text:style-name="P16"><text:span text:style-name="T8">0 </text:span><text:span text:style-name="T8">〜 </text:span><text:span text:style-name="T8">0xF</text:span><text:span text:style-name="T9">E</text:span><text:span text:style-name="T8">FFFFFF <text:s/>(= 4[Gbyte]-16[Mbyte])</text:span></text:p>
          <text:p text:style-name="P16"><text:span text:style-name="T8"/></text:p>
        </draw:line>
        <draw:frame draw:style-name="gr57" draw:text-style-name="P17" draw:layer="layout" svg:width="2.229cm" svg:height="0.649cm" svg:x="5.102cm" svg:y="6.308cm">
          <draw:text-box>
            <text:p text:style-name="P16"><text:span text:style-name="T10">xrecoff</text:span></text:p>
          </draw:text-box>
        </draw:frame>
        <draw:frame draw:style-name="gr57" draw:text-style-name="P17" draw:layer="layout" svg:width="4.871cm" svg:height="0.649cm" svg:x="3cm" svg:y="8.002cm">
          <draw:text-box>
            <text:p text:style-name="P16"><text:span text:style-name="T8">xlogid = 00000000</text:span></text:p>
          </draw:text-box>
        </draw:frame>
        <draw:custom-shape draw:style-name="gr67" draw:text-style-name="P22" draw:layer="layout" svg:width="4.661cm" svg:height="0.735cm" svg:x="12.067cm" svg:y="7.963cm">
          <text:p text:style-name="P21"><text:span text:style-name="T8">00000001000000000000000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7" draw:text-style-name="P22" draw:layer="layout" svg:width="4.664cm" svg:height="0.735cm" svg:x="20.031cm" svg:y="7.965cm">
          <text:p text:style-name="P21"><text:span text:style-name="T8">0000000100000000000000F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68" draw:text-style-name="P18" draw:layer="layout" svg:x1="14.777cm" svg:y1="6.736cm" svg:x2="14.777cm" svg:y2="8.006cm">
          <text:p/>
        </draw:line>
        <draw:line draw:style-name="gr69" draw:text-style-name="P18" draw:layer="layout" svg:x1="12.005cm" svg:y1="7.313cm" svg:x2="12.005cm" svg:y2="7.976cm">
          <text:p/>
        </draw:line>
        <draw:line draw:style-name="gr70" draw:text-style-name="P17" draw:layer="layout" svg:x1="12.094cm" svg:y1="7.58cm" svg:x2="14.766cm" svg:y2="7.58cm">
          <text:p text:style-name="P16"><text:span text:style-name="T8">5225832</text:span></text:p>
          <text:p text:style-name="P16"><text:span text:style-name="T8"><text:s/></text:span></text:p>
        </draw:line>
        <draw:frame draw:style-name="gr71" draw:text-style-name="P23" draw:layer="layout" svg:width="2.636cm" svg:height="0.768cm" svg:x="17.307cm" svg:y="7.733cm">
          <draw:text-box>
            <text:p text:style-name="P16"><text:span text:style-name="T12">........</text:span></text:p>
          </draw:text-box>
        </draw:frame>
        <draw:custom-shape draw:style-name="gr12" draw:text-style-name="P1" draw:layer="layout" svg:width="0.5cm" svg:height="4.75cm" draw:transform="rotate (-1.57271618897298) translate (11.956cm 8.9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2" draw:text-style-name="P17" draw:layer="layout" svg:width="2.528cm" svg:height="0.649cm" svg:x="8.259cm" svg:y="9.433cm">
          <draw:text-box>
            <text:p text:style-name="P16"><text:span text:style-name="T8">16[Mbyte]</text:span></text:p>
          </draw:text-box>
        </draw:frame>
        <draw:frame draw:style-name="gr73" draw:text-style-name="P25" draw:layer="layout" svg:width="7.765cm" svg:height="0.649cm" svg:x="10.666cm" svg:y="9.744cm">
          <draw:text-box>
            <text:p text:style-name="P24"><text:span text:style-name="T8">00000001 <text:s text:c="2"/>00000000 <text:s text:c="2"/>00000001</text:span></text:p>
          </draw:text-box>
        </draw:frame>
        <draw:line draw:style-name="gr27" draw:text-style-name="P1" draw:layer="layout" svg:x1="12.316cm" svg:y1="8.3cm" svg:x2="11.715cm" svg:y2="9.8cm">
          <text:p/>
        </draw:line>
        <draw:line draw:style-name="gr27" draw:text-style-name="P1" draw:layer="layout" svg:x1="17.247cm" svg:y1="9.8cm" svg:x2="16.646cm" svg:y2="8.3cm">
          <text:p/>
        </draw:line>
        <draw:custom-shape draw:style-name="gr12" draw:text-style-name="P1" draw:layer="layout" svg:width="0.498cm" svg:height="1.683cm" draw:transform="rotate (-1.57271618897298) translate (13.498cm 10.2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498cm" svg:height="1.682cm" draw:transform="rotate (-1.57271618897298) translate (15.422cm 10.2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498cm" svg:height="1.682cm" draw:transform="rotate (-1.57271618897298) translate (17.466cm 10.2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3" draw:text-style-name="P25" draw:layer="layout" svg:width="9.69cm" svg:height="0.649cm" svg:x="10.91cm" svg:y="10.7cm">
          <draw:text-box>
            <text:p text:style-name="P24"><text:span text:style-name="T8">TimeLineID <text:s/>xlogid <text:s text:c="2"/>(xrecoff-1)/16Mbyte</text:span></text:p>
          </draw:text-box>
        </draw:frame>
        <draw:line draw:style-name="gr74" draw:text-style-name="P1" draw:layer="layout" svg:x1="7.5cm" svg:y1="7cm" svg:x2="14.7cm" svg:y2="7cm">
          <text:p text:style-name="P1"><text:span text:style-name="T8">22003048</text:span></text:p>
          <text:p text:style-name="P1"><text:span text:style-name="T8"/></text:p>
        </draw:line>
        <presentation:notes draw:style-name="dp2">
          <draw:page-thumbnail draw:style-name="gr24"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custom-shape draw:style-name="gr67" draw:text-style-name="P22" draw:layer="layout" svg:width="4.409cm" svg:height="0.733cm" svg:x="5.091cm" svg:y="1.34cm">
          <text:p text:style-name="P21"><text:span text:style-name="T8">00000001000000000000000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75" draw:text-style-name="P1" draw:layer="layout" svg:width="22cm" svg:height="5.023cm" svg:x="0.9cm" svg:y="3.476cm">
          <text:p/>
        </draw:rect>
        <draw:line draw:style-name="gr27" draw:text-style-name="P1" draw:layer="layout" svg:x1="5cm" svg:y1="1.976cm" svg:x2="0.9cm" svg:y2="3.476cm">
          <text:p/>
        </draw:line>
        <draw:line draw:style-name="gr27" draw:text-style-name="P1" draw:layer="layout" svg:x1="9.5cm" svg:y1="2cm" svg:x2="22.9cm" svg:y2="3.476cm">
          <text:p/>
        </draw:line>
        <draw:custom-shape draw:style-name="gr12" draw:text-style-name="P1" draw:layer="layout" svg:width="0.5cm" svg:height="4.449cm" draw:transform="rotate (-1.57271618897298) translate (9.5cm 0.671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17" draw:layer="layout" svg:width="2.102cm" svg:height="0.649cm" svg:x="6.127cm" svg:y="0.21cm">
          <draw:text-box>
            <text:p text:style-name="P16"><text:span text:style-name="T8">16[Mbyte]</text:span></text:p>
          </draw:text-box>
        </draw:frame>
        <draw:rect draw:style-name="gr77" draw:text-style-name="P26" xml:id="id9" draw:id="id9" draw:layer="layout" svg:width="1cm" svg:height="5.024cm" svg:x="0.9cm" svg:y="3.476cm">
          <text:p text:style-name="P26"><text:span text:style-name="T13">XLogLongPageHeaderData</text:span></text:p>
        </draw:rect>
        <draw:rect draw:style-name="gr78" draw:text-style-name="P26" draw:layer="layout" svg:width="0.5cm" svg:height="5.023cm" svg:x="1.9cm" svg:y="3.476cm">
          <text:p text:style-name="P26"><text:span text:style-name="T13">XLogRecord</text:span></text:p>
        </draw:rect>
        <draw:rect draw:style-name="gr79" draw:text-style-name="P27" draw:layer="layout" svg:width="1cm" svg:height="5.023cm" svg:x="2.4cm" svg:y="3.476cm">
          <text:p text:style-name="P27"><text:span text:style-name="T1">Data</text:span></text:p>
        </draw:rect>
        <draw:rect draw:style-name="gr78" draw:text-style-name="P26" draw:layer="layout" svg:width="0.5cm" svg:height="5.023cm" svg:x="3.4cm" svg:y="3.476cm">
          <text:p text:style-name="P26"><text:span text:style-name="T13">XLogRecord</text:span></text:p>
        </draw:rect>
        <draw:rect draw:style-name="gr79" draw:text-style-name="P27" draw:layer="layout" svg:width="1.5cm" svg:height="5.023cm" svg:x="3.9cm" svg:y="3.476cm">
          <text:p text:style-name="P27"><text:span text:style-name="T1">Data</text:span></text:p>
        </draw:rect>
        <draw:rect draw:style-name="gr78" draw:text-style-name="P26" draw:layer="layout" svg:width="0.5cm" svg:height="5.023cm" svg:x="5.4cm" svg:y="3.476cm">
          <text:p text:style-name="P26"><text:span text:style-name="T13">XLogRecord</text:span></text:p>
        </draw:rect>
        <draw:rect draw:style-name="gr79" draw:text-style-name="P27" draw:layer="layout" svg:width="1cm" svg:height="5.023cm" svg:x="5.9cm" svg:y="3.476cm">
          <text:p text:style-name="P27"><text:span text:style-name="T1">Data</text:span></text:p>
        </draw:rect>
        <draw:custom-shape draw:style-name="gr12" draw:text-style-name="P1" draw:layer="layout" svg:width="0.5cm" svg:height="6cm" draw:transform="rotate (-1.57271618897298) translate (7.001cm 2.935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0" draw:text-style-name="P28" draw:layer="layout" svg:width="1.941cm" svg:height="0.569cm" svg:x="3.028cm" svg:y="2.511cm">
          <draw:text-box>
            <text:p text:style-name="P16"><text:span text:style-name="T14">8192[byte]</text:span></text:p>
          </draw:text-box>
        </draw:frame>
        <draw:custom-shape draw:style-name="gr34" draw:text-style-name="P29" draw:layer="layout" svg:width="2cm" svg:height="1.23cm" svg:x="15.8cm" svg:y="5.5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81" draw:text-style-name="P26" xml:id="id6" draw:id="id6" draw:layer="layout" svg:width="1cm" svg:height="5.023cm" svg:x="6.9cm" svg:y="3.476cm">
          <text:p text:style-name="P26"><text:span text:style-name="T13">XLogPageHeaderData</text:span></text:p>
        </draw:rect>
        <draw:rect draw:style-name="gr78" draw:text-style-name="P26" draw:layer="layout" svg:width="0.5cm" svg:height="5.023cm" svg:x="7.9cm" svg:y="3.476cm">
          <text:p text:style-name="P26"><text:span text:style-name="T13">XLogRecord</text:span></text:p>
        </draw:rect>
        <draw:rect draw:style-name="gr79" draw:text-style-name="P27" draw:layer="layout" svg:width="1cm" svg:height="5.023cm" svg:x="8.4cm" svg:y="3.476cm">
          <text:p text:style-name="P27"><text:span text:style-name="T1">Data</text:span></text:p>
        </draw:rect>
        <draw:rect draw:style-name="gr78" draw:text-style-name="P26" draw:layer="layout" svg:width="0.5cm" svg:height="5.023cm" svg:x="9.4cm" svg:y="3.476cm">
          <text:p text:style-name="P26"><text:span text:style-name="T13">XLogRecord</text:span></text:p>
        </draw:rect>
        <draw:rect draw:style-name="gr79" draw:text-style-name="P27" draw:layer="layout" svg:width="1.6cm" svg:height="5.023cm" svg:x="9.9cm" svg:y="3.476cm">
          <text:p text:style-name="P27"><text:span text:style-name="T1">Data</text:span></text:p>
        </draw:rect>
        <draw:frame draw:style-name="gr82" draw:text-style-name="P2" draw:layer="layout" svg:width="3.906cm" svg:height="1.574cm" svg:x="15.413cm" svg:y="4.501cm">
          <draw:text-box>
            <text:p text:style-name="P1"><text:span text:style-name="T1">データはシーケンシャルに追加</text:span></text:p>
          </draw:text-box>
        </draw:frame>
        <draw:custom-shape draw:style-name="gr12" draw:text-style-name="P1" draw:layer="layout" svg:width="0.5cm" svg:height="6cm" draw:transform="rotate (-1.57271618897298) translate (13.002cm 2.935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0" draw:text-style-name="P28" draw:layer="layout" svg:width="1.941cm" svg:height="0.569cm" svg:x="9.029cm" svg:y="2.511cm">
          <draw:text-box>
            <text:p text:style-name="P16"><text:span text:style-name="T14">8192[byte]</text:span></text:p>
          </draw:text-box>
        </draw:frame>
        <draw:rect draw:style-name="gr78" draw:text-style-name="P26" draw:layer="layout" svg:width="0.5cm" svg:height="5.023cm" svg:x="11.5cm" svg:y="3.476cm">
          <text:p text:style-name="P26"><text:span text:style-name="T13">XLogRecord</text:span></text:p>
        </draw:rect>
        <draw:rect draw:style-name="gr79" draw:text-style-name="P27" draw:layer="layout" svg:width="1cm" svg:height="5.023cm" svg:x="12cm" svg:y="3.476cm">
          <text:p text:style-name="P27"><text:span text:style-name="T1">Data</text:span></text:p>
        </draw:rect>
        <draw:rect draw:style-name="gr81" draw:text-style-name="P26" xml:id="id7" draw:id="id7" draw:layer="layout" svg:width="1cm" svg:height="5.023cm" svg:x="13cm" svg:y="3.477cm">
          <text:p text:style-name="P26"><text:span text:style-name="T13">XLogPageHeaderData</text:span></text:p>
        </draw:rect>
        <draw:rect draw:style-name="gr78" draw:text-style-name="P26" draw:layer="layout" svg:width="0.5cm" svg:height="5.023cm" svg:x="14cm" svg:y="3.477cm">
          <text:p text:style-name="P26"><text:span text:style-name="T13">XLogRecord</text:span></text:p>
        </draw:rect>
        <draw:rect draw:style-name="gr79" draw:text-style-name="P27" draw:layer="layout" svg:width="1cm" svg:height="5.023cm" svg:x="14.5cm" svg:y="3.477cm">
          <text:p text:style-name="P27"><text:span text:style-name="T1">Data</text:span></text:p>
        </draw:rect>
        <draw:frame draw:style-name="gr83" draw:text-style-name="P30" xml:id="id5" draw:id="id5" draw:layer="layout" svg:width="4.617cm" svg:height="0.772cm" svg:x="8cm" svg:y="9.5cm">
          <draw:text-box>
            <text:p><text:span text:style-name="T15">XLogPageHeaderData</text:span></text:p>
          </draw:text-box>
        </draw:frame>
        <draw:connector draw:style-name="gr17" draw:text-style-name="P1" draw:layer="layout" draw:type="lines" svg:x1="10.308cm" svg:y1="9.5cm" svg:x2="7.4cm" svg:y2="8.499cm" draw:start-shape="id5" draw:start-glue-point="0" draw:end-shape="id6" draw:end-glue-point="2" svg:d="M10308 9500v-500h-2908v-501">
          <text:p/>
        </draw:connector>
        <draw:connector draw:style-name="gr17" draw:text-style-name="P1" draw:layer="layout" draw:type="lines" svg:x1="10.308cm" svg:y1="9.5cm" svg:x2="13.5cm" svg:y2="8.5cm" draw:start-shape="id5" draw:start-glue-point="0" draw:end-shape="id7" draw:end-glue-point="2" svg:d="M10308 9500v-500l3192 1v-501">
          <text:p/>
        </draw:connector>
        <draw:frame draw:style-name="gr84" draw:text-style-name="P30" xml:id="id8" draw:id="id8" draw:layer="layout" svg:width="5.531cm" svg:height="0.772cm" svg:x="0.901cm" svg:y="9.501cm">
          <draw:text-box>
            <text:p><text:span text:style-name="T15">XLogLongPageHeaderData</text:span></text:p>
          </draw:text-box>
        </draw:frame>
        <draw:connector draw:style-name="gr17" draw:text-style-name="P1" draw:layer="layout" draw:type="lines" svg:x1="3.666cm" svg:y1="9.501cm" svg:x2="1.4cm" svg:y2="8.5cm" draw:start-shape="id8" draw:start-glue-point="0" draw:end-shape="id9" draw:end-glue-point="2" svg:d="M3666 9501v-500l-2266 305v-806">
          <text:p/>
        </draw:connector>
        <presentation:notes draw:style-name="dp2">
          <draw:page-thumbnail draw:style-name="gr24"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rect draw:style-name="gr78" draw:text-style-name="P26" draw:layer="layout" svg:width="0.989cm" svg:height="2.732cm" draw:transform="skewX (0.0160570291183448) rotate (1.58894775101534) translate (12.819cm 4.995cm)">
          <text:p text:style-name="P26"><text:span text:style-name="T13">XLogRecord</text:span></text:p>
        </draw:rect>
        <draw:custom-shape draw:style-name="gr12" draw:text-style-name="P1" draw:layer="layout" svg:width="0.507cm" svg:height="9.396cm" draw:transform="rotate (-1.55892808788223) translate (24.994cm 3.3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31" draw:layer="layout" svg:width="1.323cm" svg:height="0.772cm" svg:x="19.801cm" svg:y="2.7cm">
          <draw:text-box>
            <text:p><text:span text:style-name="T16">Data</text:span></text:p>
          </draw:text-box>
        </draw:frame>
        <draw:rect draw:style-name="gr75" draw:text-style-name="P32" draw:layer="layout" svg:width="9.95cm" svg:height="3.43cm" svg:x="0.901cm" svg:y="3.736cm">
          <text:p/>
        </draw:rect>
        <draw:rect draw:style-name="gr8" draw:text-style-name="P33" draw:layer="layout" svg:width="4.7cm" svg:height="0.636cm" svg:x="0.901cm" svg:y="3.736cm">
          <text:p text:style-name="P1"><text:span text:style-name="T17">XLogRecPtr</text:span></text:p>
        </draw:rect>
        <draw:rect draw:style-name="gr8" draw:text-style-name="P33" draw:layer="layout" svg:width="1.933cm" svg:height="0.636cm" svg:x="5.601cm" svg:y="3.736cm">
          <text:p text:style-name="P1"><text:span text:style-name="T17">StartUpID</text:span></text:p>
        </draw:rect>
        <draw:rect draw:style-name="gr8" draw:text-style-name="P33" draw:layer="layout" svg:width="1.659cm" svg:height="0.636cm" svg:x="7.534cm" svg:y="3.736cm">
          <text:p text:style-name="P1"><text:span text:style-name="T17">pd_lower</text:span></text:p>
        </draw:rect>
        <draw:rect draw:style-name="gr8" draw:text-style-name="P33" draw:layer="layout" svg:width="1.658cm" svg:height="0.636cm" svg:x="9.193cm" svg:y="3.736cm">
          <text:p text:style-name="P1"><text:span text:style-name="T17">pd_upper</text:span></text:p>
        </draw:rect>
        <draw:rect draw:style-name="gr8" draw:text-style-name="P33" draw:layer="layout" svg:width="1.658cm" svg:height="0.634cm" svg:x="0.901cm" svg:y="4.372cm">
          <text:p text:style-name="P1"><text:span text:style-name="T17">pd_special</text:span></text:p>
        </draw:rect>
        <draw:rect draw:style-name="gr8" draw:text-style-name="P33" draw:layer="layout" svg:width="1.659cm" svg:height="0.634cm" svg:x="2.559cm" svg:y="4.372cm">
          <text:p text:style-name="P1"><text:span text:style-name="T17">pd_pagesize_</text:span></text:p>
          <text:p text:style-name="P1"><text:span text:style-name="T17">version</text:span></text:p>
        </draw:rect>
        <draw:rect draw:style-name="gr8" draw:text-style-name="P33" draw:layer="layout" svg:width="1.383cm" svg:height="0.634cm" svg:x="4.218cm" svg:y="4.372cm">
          <text:p text:style-name="P1"><text:span text:style-name="T17">pd_prune</text:span></text:p>
          <text:p text:style-name="P1"><text:span text:style-name="T17">_xid</text:span></text:p>
        </draw:rect>
        <draw:rect draw:style-name="gr86" draw:text-style-name="P33" draw:layer="layout" svg:width="1.933cm" svg:height="0.634cm" svg:x="5.601cm" svg:y="4.372cm">
          <text:p text:style-name="P1"><text:span text:style-name="T17">１</text:span></text:p>
        </draw:rect>
        <draw:rect draw:style-name="gr86" draw:text-style-name="P33" draw:layer="layout" svg:width="1.659cm" svg:height="0.634cm" svg:x="7.534cm" svg:y="4.372cm">
          <text:p text:style-name="P1"><text:span text:style-name="T17">2</text:span></text:p>
        </draw:rect>
        <draw:rect draw:style-name="gr87" draw:text-style-name="P34" draw:layer="layout" svg:width="2.737cm" svg:height="0.635cm" svg:x="8.114cm" svg:y="6.595cm">
          <text:p/>
        </draw:rect>
        <draw:rect draw:style-name="gr88" draw:text-style-name="P34" draw:layer="layout" svg:width="4.327cm" svg:height="0.635cm" svg:x="3.769cm" svg:y="6.595cm">
          <text:p/>
        </draw:rect>
        <draw:rect draw:style-name="gr89" draw:text-style-name="P32" draw:layer="layout" svg:width="2.115cm" svg:height="0.636cm" svg:x="3.785cm" svg:y="6.56cm">
          <text:p text:style-name="P1"><text:span text:style-name="T18">HeapTuple</text:span></text:p>
          <text:p text:style-name="P1"><text:span text:style-name="T18">HeaderData</text:span></text:p>
        </draw:rect>
        <draw:rect draw:style-name="gr90" draw:text-style-name="P27" draw:layer="layout" svg:width="0.993cm" svg:height="3.109cm" draw:transform="skewX (-0.0003490658503988) rotate (1.5697491292434) translate (15.534cm 4.993cm)">
          <text:p text:style-name="P27"><text:span text:style-name="T1">xl_heap_insert</text:span></text:p>
        </draw:rect>
        <draw:path draw:style-name="gr91" draw:text-style-name="P1" draw:layer="layout" svg:width="4.21cm" svg:height="1.635cm" svg:x="3.748cm" svg:y="4.872cm" svg:viewBox="0 0 4211 1636" svg:d="M4211 0c-479 21-946 141-1421 208-298 42-579 174-878 238-311 66-601 175-904 238-360 75-570 412-853 625l-155 327">
          <text:p/>
        </draw:path>
        <draw:rect draw:style-name="gr88" draw:text-style-name="P34" draw:layer="layout" svg:width="6.346cm" svg:height="0.995cm" svg:x="18.654cm" svg:y="4cm">
          <text:p/>
        </draw:rect>
        <draw:custom-shape draw:style-name="gr92" draw:text-style-name="P35" draw:layer="layout" svg:width="1.4cm" svg:height="0.7cm" svg:x="12.9cm" svg:y="2.6cm">
          <text:p text:style-name="P1"><text:span text:style-name="T19">LSN</text:span></text:p>
          <draw:enhanced-geometry svg:viewBox="0 0 21600 21600" draw:glue-points="10800 0 0 10800 10800 21600 21600 10800 ?f40 ?f41" draw:text-areas="0 0 21600 21600" draw:type="rectangular-callout" draw:modifiers="-878.800856531049 37900.14265335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35" draw:layer="layout" svg:width="1.4cm" svg:height="0.8cm" svg:x="3cm" svg:y="2.5cm">
          <text:p text:style-name="P1"><text:span text:style-name="T19">LSN</text:span></text:p>
          <draw:enhanced-geometry svg:viewBox="0 0 21600 21600" draw:glue-points="10800 0 0 10800 10800 21600 21600 10800 ?f40 ?f41" draw:text-areas="0 0 21600 21600" draw:type="rectangular-callout" draw:modifiers="-878.800856531049 35865.16853932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3" draw:text-style-name="P13" draw:layer="layout" svg:x1="4.4cm" svg:y1="3cm" svg:x2="12.9cm" svg:y2="3cm">
          <text:p text:style-name="P1"><text:span text:style-name="T4">WAL</text:span><text:span text:style-name="T4">ログに書き出す位置＝</text:span><text:span text:style-name="T4">LSN</text:span><text:span text:style-name="T4">を</text:span></text:p>
          <text:p text:style-name="P1"><text:span text:style-name="T4">ページの</text:span><text:span text:style-name="T4">XLogRecPtr</text:span><text:span text:style-name="T4">にも書き込む</text:span></text:p>
        </draw:line>
        <draw:rect draw:style-name="gr78" draw:text-style-name="P26" draw:layer="layout" svg:width="1.193cm" svg:height="2.732cm" draw:transform="skewX (0.0123918376891574) rotate (1.58580615836175) translate (4.319cm 14.56cm)">
          <text:p text:style-name="P26"><text:span text:style-name="T13">XLogRecord</text:span></text:p>
        </draw:rect>
        <draw:custom-shape draw:style-name="gr12" draw:text-style-name="P1" draw:layer="layout" svg:width="0.507cm" svg:height="15.604cm" draw:transform="rotate (-1.55892808788223) translate (22.597cm 11.8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5" draw:text-style-name="P31" draw:layer="layout" svg:width="1.323cm" svg:height="0.772cm" svg:x="13.701cm" svg:y="11.201cm">
          <draw:text-box>
            <text:p><text:span text:style-name="T16">Data</text:span></text:p>
          </draw:text-box>
        </draw:frame>
        <draw:rect draw:style-name="gr90" draw:text-style-name="P27" draw:layer="layout" svg:width="1.196cm" svg:height="1.965cm" draw:transform="skewX (0.0010471975511964) rotate (1.5699236621686) translate (7.034cm 14.556cm)">
          <text:p text:style-name="P27"><text:span text:style-name="T1">BkpBlock</text:span></text:p>
        </draw:rect>
        <draw:custom-shape draw:style-name="gr92" draw:text-style-name="P35" draw:layer="layout" svg:width="1.4cm" svg:height="0.7cm" svg:x="4.4cm" svg:y="12.201cm">
          <text:p text:style-name="P1"><text:span text:style-name="T19">LSN</text:span></text:p>
          <draw:enhanced-geometry svg:viewBox="0 0 21600 21600" draw:glue-points="10800 0 0 10800 10800 21600 21600 10800 ?f40 ?f41" draw:text-areas="0 0 21600 21600" draw:type="rectangular-callout" draw:modifiers="-878.800856531049 37900.14265335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8" draw:text-style-name="P33" draw:layer="layout" svg:width="1.899cm" svg:height="1.2cm" svg:x="9.001cm" svg:y="13.36cm">
          <text:p text:style-name="P1"><text:span text:style-name="T17">XLogRecPtr</text:span></text:p>
        </draw:rect>
        <draw:rect draw:style-name="gr8" draw:text-style-name="P33" draw:layer="layout" svg:width="1.499cm" svg:height="1.2cm" svg:x="10.901cm" svg:y="13.36cm">
          <text:p text:style-name="P1"><text:span text:style-name="T17">StartUpID</text:span></text:p>
        </draw:rect>
        <draw:rect draw:style-name="gr86" draw:text-style-name="P33" draw:layer="layout" svg:width="0.599cm" svg:height="1.197cm" svg:x="14.301cm" svg:y="13.36cm">
          <text:p text:style-name="P1"><text:span text:style-name="T17">１</text:span></text:p>
        </draw:rect>
        <draw:rect draw:style-name="gr87" draw:text-style-name="P34" draw:layer="layout" svg:width="2.737cm" svg:height="1.198cm" svg:x="19.814cm" svg:y="13.36cm">
          <text:p/>
        </draw:rect>
        <draw:rect draw:style-name="gr88" draw:text-style-name="P34" draw:layer="layout" svg:width="4.327cm" svg:height="1.198cm" svg:x="15.469cm" svg:y="13.36cm">
          <text:p/>
        </draw:rect>
        <draw:frame draw:style-name="gr94" draw:text-style-name="P36" draw:layer="layout" svg:width="2cm" svg:height="1.209cm" svg:x="12.2cm" svg:y="13.3cm">
          <draw:text-box>
            <text:p><text:span text:style-name="T20">....</text:span></text:p>
          </draw:text-box>
        </draw:frame>
        <draw:rect draw:style-name="gr86" draw:text-style-name="P33" draw:layer="layout" svg:width="0.599cm" svg:height="1.197cm" svg:x="14.902cm" svg:y="13.36cm">
          <text:p text:style-name="P1"><text:span text:style-name="T17">2</text:span></text:p>
        </draw:rect>
        <draw:custom-shape draw:style-name="gr12" draw:text-style-name="P1" draw:layer="layout" svg:width="0.507cm" svg:height="13.599cm" draw:transform="rotate (-1.55892808788223) translate (22.597cm 12.7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5" draw:text-style-name="P31" draw:layer="layout" svg:width="3.91cm" svg:height="0.772cm" svg:x="14.202cm" svg:y="12.102cm">
          <draw:text-box>
            <text:p><text:span text:style-name="T16">BackupBlock</text:span><text:span text:style-name="T16">データ</text:span></text:p>
          </draw:text-box>
        </draw:frame>
        <draw:custom-shape draw:style-name="gr12" draw:text-style-name="P1" draw:layer="layout" svg:width="0.507cm" svg:height="5.203cm" draw:transform="rotate (-1.55892808788223) translate (14.2cm 14.655cm)">
          <text:p/>
          <draw:enhanced-geometry svg:viewBox="0 0 21600 21600" draw:mirror-vertical="true" draw:glue-points="21600 0 0 10800 21600 21600" draw:text-areas="13800 ?f9 21600 ?f10" draw:type="left-brace" draw:modifiers="1025.8837995696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507cm" svg:height="1.301cm" draw:transform="rotate (-1.55892808788223) translate (15.501cm 14.779cm)">
          <text:p/>
          <draw:enhanced-geometry svg:viewBox="0 0 21600 21600" draw:mirror-vertical="true" draw:glue-points="21600 0 0 10800 21600 21600" draw:text-areas="13800 ?f9 21600 ?f10" draw:type="left-brace" draw:modifiers="1025.8837995696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438cm" svg:height="6.958cm" draw:transform="rotate (-1.55892808788223) translate (22.601cm 14.86cm)">
          <text:p/>
          <draw:enhanced-geometry svg:viewBox="0 0 21600 21600" draw:mirror-vertical="true" draw:glue-points="21600 0 0 10800 21600 21600" draw:text-areas="13800 ?f9 21600 ?f10" draw:type="left-brace" draw:modifiers="1025.8837995696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6" draw:text-style-name="P7" draw:layer="layout" svg:width="4.384cm" svg:height="0.725cm" svg:x="9.302cm" svg:y="15.503cm">
          <draw:text-box>
            <text:p><text:span text:style-name="T1">ブロックのヘッダデータ</text:span></text:p>
          </draw:text-box>
        </draw:frame>
        <draw:frame draw:style-name="gr95" draw:text-style-name="P31" draw:layer="layout" svg:width="3.91cm" svg:height="0.772cm" svg:x="14.202cm" svg:y="12.103cm">
          <draw:text-box>
            <text:p><text:span text:style-name="T16">BackupBlock</text:span><text:span text:style-name="T16">データ</text:span></text:p>
          </draw:text-box>
        </draw:frame>
        <draw:frame draw:style-name="gr10" draw:text-style-name="P7" draw:layer="layout" svg:width="2.974cm" svg:height="0.725cm" svg:x="13.272cm" svg:y="15.179cm">
          <draw:text-box>
            <text:p><text:span text:style-name="T1">ラインポインタ</text:span></text:p>
          </draw:text-box>
        </draw:frame>
        <draw:frame draw:style-name="gr97" draw:text-style-name="P7" draw:layer="layout" svg:width="2.619cm" svg:height="0.725cm" svg:x="18.102cm" svg:y="15.204cm">
          <draw:text-box>
            <text:p><text:span text:style-name="T1">データタプル</text:span></text:p>
          </draw:text-box>
        </draw:frame>
        <draw:custom-shape draw:style-name="gr14" draw:text-style-name="P9" draw:layer="layout" svg:width="6.4cm" svg:height="2cm" svg:x="16.2cm" svg:y="16.2cm">
          <text:p text:style-name="P8"><text:span text:style-name="T1">ラインポインタとデータ部分の間の</text:span></text:p>
          <text:p text:style-name="P8"><text:span text:style-name="T1">空白</text:span><text:span text:style-name="T1">=hole</text:span><text:span text:style-name="T1">は削除</text:span></text:p>
          <text:p text:style-name="P8"><text:span text:style-name="T1"/></text:p>
          <text:p text:style-name="P8"><text:span text:style-name="T1">hole</text:span><text:span text:style-name="T1">の位置と長さは</text:span><text:span text:style-name="T1">BkpBlock</text:span><text:span text:style-name="T1">に記録</text:span></text:p>
          <draw:enhanced-geometry svg:viewBox="0 0 21600 21600" draw:glue-points="10800 0 0 10800 10800 21600 21600 10800 ?f40 ?f41" draw:text-areas="0 0 21600 21600" draw:type="rectangular-callout" draw:modifiers="-2129.29229807842 -17940.62968515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 xml:id="id11" draw:id="id11" draw:layer="layout" svg:width="0.514cm" svg:height="6.166cm" draw:transform="rotate (-1.55892808788223) translate (24.897cm 5.035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xml:id="id10" draw:id="id10" draw:layer="layout" svg:width="0.51cm" svg:height="4.301cm" draw:transform="rotate (-1.55892808788223) translate (7.995cm 7.375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98" draw:text-style-name="P12" draw:layer="layout" draw:line-skew="-0.411cm" svg:x1="3.697cm" svg:y1="7.63cm" svg:x2="18.734cm" svg:y2="5.292cm" draw:start-shape="id10" draw:start-glue-point="2" draw:end-shape="id11" draw:end-glue-point="2" svg:d="M3697 7630h-914v-2338h15951">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HeapTupleHeaderData</text:span><text:span text:style-name="T6">から</text:span><text:span text:style-name="T6">HeapTupleFields</text:span><text:span text:style-name="T6">を削除したデータタプル</text:span></text:p>
        </draw:connector>
        <draw:custom-shape draw:style-name="gr12" draw:text-style-name="P1" draw:layer="layout" svg:width="0.512cm" svg:height="3.094cm" draw:transform="rotate (-1.55892808788223) translate (18.593cm 5.063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9" draw:text-style-name="P37" draw:layer="layout" svg:width="5.371cm" svg:height="1.814cm" svg:x="14.854cm" svg:y="5.705cm">
          <draw:text-box>
            <text:p text:style-name="P8"><text:span text:style-name="T21">テーブルとブロック番号、</text:span></text:p>
            <text:p text:style-name="P8"><text:span text:style-name="T21">挿入するタプルの位置</text:span><text:span text:style-name="T21">(tid)</text:span></text:p>
            <text:p text:style-name="P8"><text:span text:style-name="T21">などを記録</text:span></text:p>
          </draw:text-box>
        </draw:frame>
        <draw:custom-shape draw:style-name="gr12" draw:text-style-name="P1" draw:layer="layout" svg:width="0.507cm" svg:height="1.905cm" draw:transform="rotate (-1.55892808788223) translate (8.902cm 14.771cm)">
          <text:p/>
          <draw:enhanced-geometry svg:viewBox="0 0 21600 21600" draw:mirror-vertical="true" draw:glue-points="21600 0 0 10800 21600 21600" draw:text-areas="13800 ?f9 21600 ?f10" draw:type="left-brace" draw:modifiers="1025.8837995696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9" draw:layer="layout" svg:width="7.3cm" svg:height="2.1cm" svg:x="6.7cm" svg:y="16.2cm">
          <text:p text:style-name="P8"><text:span text:style-name="T1">BkpBlock</text:span><text:span text:style-name="T1">は以下の情報を持つ：</text:span></text:p>
          <text:p text:style-name="P8"><text:span text:style-name="T1">　</text:span><text:span text:style-name="T1">*</text:span><text:span text:style-name="T1">このブロックを持つテーブル名</text:span></text:p>
          <text:p text:style-name="P8"><text:span text:style-name="T1">　</text:span><text:span text:style-name="T1">*</text:span><text:span text:style-name="T1">ブロック番号</text:span></text:p>
          <text:p text:style-name="P8"><text:span text:style-name="T1">　</text:span><text:span text:style-name="T1">*hole</text:span><text:span text:style-name="T1">の位置と長さ</text:span></text:p>
          <draw:enhanced-geometry svg:viewBox="0 0 21600 21600" draw:glue-points="10800 0 0 10800 10800 21600 21600 10800 ?f40 ?f41" draw:text-areas="0 0 21600 21600" draw:type="rectangular-callout" draw:modifiers="3659.66305985481 -9057.401237505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4" draw:text-style-name="P1" draw:layer="layout" svg:x1="10.5cm" svg:y1="18cm" svg:x2="16.4cm" svg:y2="17.9cm">
          <text:p/>
        </draw:line>
        <presentation:notes draw:style-name="dp2">
          <draw:page-thumbnail draw:style-name="gr24"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frame draw:style-name="gr100" draw:text-style-name="P38" draw:layer="layout" svg:width="21.961cm" svg:height="12.725cm" svg:x="0.932cm" svg:y="1.832cm">
          <draw:text-box>
            <text:p><text:span text:style-name="T22">exec_simple_query() @postgres.c <text:s text:c="63"/>----(1)</text:span></text:p>
            <text:p><text:span text:style-name="T22"><text:s text:c="8"/></text:span><text:span text:style-name="T22">ExtendCLOG() @clog.c <text:s text:c="23"/>&lt;-- <text:s/>CLOG</text:span><text:span text:style-name="T22">に</text:span><text:span text:style-name="T22">"IN_PROGRES"</text:span><text:span text:style-name="T22">書き込み <text:s text:c="11"/></text:span><text:span text:style-name="T22">----(2)</text:span></text:p>
            <text:p><text:span text:style-name="T22"/></text:p>
            <text:p><text:span text:style-name="T22"><text:s text:c="8"/></text:span><text:span text:style-name="T22">heap_update()@heapam.c <text:s text:c="21"/>&lt;-- <text:s/>1</text:span><text:span text:style-name="T22">レコード目更新</text:span></text:p>
            <text:p><text:span text:style-name="T22"><text:s text:c="11"/></text:span><text:span text:style-name="T23">XLogInsert() @xlog.c</text:span><text:span text:style-name="T22"> <text:s text:c="20"/>&lt;-- <text:s/>WAL</text:span><text:span text:style-name="T22">ログバッファに書き込み <text:s text:c="12"/></text:span><text:span text:style-name="T22">----(3)</text:span></text:p>
            <text:p><text:span text:style-name="T22"><text:s text:c="57"/></text:span><text:span text:style-name="T22">WAL</text:span><text:span text:style-name="T22">ログ書き込みの</text:span><text:span text:style-name="T22">LSN</text:span><text:span text:style-name="T22">を更新ページに書き込む</text:span></text:p>
            <text:p><text:span text:style-name="T22"/></text:p>
            <text:p><text:span text:style-name="T22"><text:s text:c="7"/></text:span><text:span text:style-name="T22">heap_update()@heapam.c <text:s text:c="22"/>&lt;-- 2</text:span><text:span text:style-name="T22">レコード目更新</text:span></text:p>
            <text:p><text:span text:style-name="T22"><text:s text:c="10"/></text:span><text:span text:style-name="T23">XLogInsert() @xlog.c</text:span><text:span text:style-name="T22"> <text:s text:c="21"/>&lt;-- WAL</text:span><text:span text:style-name="T22">ログバッファに書き込み <text:s text:c="14"/></text:span><text:span text:style-name="T22">----(4)</text:span></text:p>
            <text:p><text:span text:style-name="T22"><text:s text:c="56"/></text:span><text:span text:style-name="T22">WAL</text:span><text:span text:style-name="T22">ログ書き込みの</text:span><text:span text:style-name="T22">LSN</text:span><text:span text:style-name="T22">を更新ページに書き込む</text:span></text:p>
            <text:p><text:span text:style-name="T22"/></text:p>
            <text:p><text:span text:style-name="T22"><text:s text:c="8"/></text:span><text:span text:style-name="T22">finish_xact_command() @postgres.c <text:s text:c="10"/>&lt;--</text:span><text:span text:style-name="T22">　</text:span><text:span text:style-name="T22">commit</text:span><text:span text:style-name="T22">処理</text:span></text:p>
            <text:p><text:span text:style-name="T22"><text:s text:c="11"/></text:span><text:span text:style-name="T23">XLogInsert() @xlog.c</text:span><text:span text:style-name="T22"> <text:s text:c="20"/>&lt;-- WAL</text:span><text:span text:style-name="T22">ログバッファに書き込み <text:s text:c="14"/></text:span><text:span text:style-name="T22">----(5)</text:span></text:p>
            <text:p><text:span text:style-name="T22"/></text:p>
            <text:p><text:span text:style-name="T22"><text:s text:c="8"/></text:span><text:span text:style-name="T22">CommitTransaction()@xact.c</text:span></text:p>
            <text:p><text:span text:style-name="T22"><text:s text:c="11"/></text:span><text:span text:style-name="T23">XLogFlush() @xlog.c</text:span></text:p>
            <text:p><text:span text:style-name="T23"><text:s text:c="14"/></text:span><text:span text:style-name="T23">XLogWrite() @xlog.c</text:span><text:span text:style-name="T22"> <text:s text:c="18"/>&lt;-- WAL</text:span><text:span text:style-name="T22">ログに書き込み <text:s text:c="22"/></text:span><text:span text:style-name="T22">----(6)</text:span></text:p>
            <text:p><text:span text:style-name="T22"><text:s text:c="14"/></text:span><text:span text:style-name="T23">issue_xlog_fsync() @xlog.c</text:span><text:span text:style-name="T22"> <text:s text:c="11"/>&lt;-- </text:span><text:span text:style-name="T22">同期書き込み</text:span><text:span text:style-name="T22">fsync() || fdatasync()</text:span><text:span text:style-name="T22">実行</text:span></text:p>
            <text:p><text:span text:style-name="T22"/></text:p>
            <text:p><text:span text:style-name="T22"><text:s text:c="8"/></text:span><text:span text:style-name="T22">TransactionIdSetTreeStatus() @transam.c</text:span></text:p>
            <text:p><text:span text:style-name="T22"><text:s text:c="11"/></text:span><text:span text:style-name="T22">TransactionIdCommitTree() @transam.c <text:s text:c="4"/>&lt;-- CLOG</text:span><text:span text:style-name="T22">に</text:span><text:span text:style-name="T22">"COMMITTED"</text:span><text:span text:style-name="T22">書き込み <text:s text:c="14"/></text:span><text:span text:style-name="T22">----(7)</text:span></text:p>
            <text:p><text:span text:style-name="T22"/></text:p>
          </draw:text-box>
        </draw:frame>
        <presentation:notes draw:style-name="dp2">
          <draw:page-thumbnail draw:style-name="gr24"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line draw:style-name="gr68" draw:text-style-name="P20" draw:layer="layout" svg:x1="5.5cm" svg:y1="8.522cm" svg:x2="22.399cm" svg:y2="8.5cm">
          <text:p/>
        </draw:line>
        <draw:custom-shape draw:style-name="gr101" draw:text-style-name="P9" draw:layer="layout" svg:width="4.2cm" svg:height="3.5cm" svg:x="8.3cm" svg:y="6.1cm">
          <text:p text:style-name="P8"><text:span text:style-name="T1">更新したデータがある</text:span></text:p>
          <text:p text:style-name="P8"><text:span text:style-name="T1">ページ＝ブロックの</text:span></text:p>
          <text:p text:style-name="P8"><text:span text:style-name="T1">XlogRecPtr</text:span><text:span text:style-name="T1">に</text:span><text:span text:style-name="T24">LSN_1</text:span><text:span text:style-name="T1">を</text:span></text:p>
          <text:p text:style-name="P8"><text:span text:style-name="T1">書き込む</text:span></text:p>
          <text:p text:style-name="P1"><text:span text:style-name="T1"/></text:p>
          <text:p text:style-name="P1"><text:span text:style-name="T1"/></text:p>
          <text:p text:style-name="P1"><text:span text:style-name="T1"/></text:p>
          <draw:enhanced-geometry svg:viewBox="0 0 21600 21600" draw:glue-points="10800 0 0 10800 10800 21600 21600 10800 ?f40 ?f41" draw:text-areas="0 0 21600 21600" draw:type="rectangular-callout" draw:modifiers="25301.9757200666 14085.34704370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02" draw:text-style-name="P17" draw:layer="layout" svg:width="4.268cm" svg:height="1.004cm" svg:x="0.878cm" svg:y="6.607cm">
          <text:p text:style-name="P16"><text:span text:style-name="T8">postgres</text:span><text:span text:style-name="T8">プロセス</text:span></text:p>
        </draw:rect>
        <draw:frame draw:style-name="gr103" draw:text-style-name="P17" draw:layer="layout" svg:width="3.576cm" svg:height="1.342cm" svg:x="1.224cm" svg:y="11.059cm">
          <draw:text-box>
            <text:p text:style-name="P16"><text:span text:style-name="T8">WAL</text:span><text:span text:style-name="T8">ログ</text:span><text:span text:style-name="T8">pg_xlog/</text:span></text:p>
          </draw:text-box>
        </draw:frame>
        <draw:rect draw:style-name="gr104" draw:text-style-name="P20" draw:layer="layout" svg:width="4.178cm" svg:height="2.499cm" svg:x="0.923cm" svg:y="7.8cm">
          <text:p/>
        </draw:rect>
        <draw:rect draw:style-name="gr105" draw:text-style-name="P39" draw:layer="layout" svg:width="3.772cm" svg:height="1cm" svg:x="1.126cm" svg:y="8cm">
          <text:p text:style-name="P16"><text:span text:style-name="T25">共有バッファ</text:span></text:p>
          <text:p text:style-name="P16"><text:span text:style-name="T25"/></text:p>
        </draw:rect>
        <draw:rect draw:style-name="gr105" draw:text-style-name="P39" draw:layer="layout" svg:width="3.805cm" svg:height="0.971cm" svg:x="1.11cm" svg:y="9.205cm">
          <text:p text:style-name="P16"><text:span text:style-name="T25">WAL</text:span><text:span text:style-name="T25">バッファ</text:span></text:p>
        </draw:rect>
        <draw:line draw:style-name="gr68" draw:text-style-name="P20" draw:layer="layout" svg:x1="13.425cm" svg:y1="7.177cm" svg:x2="13.435cm" svg:y2="8.537cm">
          <text:p/>
        </draw:line>
        <draw:line draw:style-name="gr106" draw:text-style-name="P20" draw:layer="layout" svg:x1="13.745cm" svg:y1="7.104cm" svg:x2="13.745cm" svg:y2="9.374cm">
          <text:p/>
        </draw:line>
        <draw:line draw:style-name="gr68" draw:text-style-name="P20" draw:layer="layout" svg:x1="5.601cm" svg:y1="10.112cm" svg:x2="22.5cm" svg:y2="10.093cm">
          <text:p/>
        </draw:line>
        <draw:line draw:style-name="gr68" draw:text-style-name="P20" draw:layer="layout" svg:x1="5.601cm" svg:y1="11.308cm" svg:x2="22.5cm" svg:y2="11.289cm">
          <text:p/>
        </draw:line>
        <draw:frame draw:style-name="gr107" draw:text-style-name="P17" draw:layer="layout" svg:width="1.93cm" svg:height="0.909cm" svg:x="12.559cm" svg:y="6.164cm">
          <draw:text-box>
            <text:p text:style-name="P16"><text:span text:style-name="T8">(3) </text:span></text:p>
          </draw:text-box>
        </draw:frame>
        <draw:frame draw:style-name="gr108" draw:text-style-name="P17" draw:layer="layout" svg:width="6.241cm" svg:height="0.948cm" svg:x="12.559cm" svg:y="6.127cm">
          <draw:text-box>
            <text:p text:style-name="P16"><text:span text:style-name="T8">(3)</text:span><text:span text:style-name="T8">行毎に更新情報を追加</text:span></text:p>
          </draw:text-box>
        </draw:frame>
        <draw:custom-shape draw:style-name="gr109" draw:text-style-name="P41" draw:layer="layout" svg:width="7.004cm" svg:height="1.226cm" svg:x="14.596cm" svg:y="7.3cm">
          <text:p text:style-name="P40"><text:span text:style-name="T8">書き込む</text:span><text:span text:style-name="T8">WAL</text:span><text:span text:style-name="T8">ログの</text:span><text:span text:style-name="T8">LSN = LSN_1 </text:span><text:span text:style-name="T8">が、</text:span></text:p>
          <text:p text:style-name="P40"><text:span text:style-name="T8">WAL</text:span><text:span text:style-name="T8">バッファのデータにも書き込まれる。</text:span></text:p>
          <draw:enhanced-geometry svg:viewBox="0 0 21600 21600" draw:glue-points="10800 0 0 10800 10800 21600 21600 10800 ?f40 ?f41" draw:text-areas="0 0 21600 21600" draw:type="rectangular-callout" draw:modifiers="-706.124197002141 37302.68948655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10" draw:text-style-name="P27" draw:layer="layout" svg:width="0.372cm" svg:height="2.005cm" svg:x="10.232cm" svg:y="11.976cm">
          <text:p text:style-name="P27"><text:span text:style-name="T1">XLogRecord</text:span></text:p>
        </draw:rect>
        <draw:rect draw:style-name="gr79" draw:text-style-name="P27" draw:layer="layout" svg:width="0.743cm" svg:height="2.005cm" svg:x="10.604cm" svg:y="11.976cm">
          <text:p text:style-name="P27"><text:span text:style-name="T1">Data</text:span></text:p>
        </draw:rect>
        <draw:rect draw:style-name="gr110" draw:text-style-name="P27" draw:layer="layout" svg:width="0.372cm" svg:height="2.005cm" svg:x="11.347cm" svg:y="11.976cm">
          <text:p text:style-name="P27"><text:span text:style-name="T1">XLogRecord</text:span></text:p>
        </draw:rect>
        <draw:rect draw:style-name="gr79" draw:text-style-name="P27" draw:layer="layout" svg:width="1.189cm" svg:height="2.005cm" svg:x="11.719cm" svg:y="11.976cm">
          <text:p text:style-name="P27"><text:span text:style-name="T1">Data</text:span></text:p>
        </draw:rect>
        <draw:rect draw:style-name="gr75" draw:text-style-name="P1" draw:layer="layout" svg:width="13.225cm" svg:height="4.041cm" svg:x="0.715cm" svg:y="26.758cm">
          <text:p/>
        </draw:rect>
        <draw:rect draw:style-name="gr8" draw:text-style-name="P42" draw:layer="layout" svg:width="6.246cm" svg:height="0.735cm" svg:x="0.715cm" svg:y="26.758cm">
          <text:p text:style-name="P1"><text:span text:style-name="T26">XLogRecPtr</text:span></text:p>
        </draw:rect>
        <draw:rect draw:style-name="gr8" draw:text-style-name="P42" draw:layer="layout" svg:width="2.571cm" svg:height="0.735cm" svg:x="6.961cm" svg:y="26.758cm">
          <text:p text:style-name="P1"><text:span text:style-name="T26">StartUpID</text:span></text:p>
        </draw:rect>
        <draw:rect draw:style-name="gr8" draw:text-style-name="P42" draw:layer="layout" svg:width="2.205cm" svg:height="0.735cm" svg:x="9.532cm" svg:y="26.758cm">
          <text:p text:style-name="P1"><text:span text:style-name="T26">pd_lower</text:span></text:p>
        </draw:rect>
        <draw:rect draw:style-name="gr8" draw:text-style-name="P42" draw:layer="layout" svg:width="2.203cm" svg:height="0.735cm" svg:x="11.737cm" svg:y="26.758cm">
          <text:p text:style-name="P1"><text:span text:style-name="T26">pd_upper</text:span></text:p>
        </draw:rect>
        <draw:rect draw:style-name="gr8" draw:text-style-name="P42" draw:layer="layout" svg:width="2.205cm" svg:height="0.735cm" svg:x="0.715cm" svg:y="27.493cm">
          <text:p text:style-name="P1"><text:span text:style-name="T26">pd_special</text:span></text:p>
        </draw:rect>
        <draw:rect draw:style-name="gr8" draw:text-style-name="P42" draw:layer="layout" svg:width="2.204cm" svg:height="0.735cm" svg:x="2.92cm" svg:y="27.493cm">
          <text:p text:style-name="P1"><text:span text:style-name="T26">pd_pagesize_</text:span></text:p>
          <text:p text:style-name="P1"><text:span text:style-name="T26">version</text:span></text:p>
        </draw:rect>
        <draw:rect draw:style-name="gr8" draw:text-style-name="P42" draw:layer="layout" svg:width="1.837cm" svg:height="0.735cm" svg:x="5.124cm" svg:y="27.493cm">
          <text:p text:style-name="P1"><text:span text:style-name="T26">pd_prune</text:span></text:p>
          <text:p text:style-name="P1"><text:span text:style-name="T26">_xid</text:span></text:p>
        </draw:rect>
        <draw:rect draw:style-name="gr111" draw:text-style-name="P43" draw:layer="layout" svg:width="2.571cm" svg:height="0.735cm" svg:x="6.961cm" svg:y="27.493cm">
          <text:p text:style-name="P1"><text:span text:style-name="T27">１</text:span></text:p>
        </draw:rect>
        <draw:rect draw:style-name="gr111" draw:text-style-name="P44" draw:layer="layout" svg:width="2.205cm" svg:height="0.735cm" svg:x="9.532cm" svg:y="27.493cm">
          <text:p text:style-name="P1"><text:span text:style-name="T28">未使用</text:span></text:p>
        </draw:rect>
        <draw:rect draw:style-name="gr112" draw:text-style-name="P45" draw:layer="layout" svg:width="8.081cm" svg:height="0.735cm" svg:x="5.859cm" svg:y="30.064cm">
          <text:p/>
        </draw:rect>
        <draw:rect draw:style-name="gr113" draw:text-style-name="P45" draw:layer="layout" svg:width="3.38cm" svg:height="0.735cm" svg:x="2.479cm" svg:y="30.064cm">
          <text:p/>
        </draw:rect>
        <draw:line draw:style-name="gr29" draw:text-style-name="P1" draw:layer="layout" svg:x1="8.063cm" svg:y1="27.86cm" svg:x2="5.859cm" svg:y2="30.064cm">
          <text:p/>
        </draw:line>
        <draw:rect draw:style-name="gr111" draw:text-style-name="P43" draw:layer="layout" svg:width="2.205cm" svg:height="0.735cm" svg:x="11.733cm" svg:y="27.494cm">
          <text:p text:style-name="P1"><text:span text:style-name="T27">3</text:span></text:p>
        </draw:rect>
        <draw:line draw:style-name="gr29" draw:text-style-name="P1" draw:layer="layout" svg:x1="12.401cm" svg:y1="27.746cm" svg:x2="2.552cm" svg:y2="30.211cm">
          <text:p/>
        </draw:line>
        <draw:rect draw:style-name="gr31" draw:text-style-name="P1" draw:layer="layout" svg:width="2.6cm" svg:height="1.245cm" svg:x="9.6cm" svg:y="8.2cm">
          <text:p/>
        </draw:rect>
        <draw:rect draw:style-name="gr30" draw:text-style-name="P1" draw:layer="layout" svg:width="1.101cm" svg:height="0.367cm" svg:x="11.069cm" svg:y="9.078cm">
          <text:p/>
        </draw:rect>
        <draw:custom-shape draw:style-name="gr12" draw:text-style-name="P1" draw:layer="layout" svg:width="0.545cm" svg:height="2.7cm" draw:transform="rotate (-1.57271618897298) translate (16.301cm 10.16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4" draw:text-style-name="P17" draw:layer="layout" svg:width="7.318cm" svg:height="0.908cm" svg:x="14.282cm" svg:y="10.558cm">
          <draw:text-box>
            <text:p text:style-name="P16"><text:span text:style-name="T8">RM_HEAP</text:span><text:span text:style-name="T8">の書き込み </text:span></text:p>
          </draw:text-box>
        </draw:frame>
        <draw:rect draw:style-name="gr115" draw:text-style-name="P47" draw:layer="layout" svg:width="1.252cm" svg:height="0.676cm" svg:x="13.548cm" svg:y="9.4cm">
          <text:p text:style-name="P46"><text:span text:style-name="T24">LSN_1</text:span></text:p>
        </draw:rect>
        <draw:rect draw:style-name="gr116" draw:text-style-name="P27" draw:layer="layout" svg:width="1.5cm" svg:height="0.676cm" svg:x="14.8cm" svg:y="9.4cm">
          <text:p/>
        </draw:rect>
        <draw:path draw:style-name="gr117" draw:text-style-name="P1" draw:layer="layout" svg:width="0.499cm" svg:height="2.499cm" svg:x="12.8cm" svg:y="9.5cm" svg:viewBox="0 0 500 2500" svg:d="M372 2500c-224-53-232-298-272-466-39-168-71-339-80-512-9-181-41-367 1-544 36-158 85-314 144-466 64-169 176-320 287-466l48-46">
          <text:p/>
        </draw:path>
        <draw:path draw:style-name="gr117" draw:text-style-name="P1" draw:layer="layout" svg:width="0.308cm" svg:height="0.999cm" svg:x="13.2cm" svg:y="8.5cm" svg:viewBox="0 0 309 1000" svg:d="M229 1000c-138-21-143-120-168-187-24-67-43-136-48-204-7-73-25-147-1-218 23-63 54-126 89-186 40-69 109-128 177-186l31-19">
          <text:p/>
        </draw:path>
        <draw:custom-shape draw:style-name="gr92" draw:text-style-name="P35" draw:layer="layout" svg:width="1.4cm" svg:height="0.54cm" svg:x="13.4cm" svg:y="12.226cm">
          <text:p text:style-name="P1"><text:span text:style-name="T19">LSN_1</text:span></text:p>
          <draw:enhanced-geometry svg:viewBox="0 0 21600 21600" draw:glue-points="10800 0 0 10800 10800 21600 21600 10800 ?f40 ?f41" draw:text-areas="0 0 21600 21600" draw:type="rectangular-callout" draw:modifiers="-5874.08993576017 -10780.03696857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18" draw:text-style-name="P48" draw:layer="layout" svg:width="1.085cm" svg:height="0.5cm" svg:x="9.615cm" svg:y="8.2cm">
          <text:p text:style-name="P1"><text:span text:style-name="T24">LSN_1</text:span></text:p>
        </draw:rect>
        <draw:line draw:style-name="gr27" draw:text-style-name="P1" draw:layer="layout" svg:x1="6.067cm" svg:y1="11.995cm" svg:x2="22.5cm" svg:y2="11.995cm">
          <text:p/>
        </draw:line>
        <draw:line draw:style-name="gr27" draw:text-style-name="P1" draw:layer="layout" svg:x1="6.067cm" svg:y1="14cm" svg:x2="22.5cm" svg:y2="14cm">
          <text:p/>
        </draw:line>
        <draw:custom-shape draw:style-name="gr119" draw:text-style-name="P1" draw:layer="layout" svg:width="4cm" svg:height="3.5cm" svg:x="1.012cm" svg:y="1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8" draw:text-style-name="P20" draw:layer="layout" svg:x1="5.204cm" svg:y1="7.178cm" svg:x2="22.6cm" svg:y2="7.156cm">
          <text:p/>
        </draw:line>
        <draw:frame draw:style-name="gr120" draw:text-style-name="P17" draw:layer="layout" svg:width="8.308cm" svg:height="0.649cm" svg:x="3.192cm" svg:y="5.308cm">
          <draw:text-box>
            <text:p text:style-name="P16"><text:span text:style-name="T8">(1) UPDATE tbl SET data = 'a' WHERE id &lt; 3</text:span></text:p>
          </draw:text-box>
        </draw:frame>
        <draw:line draw:style-name="gr68" draw:text-style-name="P18" draw:layer="layout" svg:x1="5.509cm" svg:y1="6.036cm" svg:x2="5.509cm" svg:y2="7.2cm">
          <text:p/>
        </draw:line>
        <draw:line draw:style-name="gr68" draw:text-style-name="P18" draw:layer="layout" svg:x1="6.109cm" svg:y1="7.336cm" svg:x2="6.109cm" svg:y2="8.5cm">
          <text:p/>
        </draw:line>
        <draw:frame draw:style-name="gr121" draw:text-style-name="P17" draw:layer="layout" svg:width="2.908cm" svg:height="0.725cm" svg:x="5.592cm" svg:y="6.609cm">
          <draw:text-box>
            <text:p text:style-name="P16"><text:span text:style-name="T8">(2)CLOG</text:span><text:span text:style-name="T8">更新</text:span></text:p>
          </draw:text-box>
        </draw:frame>
        <presentation:notes draw:style-name="dp2">
          <draw:page-thumbnail draw:style-name="gr24"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line draw:style-name="gr68" draw:text-style-name="P20" draw:layer="layout" svg:x1="5.604cm" svg:y1="7.778cm" svg:x2="23cm" svg:y2="7.756cm">
          <text:p/>
        </draw:line>
        <draw:line draw:style-name="gr68" draw:text-style-name="P20" draw:layer="layout" svg:x1="5.5cm" svg:y1="9.022cm" svg:x2="22.896cm" svg:y2="9cm">
          <text:p/>
        </draw:line>
        <draw:line draw:style-name="gr68" draw:text-style-name="P20" draw:layer="layout" svg:x1="5.604cm" svg:y1="10.312cm" svg:x2="23cm" svg:y2="10.293cm">
          <text:p/>
        </draw:line>
        <draw:line draw:style-name="gr68" draw:text-style-name="P20" draw:layer="layout" svg:x1="5.604cm" svg:y1="11.408cm" svg:x2="23cm" svg:y2="11.389cm">
          <text:p/>
        </draw:line>
        <draw:rect draw:style-name="gr110" draw:text-style-name="P27" draw:layer="layout" svg:width="0.372cm" svg:height="2.116cm" svg:x="8.532cm" svg:y="12.564cm">
          <text:p text:style-name="P27"><text:span text:style-name="T1">XLogRecord</text:span></text:p>
        </draw:rect>
        <draw:rect draw:style-name="gr79" draw:text-style-name="P27" draw:layer="layout" svg:width="0.743cm" svg:height="2.116cm" svg:x="8.904cm" svg:y="12.564cm">
          <text:p text:style-name="P27"><text:span text:style-name="T1">Data</text:span></text:p>
        </draw:rect>
        <draw:rect draw:style-name="gr110" draw:text-style-name="P27" draw:layer="layout" svg:width="0.372cm" svg:height="2.116cm" svg:x="9.647cm" svg:y="12.564cm">
          <text:p text:style-name="P27"><text:span text:style-name="T1">XLogRecord</text:span></text:p>
        </draw:rect>
        <draw:rect draw:style-name="gr79" draw:text-style-name="P27" draw:layer="layout" svg:width="1.189cm" svg:height="2.116cm" svg:x="10.019cm" svg:y="12.564cm">
          <text:p text:style-name="P27"><text:span text:style-name="T1">Data</text:span></text:p>
        </draw:rect>
        <draw:rect draw:style-name="gr75" draw:text-style-name="P1" draw:layer="layout" svg:width="13.225cm" svg:height="4.041cm" svg:x="0.715cm" svg:y="26.758cm">
          <text:p/>
        </draw:rect>
        <draw:rect draw:style-name="gr8" draw:text-style-name="P42" draw:layer="layout" svg:width="6.246cm" svg:height="0.735cm" svg:x="0.715cm" svg:y="26.758cm">
          <text:p text:style-name="P1"><text:span text:style-name="T26">XLogRecPtr</text:span></text:p>
        </draw:rect>
        <draw:rect draw:style-name="gr8" draw:text-style-name="P42" draw:layer="layout" svg:width="2.571cm" svg:height="0.735cm" svg:x="6.961cm" svg:y="26.758cm">
          <text:p text:style-name="P1"><text:span text:style-name="T26">StartUpID</text:span></text:p>
        </draw:rect>
        <draw:rect draw:style-name="gr8" draw:text-style-name="P42" draw:layer="layout" svg:width="2.205cm" svg:height="0.735cm" svg:x="9.532cm" svg:y="26.758cm">
          <text:p text:style-name="P1"><text:span text:style-name="T26">pd_lower</text:span></text:p>
        </draw:rect>
        <draw:rect draw:style-name="gr8" draw:text-style-name="P42" draw:layer="layout" svg:width="2.203cm" svg:height="0.735cm" svg:x="11.737cm" svg:y="26.758cm">
          <text:p text:style-name="P1"><text:span text:style-name="T26">pd_upper</text:span></text:p>
        </draw:rect>
        <draw:rect draw:style-name="gr8" draw:text-style-name="P42" draw:layer="layout" svg:width="2.205cm" svg:height="0.735cm" svg:x="0.715cm" svg:y="27.493cm">
          <text:p text:style-name="P1"><text:span text:style-name="T26">pd_special</text:span></text:p>
        </draw:rect>
        <draw:rect draw:style-name="gr8" draw:text-style-name="P42" draw:layer="layout" svg:width="2.204cm" svg:height="0.735cm" svg:x="2.92cm" svg:y="27.493cm">
          <text:p text:style-name="P1"><text:span text:style-name="T26">pd_pagesize_</text:span></text:p>
          <text:p text:style-name="P1"><text:span text:style-name="T26">version</text:span></text:p>
        </draw:rect>
        <draw:rect draw:style-name="gr8" draw:text-style-name="P42" draw:layer="layout" svg:width="1.837cm" svg:height="0.735cm" svg:x="5.124cm" svg:y="27.493cm">
          <text:p text:style-name="P1"><text:span text:style-name="T26">pd_prune</text:span></text:p>
          <text:p text:style-name="P1"><text:span text:style-name="T26">_xid</text:span></text:p>
        </draw:rect>
        <draw:rect draw:style-name="gr111" draw:text-style-name="P43" draw:layer="layout" svg:width="2.571cm" svg:height="0.735cm" svg:x="6.961cm" svg:y="27.493cm">
          <text:p text:style-name="P1"><text:span text:style-name="T27">１</text:span></text:p>
        </draw:rect>
        <draw:rect draw:style-name="gr111" draw:text-style-name="P44" draw:layer="layout" svg:width="2.205cm" svg:height="0.735cm" svg:x="9.532cm" svg:y="27.493cm">
          <text:p text:style-name="P1"><text:span text:style-name="T28">未使用</text:span></text:p>
        </draw:rect>
        <draw:rect draw:style-name="gr112" draw:text-style-name="P45" draw:layer="layout" svg:width="8.081cm" svg:height="0.735cm" svg:x="5.859cm" svg:y="30.064cm">
          <text:p/>
        </draw:rect>
        <draw:rect draw:style-name="gr113" draw:text-style-name="P45" draw:layer="layout" svg:width="3.38cm" svg:height="0.735cm" svg:x="2.479cm" svg:y="30.064cm">
          <text:p/>
        </draw:rect>
        <draw:line draw:style-name="gr29" draw:text-style-name="P1" draw:layer="layout" svg:x1="8.063cm" svg:y1="27.86cm" svg:x2="5.859cm" svg:y2="30.064cm">
          <text:p/>
        </draw:line>
        <draw:rect draw:style-name="gr111" draw:text-style-name="P43" draw:layer="layout" svg:width="2.205cm" svg:height="0.735cm" svg:x="11.733cm" svg:y="27.494cm">
          <text:p text:style-name="P1"><text:span text:style-name="T27">3</text:span></text:p>
        </draw:rect>
        <draw:line draw:style-name="gr29" draw:text-style-name="P1" draw:layer="layout" svg:x1="12.401cm" svg:y1="27.746cm" svg:x2="2.552cm" svg:y2="30.211cm">
          <text:p/>
        </draw:line>
        <draw:rect draw:style-name="gr115" draw:text-style-name="P47" draw:layer="layout" svg:width="1.252cm" svg:height="0.676cm" svg:x="11.848cm" svg:y="9.6cm">
          <text:p text:style-name="P46"><text:span text:style-name="T24">LSN_1</text:span></text:p>
        </draw:rect>
        <draw:rect draw:style-name="gr116" draw:text-style-name="P27" draw:layer="layout" svg:width="1.5cm" svg:height="0.676cm" svg:x="13.1cm" svg:y="9.6cm">
          <text:p/>
        </draw:rect>
        <draw:line draw:style-name="gr27" draw:text-style-name="P1" draw:layer="layout" svg:x1="6.065cm" svg:y1="12.584cm" svg:x2="23cm" svg:y2="12.584cm">
          <text:p/>
        </draw:line>
        <draw:line draw:style-name="gr27" draw:text-style-name="P1" draw:layer="layout" svg:x1="6.065cm" svg:y1="14.699cm" svg:x2="23cm" svg:y2="14.699cm">
          <text:p/>
        </draw:line>
        <draw:rect draw:style-name="gr115" draw:text-style-name="P47" draw:layer="layout" svg:width="1.252cm" svg:height="0.676cm" svg:x="14.648cm" svg:y="9.6cm">
          <text:p text:style-name="P46"><text:span text:style-name="T24">LSN_2</text:span></text:p>
        </draw:rect>
        <draw:rect draw:style-name="gr122" draw:text-style-name="P27" draw:layer="layout" svg:width="1.5cm" svg:height="0.676cm" svg:x="15.9cm" svg:y="9.6cm">
          <text:p/>
        </draw:rect>
        <draw:rect draw:style-name="gr115" draw:text-style-name="P47" draw:layer="layout" svg:width="1.151cm" svg:height="0.676cm" svg:x="17.449cm" svg:y="9.601cm">
          <text:p text:style-name="P46"><text:span text:style-name="T24">LSN_3</text:span></text:p>
        </draw:rect>
        <draw:rect draw:style-name="gr123" draw:text-style-name="P27" draw:layer="layout" svg:width="1.001cm" svg:height="0.676cm" svg:x="18.6cm" svg:y="9.601cm">
          <text:p/>
        </draw:rect>
        <draw:rect draw:style-name="gr115" draw:text-style-name="P47" draw:layer="layout" svg:width="1.252cm" svg:height="2.113cm" svg:x="11.249cm" svg:y="12.584cm">
          <text:p text:style-name="P46"><text:span text:style-name="T24">LSN_1</text:span></text:p>
          <text:p text:style-name="P46"><text:span text:style-name="T24"/></text:p>
          <text:p text:style-name="P46"><text:span text:style-name="T24"/></text:p>
          <text:p text:style-name="P46"><text:span text:style-name="T24"/></text:p>
          <text:p text:style-name="P46"><text:span text:style-name="T24">HEAP</text:span></text:p>
        </draw:rect>
        <draw:rect draw:style-name="gr116" draw:text-style-name="P27" draw:layer="layout" svg:width="2.099cm" svg:height="2.113cm" svg:x="12.501cm" svg:y="12.584cm">
          <text:p/>
        </draw:rect>
        <draw:rect draw:style-name="gr115" draw:text-style-name="P47" draw:layer="layout" svg:width="1.251cm" svg:height="2.113cm" svg:x="14.548cm" svg:y="12.584cm">
          <text:p text:style-name="P46"><text:span text:style-name="T24">LSN_2</text:span></text:p>
          <text:p text:style-name="P46"><text:span text:style-name="T24"/></text:p>
          <text:p text:style-name="P46"><text:span text:style-name="T24"/></text:p>
          <text:p text:style-name="P46"><text:span text:style-name="T24"/></text:p>
          <text:p text:style-name="P46"><text:span text:style-name="T24">HEAP</text:span></text:p>
        </draw:rect>
        <draw:rect draw:style-name="gr122" draw:text-style-name="P27" draw:layer="layout" svg:width="1.801cm" svg:height="2.113cm" svg:x="15.799cm" svg:y="12.584cm">
          <text:p/>
        </draw:rect>
        <draw:rect draw:style-name="gr115" draw:text-style-name="P47" draw:layer="layout" svg:width="1.15cm" svg:height="2.112cm" svg:x="17.548cm" svg:y="12.588cm">
          <text:p text:style-name="P46"><text:span text:style-name="T24">LSN_3</text:span></text:p>
          <text:p text:style-name="P46"><text:span text:style-name="T24"/></text:p>
          <text:p text:style-name="P46"><text:span text:style-name="T24"/></text:p>
          <text:p text:style-name="P46"><text:span text:style-name="T24"/></text:p>
          <text:p text:style-name="P46"><text:span text:style-name="T24">XACT</text:span></text:p>
        </draw:rect>
        <draw:rect draw:style-name="gr123" draw:text-style-name="P27" draw:layer="layout" svg:width="1.402cm" svg:height="2.112cm" svg:x="18.698cm" svg:y="12.588cm">
          <text:p/>
        </draw:rect>
        <draw:line draw:style-name="gr27" draw:text-style-name="P1" draw:layer="layout" svg:x1="11.7cm" svg:y1="10.5cm" svg:x2="11.3cm" svg:y2="12.5cm">
          <text:p/>
        </draw:line>
        <draw:line draw:style-name="gr27" draw:text-style-name="P1" draw:layer="layout" svg:x1="19.6cm" svg:y1="10.5cm" svg:x2="20.1cm" svg:y2="12.5cm">
          <text:p/>
        </draw:line>
        <draw:line draw:style-name="gr68" draw:text-style-name="P20" draw:layer="layout" svg:x1="14.525cm" svg:y1="7.77cm" svg:x2="14.535cm" svg:y2="9.072cm">
          <text:p/>
        </draw:line>
        <draw:line draw:style-name="gr106" draw:text-style-name="P20" draw:layer="layout" svg:x1="14.745cm" svg:y1="7.7cm" svg:x2="14.745cm" svg:y2="9.67cm">
          <text:p/>
        </draw:line>
        <draw:line draw:style-name="gr68" draw:text-style-name="P20" draw:layer="layout" svg:x1="17.525cm" svg:y1="7.77cm" svg:x2="17.535cm" svg:y2="9.072cm">
          <text:p/>
        </draw:line>
        <draw:line draw:style-name="gr106" draw:text-style-name="P20" draw:layer="layout" svg:x1="17.745cm" svg:y1="7.7cm" svg:x2="17.745cm" svg:y2="9.67cm">
          <text:p/>
        </draw:line>
        <draw:frame draw:style-name="gr114" draw:text-style-name="P17" draw:layer="layout" svg:width="3.5cm" svg:height="0.908cm" svg:x="13cm" svg:y="7.069cm">
          <draw:text-box>
            <text:p text:style-name="P16"><text:span text:style-name="T8">(4)2</text:span><text:span text:style-name="T8">行目の更新 </text:span></text:p>
          </draw:text-box>
        </draw:frame>
        <draw:frame draw:style-name="gr114" draw:text-style-name="P17" draw:layer="layout" svg:width="3.5cm" svg:height="0.908cm" svg:x="16.8cm" svg:y="7.069cm">
          <draw:text-box>
            <text:p text:style-name="P16"><text:span text:style-name="T8">(5)COMMIT</text:span></text:p>
          </draw:text-box>
        </draw:frame>
        <draw:custom-shape draw:style-name="gr46" draw:text-style-name="P2" draw:layer="layout" svg:width="8.5cm" svg:height="0.9cm" svg:x="11.6cm" svg:y="11.6cm">
          <text:p text:style-name="P1"><text:span text:style-name="T1">(6)WAL</text:span><text:span text:style-name="T1">ログに同期書き込み</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0.545cm" svg:height="5.7cm" draw:transform="rotate (-1.57271618897298) translate (17.401cm 10.265cm)">
          <text:p/>
          <draw:enhanced-geometry svg:viewBox="0 0 21600 21600" draw:mirror-vertical="false" draw:glue-points="0 0 0 21600 21600 10800" draw:text-areas="0 ?f9 7800 ?f10" draw:type="right-brace" draw:modifiers="1273.0398175758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4" draw:text-style-name="P17" draw:layer="layout" svg:width="8.518cm" svg:height="1.199cm" svg:x="12.582cm" svg:y="10.658cm">
          <draw:text-box>
            <text:p text:style-name="P16"><text:span text:style-name="T8">RM_HEAP</text:span><text:span text:style-name="T8">の書き込み 　　　　</text:span><text:span text:style-name="T8">RM_XACT</text:span><text:span text:style-name="T8">の書き込み</text:span></text:p>
          </draw:text-box>
        </draw:frame>
        <draw:custom-shape draw:style-name="gr12" draw:text-style-name="P1" draw:layer="layout" svg:width="0.332cm" svg:height="2.3cm" draw:transform="rotate (-1.57271618897298) translate (19.701cm 10.268cm)">
          <text:p/>
          <draw:enhanced-geometry svg:viewBox="0 0 21600 21600"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02" draw:text-style-name="P17" draw:layer="layout" svg:width="4.268cm" svg:height="1.004cm" svg:x="0.878cm" svg:y="7.308cm">
          <text:p text:style-name="P16"><text:span text:style-name="T8">postgres</text:span><text:span text:style-name="T8">プロセス</text:span></text:p>
        </draw:rect>
        <draw:frame draw:style-name="gr103" draw:text-style-name="P17" draw:layer="layout" svg:width="3.576cm" svg:height="1.342cm" svg:x="1.224cm" svg:y="11.76cm">
          <draw:text-box>
            <text:p text:style-name="P16"><text:span text:style-name="T8">WAL</text:span><text:span text:style-name="T8">ログ</text:span><text:span text:style-name="T8">pg_xlog/</text:span></text:p>
          </draw:text-box>
        </draw:frame>
        <draw:rect draw:style-name="gr104" draw:text-style-name="P20" draw:layer="layout" svg:width="4.178cm" svg:height="2.499cm" svg:x="0.923cm" svg:y="8.501cm">
          <text:p/>
        </draw:rect>
        <draw:rect draw:style-name="gr105" draw:text-style-name="P39" draw:layer="layout" svg:width="3.772cm" svg:height="1cm" svg:x="1.126cm" svg:y="8.701cm">
          <text:p text:style-name="P16"><text:span text:style-name="T25">共有バッファ</text:span></text:p>
          <text:p text:style-name="P16"><text:span text:style-name="T25"/></text:p>
        </draw:rect>
        <draw:rect draw:style-name="gr105" draw:text-style-name="P39" draw:layer="layout" svg:width="3.805cm" svg:height="0.971cm" svg:x="1.11cm" svg:y="9.906cm">
          <text:p text:style-name="P16"><text:span text:style-name="T25">WAL</text:span><text:span text:style-name="T25">バッファ</text:span></text:p>
        </draw:rect>
        <draw:custom-shape draw:style-name="gr119" draw:text-style-name="P1" draw:layer="layout" svg:width="4cm" svg:height="3.5cm" svg:x="1.012cm" svg:y="11.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8" draw:text-style-name="P18" draw:layer="layout" svg:x1="20.809cm" svg:y1="7.737cm" svg:x2="20.809cm" svg:y2="8.901cm">
          <text:p/>
        </draw:line>
        <draw:frame draw:style-name="gr121" draw:text-style-name="P17" draw:layer="layout" svg:width="2.908cm" svg:height="0.725cm" svg:x="20.292cm" svg:y="7.01cm">
          <draw:text-box>
            <text:p text:style-name="P16"><text:span text:style-name="T8">(7)CLOG</text:span><text:span text:style-name="T8">更新</text:span></text:p>
          </draw:text-box>
        </draw:frame>
        <presentation:notes draw:style-name="dp2">
          <draw:page-thumbnail draw:style-name="gr24"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1" draw:master-page-name="標準">
        <office:forms form:automatic-focus="false" form:apply-design-mode="false"/>
        <draw:frame draw:style-name="gr124" draw:text-style-name="P49" draw:layer="layout" svg:width="2.91cm" svg:height="0.841cm" svg:x="2.59cm" svg:y="6.591cm">
          <draw:text-box>
            <text:p text:style-name="P16"><text:span text:style-name="T29">WAL</text:span><text:span text:style-name="T29">ログ</text:span><text:span text:style-name="T29">pg_xlog/</text:span></text:p>
          </draw:text-box>
        </draw:frame>
        <draw:rect draw:style-name="gr104" draw:text-style-name="P20" draw:layer="layout" svg:width="3.4cm" svg:height="1.606cm" svg:x="2.274cm" svg:y="4.477cm">
          <text:p/>
        </draw:rect>
        <draw:frame draw:style-name="gr125" draw:text-style-name="P50" draw:layer="layout" svg:width="2.437cm" svg:height="0.937cm" svg:x="2.565cm" svg:y="7.101cm">
          <draw:text-box>
            <text:p text:style-name="P21"><text:span text:style-name="T29">データ領域 </text:span><text:span text:style-name="T29">base/</text:span></text:p>
          </draw:text-box>
        </draw:frame>
        <draw:rect draw:style-name="gr105" draw:text-style-name="P15" draw:layer="layout" svg:width="3.07cm" svg:height="0.609cm" svg:x="2.408cm" svg:y="4.673cm">
          <text:p text:style-name="P16"><text:span text:style-name="T30">共有バッファ</text:span></text:p>
        </draw:rect>
        <draw:rect draw:style-name="gr105" draw:text-style-name="P15" draw:layer="layout" svg:width="3.096cm" svg:height="0.609cm" svg:x="2.38cm" svg:y="5.366cm">
          <text:p text:style-name="P16"><text:span text:style-name="T30">WAL</text:span><text:span text:style-name="T30">バッファ</text:span></text:p>
        </draw:rect>
        <draw:line draw:style-name="gr68" draw:text-style-name="P20" draw:layer="layout" svg:x1="7.384cm" svg:y1="2.928cm" svg:x2="7.384cm" svg:y2="3.608cm">
          <text:p/>
        </draw:line>
        <draw:frame draw:style-name="gr120" draw:text-style-name="P17" draw:layer="layout" svg:width="3.209cm" svg:height="0.649cm" svg:x="6.291cm" svg:y="2.508cm">
          <draw:text-box>
            <text:p text:style-name="P16"><text:span text:style-name="T8">(1)CHECKPOINT</text:span></text:p>
          </draw:text-box>
        </draw:frame>
        <draw:line draw:style-name="gr68" draw:text-style-name="P20" draw:layer="layout" svg:x1="6.193cm" svg:y1="4.925cm" svg:x2="20.5cm" svg:y2="4.911cm">
          <text:p/>
        </draw:line>
        <draw:line draw:style-name="gr68" draw:text-style-name="P20" draw:layer="layout" svg:x1="6.193cm" svg:y1="5.624cm" svg:x2="20.5cm" svg:y2="5.612cm">
          <text:p/>
        </draw:line>
        <draw:line draw:style-name="gr68" draw:text-style-name="P20" draw:layer="layout" svg:x1="6.193cm" svg:y1="6.625cm" svg:x2="20.5cm" svg:y2="6.613cm">
          <text:p/>
        </draw:line>
        <draw:line draw:style-name="gr68" draw:text-style-name="P20" draw:layer="layout" svg:x1="6.193cm" svg:y1="7.727cm" svg:x2="20.5cm" svg:y2="7.715cm">
          <text:p/>
        </draw:line>
        <draw:line draw:style-name="gr27" draw:text-style-name="P1" draw:layer="layout" svg:x1="7.4cm" svg:y1="3.7cm" svg:x2="7.4cm" svg:y2="7.7cm">
          <text:p/>
        </draw:line>
        <draw:custom-shape draw:style-name="gr126" draw:text-style-name="P51" draw:layer="layout" svg:width="3.2cm" svg:height="1cm" svg:x="5.8cm" svg:y="8cm">
          <text:p text:style-name="P8"><text:span text:style-name="T26">Checkpoint</text:span><text:span text:style-name="T26">開始時の</text:span></text:p>
          <text:p text:style-name="P8"><text:span text:style-name="T26">LSN=redoPoint</text:span></text:p>
          <draw:enhanced-geometry svg:viewBox="0 0 21600 21600" draw:glue-points="10800 0 0 10800 10800 21600 21600 10800 ?f40 ?f41" draw:text-areas="0 0 21600 21600" draw:type="rectangular-callout" draw:modifiers="11120.5248359888 -29540.85914085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8" draw:text-style-name="P20" draw:layer="layout" svg:x1="8.434cm" svg:y1="4.937cm" svg:x2="8.434cm" svg:y2="7.697cm">
          <text:p/>
        </draw:line>
        <draw:line draw:style-name="gr68" draw:text-style-name="P20" draw:layer="layout" svg:x1="9.134cm" svg:y1="4.937cm" svg:x2="9.134cm" svg:y2="7.697cm">
          <text:p/>
        </draw:line>
        <draw:line draw:style-name="gr68" draw:text-style-name="P20" draw:layer="layout" svg:x1="9.734cm" svg:y1="4.937cm" svg:x2="9.734cm" svg:y2="7.697cm">
          <text:p/>
        </draw:line>
        <draw:line draw:style-name="gr68" draw:text-style-name="P20" draw:layer="layout" svg:x1="13.334cm" svg:y1="4.937cm" svg:x2="13.334cm" svg:y2="7.697cm">
          <text:p/>
        </draw:line>
        <draw:rect draw:style-name="gr102" draw:text-style-name="P50" draw:layer="layout" svg:width="3.474cm" svg:height="0.629cm" svg:x="2.142cm" svg:y="3.263cm">
          <text:p text:style-name="P21"><text:span text:style-name="T29">バックグランドライタ</text:span></text:p>
          <text:p text:style-name="P21"><text:span text:style-name="T29">(CHECKPOINTER)</text:span></text:p>
        </draw:rect>
        <draw:line draw:style-name="gr68" draw:text-style-name="P20" draw:layer="layout" svg:x1="6.193cm" svg:y1="3.621cm" svg:x2="20.5cm" svg:y2="3.607cm">
          <text:p/>
        </draw:line>
        <draw:custom-shape draw:style-name="gr12" draw:text-style-name="P1" draw:layer="layout" svg:width="0.498cm" svg:height="5.4cm" draw:transform="rotate (-1.57271618897298) translate (13.5cm 4.355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68" draw:text-style-name="P20" draw:layer="layout" svg:x1="12.634cm" svg:y1="4.937cm" svg:x2="12.634cm" svg:y2="7.697cm">
          <text:p/>
        </draw:line>
        <draw:frame draw:style-name="gr127" draw:layer="layout" svg:width="2.695cm" svg:height="1.102cm" svg:x="9.9cm" svg:y="5.329cm">
          <draw:text-box>
            <text:p>.......</text:p>
          </draw:text-box>
        </draw:frame>
        <draw:frame draw:style-name="gr121" draw:text-style-name="P17" draw:layer="layout" svg:width="6.708cm" svg:height="1.199cm" svg:x="8cm" svg:y="3.903cm">
          <draw:text-box>
            <text:p text:style-name="P16"><text:span text:style-name="T8">共有メモリ上のデータを</text:span><text:span text:style-name="T8">HDD</text:span><text:span text:style-name="T8">に書き出す</text:span></text:p>
          </draw:text-box>
        </draw:frame>
        <draw:line draw:style-name="gr128" draw:text-style-name="P1" draw:layer="layout" svg:x1="16.6cm" svg:y1="3.6cm" svg:x2="16.6cm" svg:y2="5.6cm">
          <text:p/>
        </draw:line>
        <draw:frame draw:style-name="gr129" draw:text-style-name="P17" draw:layer="layout" svg:width="4.508cm" svg:height="1.199cm" svg:x="14.292cm" svg:y="2.509cm">
          <draw:text-box>
            <text:p text:style-name="P16"><text:span text:style-name="T8">(2)CHECKPOINT</text:span><text:span text:style-name="T8">の</text:span></text:p>
            <text:p text:style-name="P16"><text:span text:style-name="T8">　　</text:span><text:span text:style-name="T8">WAL</text:span><text:span text:style-name="T8">ログ書き込み</text:span></text:p>
          </draw:text-box>
        </draw:frame>
        <draw:custom-shape draw:style-name="gr12" draw:text-style-name="P1" draw:layer="layout" svg:width="0.498cm" svg:height="11.5cm" draw:transform="rotate (-1.57271618897298) translate (18.501cm 2.013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0" draw:text-style-name="P17" draw:layer="layout" svg:width="3.7cm" svg:height="0.649cm" svg:x="10.3cm" svg:y="1.306cm">
          <draw:text-box>
            <text:p text:style-name="P16"><text:span text:style-name="T8">Fuzzy CheckPoint</text:span></text:p>
          </draw:text-box>
        </draw:frame>
        <draw:line draw:style-name="gr20" draw:text-style-name="P1" draw:layer="layout" svg:x1="18.4cm" svg:y1="3.6cm" svg:x2="18.4cm" svg:y2="7.6cm">
          <text:p/>
        </draw:line>
        <draw:line draw:style-name="gr130" draw:text-style-name="P52" draw:layer="layout" svg:x1="16.609cm" svg:y1="5.641cm" svg:x2="16.609cm" svg:y2="6.611cm">
          <text:p/>
        </draw:line>
        <draw:frame draw:style-name="gr131" draw:text-style-name="P17" draw:layer="layout" svg:width="3.266cm" svg:height="0.841cm" svg:x="2.79cm" svg:y="16.091cm">
          <draw:text-box>
            <text:p text:style-name="P16"><text:span text:style-name="T8">WAL</text:span><text:span text:style-name="T8">ログ</text:span><text:span text:style-name="T8">pg_xlog/</text:span></text:p>
          </draw:text-box>
        </draw:frame>
        <draw:frame draw:style-name="gr132" draw:text-style-name="P22" draw:layer="layout" svg:width="2.437cm" svg:height="1.114cm" svg:x="2.765cm" svg:y="16.601cm">
          <draw:text-box>
            <text:p text:style-name="P21"><text:span text:style-name="T8">データ領域 </text:span><text:span text:style-name="T8">base/</text:span></text:p>
          </draw:text-box>
        </draw:frame>
        <draw:custom-shape draw:style-name="gr126" draw:text-style-name="P51" draw:layer="layout" svg:width="3.5cm" svg:height="1.5cm" svg:x="7.5cm" svg:y="15.2cm">
          <text:p text:style-name="P8"><text:span text:style-name="T26">(3)Redo</text:span><text:span text:style-name="T26">ポイントから</text:span></text:p>
          <text:p text:style-name="P8"><text:span text:style-name="T26"><text:s text:c="3"/></text:span><text:span text:style-name="T26">リカバリ開始</text:span></text:p>
          <draw:enhanced-geometry svg:viewBox="0 0 21600 21600" draw:glue-points="10800 0 0 10800 10800 21600 21600 10800 ?f40 ?f41" draw:text-areas="0 0 21600 21600" draw:type="rectangular-callout" draw:modifiers="20150.1285347044 -7353.497668221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2" draw:layer="layout" svg:width="3.8cm" svg:height="2.3cm" svg:x="4cm" svg:y="11.7cm">
          <text:p text:style-name="P1"><text:span text:style-name="T1">Control</text:span><text:span text:style-name="T1">ファイル</text:span></text:p>
          <text:p text:style-name="P1"><text:span text:style-name="T1">Status</text:span></text:p>
          <text:p text:style-name="P1"><text:span text:style-name="T24">LatestCheckPoint</text:span></text:p>
          <text:p text:style-name="P1"><text:span text:style-name="T1">Perior CheckPoint</text:span></text:p>
          <text:p text:style-name="P1"><text:span text:style-name="T1"/></text:p>
          <text:p text:style-name="P1"><text:span text:style-name="T1"/></text:p>
          <draw:enhanced-geometry svg:viewBox="0 0 21600 21600" draw:glue-points="10800 0 0 10800 10800 21600 21600 10800" draw:text-areas="0 4300 21600 21600" draw:type="flowchart-card" draw:enhanced-path="M 4300 0 L 21600 0 21600 21600 0 21600 0 4300 4300 0 Z N"/>
        </draw:custom-shape>
        <draw:line draw:style-name="gr128" draw:text-style-name="P1" draw:layer="layout" svg:x1="6.7cm" svg:y1="16.8cm" svg:x2="6.7cm" svg:y2="14.5cm">
          <text:p/>
        </draw:line>
        <draw:rect draw:style-name="gr110" draw:text-style-name="P53" draw:layer="layout" svg:width="0.5cm" svg:height="2.6cm" svg:x="10.8cm" svg:y="12.776cm">
          <text:p text:style-name="P53"><text:span text:style-name="T31">XLogRecord</text:span></text:p>
        </draw:rect>
        <draw:rect draw:style-name="gr79" draw:text-style-name="P27" draw:layer="layout" svg:width="1cm" svg:height="2.6cm" svg:x="11.3cm" svg:y="12.776cm">
          <text:p text:style-name="P27"><text:span text:style-name="T1">Data</text:span></text:p>
        </draw:rect>
        <draw:rect draw:style-name="gr110" draw:text-style-name="P53" draw:layer="layout" svg:width="0.5cm" svg:height="2.6cm" svg:x="14cm" svg:y="12.776cm">
          <text:p text:style-name="P53"><text:span text:style-name="T31">XLogRecord</text:span></text:p>
        </draw:rect>
        <draw:rect draw:style-name="gr79" draw:text-style-name="P27" draw:layer="layout" svg:width="0.8cm" svg:height="2.6cm" svg:x="14.5cm" svg:y="12.776cm">
          <text:p text:style-name="P27"><text:span text:style-name="T1">Data</text:span></text:p>
        </draw:rect>
        <draw:rect draw:style-name="gr110" draw:text-style-name="P53" draw:layer="layout" svg:width="0.5cm" svg:height="2.6cm" svg:x="15.3cm" svg:y="12.776cm">
          <text:p text:style-name="P53"><text:span text:style-name="T31">XLogRecord</text:span></text:p>
        </draw:rect>
        <draw:rect draw:style-name="gr133" draw:text-style-name="P55" draw:layer="layout" svg:width="2.5cm" svg:height="2.6cm" svg:x="15.8cm" svg:y="12.776cm">
          <text:p text:style-name="P54"><text:span text:style-name="T1">Checkpoint</text:span></text:p>
          <text:p text:style-name="P54"><text:span text:style-name="T1"/></text:p>
          <text:p text:style-name="P54"><text:span text:style-name="T24"><text:s/></text:span><text:span text:style-name="T24">Redo</text:span></text:p>
          <text:p text:style-name="P54"><text:span text:style-name="T1"><text:s/></text:span><text:span text:style-name="T1">TimelineID</text:span></text:p>
          <text:p text:style-name="P54"><text:span text:style-name="T1"><text:s/></text:span><text:span text:style-name="T1">NextXID</text:span></text:p>
          <text:p text:style-name="P54"><text:span text:style-name="T1"><text:s/></text:span></text:p>
        </draw:rect>
        <draw:rect draw:style-name="gr110" draw:text-style-name="P53" draw:layer="layout" svg:width="0.5cm" svg:height="2.6cm" svg:x="18.3cm" svg:y="12.776cm">
          <text:p text:style-name="P53"><text:span text:style-name="T31">XLogRecord</text:span></text:p>
        </draw:rect>
        <draw:rect draw:style-name="gr79" draw:text-style-name="P27" draw:layer="layout" svg:width="1cm" svg:height="2.6cm" svg:x="18.8cm" svg:y="12.776cm">
          <text:p text:style-name="P27"><text:span text:style-name="T1">Data</text:span></text:p>
        </draw:rect>
        <draw:rect draw:style-name="gr110" draw:text-style-name="P53" draw:layer="layout" svg:width="0.5cm" svg:height="2.6cm" svg:x="19.8cm" svg:y="12.776cm">
          <text:p text:style-name="P53"><text:span text:style-name="T31">XLogRecord</text:span></text:p>
        </draw:rect>
        <draw:rect draw:style-name="gr79" draw:text-style-name="P27" draw:layer="layout" svg:width="1.6cm" svg:height="2.6cm" svg:x="20.3cm" svg:y="12.776cm">
          <text:p text:style-name="P27"><text:span text:style-name="T1">Data</text:span></text:p>
        </draw:rect>
        <draw:line draw:style-name="gr27" draw:text-style-name="P1" draw:layer="layout" svg:x1="10.8cm" svg:y1="12.8cm" svg:x2="7.8cm" svg:y2="12.8cm">
          <text:p/>
        </draw:line>
        <draw:line draw:style-name="gr27" draw:text-style-name="P1" draw:layer="layout" svg:x1="10.8cm" svg:y1="15.4cm" svg:x2="7.8cm" svg:y2="15.4cm">
          <text:p/>
        </draw:line>
        <draw:line draw:style-name="gr134" draw:text-style-name="P1" draw:layer="layout" svg:x1="24.9cm" svg:y1="12.8cm" svg:x2="21.9cm" svg:y2="12.8cm">
          <text:p/>
        </draw:line>
        <draw:line draw:style-name="gr27" draw:text-style-name="P1" draw:layer="layout" svg:x1="24.9cm" svg:y1="15.4cm" svg:x2="21.9cm" svg:y2="15.4cm">
          <text:p/>
        </draw:line>
        <draw:frame draw:style-name="gr127" draw:layer="layout" svg:width="2.695cm" svg:height="1.102cm" svg:x="8.201cm" svg:y="13.43cm">
          <draw:text-box>
            <text:p>.......</text:p>
          </draw:text-box>
        </draw:frame>
        <draw:line draw:style-name="gr29" draw:text-style-name="P1" draw:layer="layout" svg:x1="11.8cm" svg:y1="15.4cm" svg:x2="11.8cm" svg:y2="16.9cm">
          <text:p/>
        </draw:line>
        <draw:line draw:style-name="gr29" draw:text-style-name="P1" draw:layer="layout" svg:x1="13.4cm" svg:y1="15.4cm" svg:x2="13.4cm" svg:y2="16.9cm">
          <text:p/>
        </draw:line>
        <draw:line draw:style-name="gr29" draw:text-style-name="P1" draw:layer="layout" svg:x1="19.4cm" svg:y1="15.4cm" svg:x2="19.4cm" svg:y2="16.9cm">
          <text:p/>
        </draw:line>
        <draw:line draw:style-name="gr29" draw:text-style-name="P1" draw:layer="layout" svg:x1="21cm" svg:y1="15.4cm" svg:x2="21cm" svg:y2="16.9cm">
          <text:p/>
        </draw:line>
        <draw:frame draw:style-name="gr127" draw:layer="layout" svg:width="2.695cm" svg:height="1.102cm" svg:x="22.102cm" svg:y="13.531cm">
          <draw:text-box>
            <text:p>.......</text:p>
          </draw:text-box>
        </draw:frame>
        <draw:frame draw:style-name="gr127" draw:layer="layout" svg:width="2.695cm" svg:height="1.102cm" svg:x="22.103cm" svg:y="15.532cm">
          <draw:text-box>
            <text:p>.......</text:p>
          </draw:text-box>
        </draw:frame>
        <draw:line draw:style-name="gr29" draw:text-style-name="P1" draw:layer="layout" svg:x1="6.5cm" svg:y1="16.9cm" svg:x2="25cm" svg:y2="16.9cm">
          <text:p/>
        </draw:line>
        <draw:rect draw:style-name="gr135" draw:text-style-name="P1" xml:id="id12" draw:id="id12" draw:layer="layout" svg:width="1.5cm" svg:height="0.5cm" svg:x="6.2cm" svg:y="12.7cm">
          <text:p/>
        </draw:rect>
        <draw:rect draw:style-name="gr135" draw:text-style-name="P1" xml:id="id13" draw:id="id13" draw:layer="layout" svg:width="1cm" svg:height="0.5cm" svg:x="14.8cm" svg:y="12.8cm">
          <text:p/>
        </draw:rect>
        <draw:rect draw:style-name="gr135" draw:text-style-name="P1" xml:id="id15" draw:id="id15" draw:layer="layout" svg:width="1cm" svg:height="0.5cm" svg:x="10.3cm" svg:y="12.8cm">
          <text:p/>
        </draw:rect>
        <draw:rect draw:style-name="gr135" draw:text-style-name="P1" xml:id="id14" draw:id="id14" draw:layer="layout" svg:width="1cm" svg:height="0.5cm" svg:x="16.2cm" svg:y="13.7cm">
          <text:p/>
        </draw:rect>
        <draw:connector draw:style-name="gr128" draw:text-style-name="P1" draw:layer="layout" draw:line-skew="-1.45cm -0.799cm" svg:x1="7.7cm" svg:y1="12.95cm" svg:x2="15.3cm" svg:y2="12.8cm" draw:start-shape="id12" draw:start-glue-point="1" draw:end-shape="id13" draw:end-glue-point="0" svg:d="M7700 12950h2100v-1449h5500v1299">
          <text:p/>
        </draw:connector>
        <draw:rect draw:style-name="gr110" draw:text-style-name="P53" draw:layer="layout" svg:width="0.5cm" svg:height="2.6cm" svg:x="12.3cm" svg:y="12.776cm">
          <text:p text:style-name="P53"><text:span text:style-name="T31">XLogRecord</text:span></text:p>
        </draw:rect>
        <draw:rect draw:style-name="gr79" draw:text-style-name="P27" draw:layer="layout" svg:width="1.2cm" svg:height="2.6cm" svg:x="12.8cm" svg:y="12.776cm">
          <text:p text:style-name="P27"><text:span text:style-name="T1">Data</text:span></text:p>
        </draw:rect>
        <draw:line draw:style-name="gr29" draw:text-style-name="P1" draw:layer="layout" svg:x1="14.9cm" svg:y1="15.4cm" svg:x2="14.9cm" svg:y2="16.9cm">
          <text:p/>
        </draw:line>
        <draw:custom-shape draw:style-name="gr126" draw:text-style-name="P51" draw:layer="layout" svg:width="3.9cm" svg:height="1.3cm" svg:x="0.4cm" svg:y="13.7cm">
          <text:p text:style-name="P8"><text:span text:style-name="T26">(1)pg_control</text:span><text:span text:style-name="T26">ファイルを</text:span></text:p>
          <text:p text:style-name="P8"><text:span text:style-name="T26">　読み込む</text:span></text:p>
          <draw:enhanced-geometry svg:viewBox="0 0 21600 21600" draw:glue-points="10800 0 0 10800 10800 21600 21600 10800 ?f40 ?f41" draw:text-areas="0 0 21600 21600" draw:type="rectangular-callout" draw:modifiers="20298.7951807229 -8483.935434281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6" draw:text-style-name="P51" draw:layer="layout" svg:width="5cm" svg:height="1.4cm" svg:x="16cm" svg:y="11cm">
          <text:p text:style-name="P8"><text:span text:style-name="T26">(2)LatestCheckPoint</text:span><text:span text:style-name="T26">から</text:span></text:p>
          <text:p text:style-name="P8"><text:span text:style-name="T26">　　</text:span><text:span text:style-name="T26">CheckPoint</text:span><text:span text:style-name="T26">情報を読み出す</text:span></text:p>
          <draw:enhanced-geometry svg:viewBox="0 0 21600 21600" draw:glue-points="10800 0 0 10800 10800 21600 21600 10800 ?f40 ?f41" draw:text-areas="0 0 21600 21600" draw:type="rectangular-callout" draw:modifiers="-2643.31133773245 278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9" draw:text-style-name="P1" draw:layer="layout" svg:width="3.5cm" svg:height="2cm" svg:x="2.3cm" svg:y="6.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9" draw:text-style-name="P1" draw:layer="layout" svg:width="3.5cm" svg:height="2cm" svg:x="2.4cm" svg:y="1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6" draw:text-style-name="P40" draw:layer="layout" svg:width="5.227cm" svg:height="0.725cm" svg:x="17.973cm" svg:y="2.506cm">
          <draw:text-box>
            <text:p text:style-name="P40"><text:span text:style-name="T8">(3)pg_control</text:span><text:span text:style-name="T8">ファイル更新</text:span></text:p>
          </draw:text-box>
        </draw:frame>
        <draw:custom-shape draw:style-name="gr126" draw:text-style-name="P51" draw:layer="layout" svg:width="5cm" svg:height="1cm" svg:x="14.3cm" svg:y="8cm">
          <text:p text:style-name="P8"><text:span text:style-name="T26">Checkpoint</text:span><text:span text:style-name="T26">終了時の</text:span></text:p>
          <text:p text:style-name="P8"><text:span text:style-name="T26">LSN=CHECKPOINT</text:span><text:span text:style-name="T26">ロケーション</text:span></text:p>
          <draw:enhanced-geometry svg:viewBox="0 0 21600 21600" draw:glue-points="10800 0 0 10800 10800 21600 21600 10800 ?f40 ?f41" draw:text-areas="0 0 21600 21600" draw:type="rectangular-callout" draw:modifiers="9709.41811637672 -29519.28071928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28" draw:text-style-name="P1" draw:layer="layout" draw:line-skew="0cm -0.299cm" svg:x1="16.2cm" svg:y1="13.95cm" svg:x2="10.8cm" svg:y2="12.8cm" draw:start-shape="id14" draw:start-glue-point="3" draw:end-shape="id15" draw:end-glue-point="0" svg:d="M16200 13950h-2450v-1949h-2950v799">
          <text:p/>
        </draw:connector>
        <presentation:notes draw:style-name="dp2">
          <draw:page-thumbnail draw:style-name="gr24"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rect draw:style-name="gr137" draw:text-style-name="P29" draw:layer="layout" svg:width="2cm" svg:height="0.5cm" svg:x="18.001cm" svg:y="8.9cm">
          <text:p text:style-name="P1"><text:span text:style-name="T31">同期書き込み</text:span></text:p>
        </draw:rect>
        <draw:line draw:style-name="gr138" draw:text-style-name="P1" draw:layer="layout" svg:x1="16.201cm" svg:y1="7.4cm" svg:x2="22.701cm" svg:y2="7.4cm">
          <text:p/>
        </draw:line>
        <draw:line draw:style-name="gr138" draw:text-style-name="P1" draw:layer="layout" svg:x1="16.201cm" svg:y1="8.4cm" svg:x2="22.701cm" svg:y2="8.4cm">
          <text:p/>
        </draw:line>
        <draw:line draw:style-name="gr138" draw:text-style-name="P1" draw:layer="layout" svg:x1="16.201cm" svg:y1="9.4cm" svg:x2="22.701cm" svg:y2="9.4cm">
          <text:p/>
        </draw:line>
        <draw:line draw:style-name="gr32" draw:text-style-name="P1" draw:layer="layout" svg:x1="17.201cm" svg:y1="6.4cm" svg:x2="17.201cm" svg:y2="7.4cm">
          <text:p/>
        </draw:line>
        <draw:frame draw:style-name="gr139" draw:text-style-name="P7" draw:layer="layout" svg:width="7.995cm" svg:height="1.199cm" svg:x="16.497cm" svg:y="5.82cm">
          <draw:text-box>
            <text:p><text:span text:style-name="T1">COMMIT</text:span><text:span text:style-name="T1"><text:tab/></text:span><text:span text:style-name="T1"><text:tab/></text:span><text:span text:style-name="T1"> <text:s/>COMMIT</text:span><text:span text:style-name="T1">のレスポンス</text:span></text:p>
            <text:p><text:span text:style-name="T1"><text:tab/></text:span><text:span text:style-name="T1"><text:tab/></text:span><text:span text:style-name="T1">　は返らない</text:span></text:p>
          </draw:text-box>
        </draw:frame>
        <draw:line draw:style-name="gr32" draw:text-style-name="P1" draw:layer="layout" svg:x1="17.701cm" svg:y1="7.4cm" svg:x2="17.701cm" svg:y2="8.4cm">
          <text:p/>
        </draw:line>
        <draw:line draw:style-name="gr32" draw:text-style-name="P1" draw:layer="layout" svg:x1="18.001cm" svg:y1="8.4cm" svg:x2="18.001cm" svg:y2="9.4cm">
          <text:p/>
        </draw:line>
        <draw:line draw:style-name="gr140" draw:text-style-name="P1" draw:layer="layout" svg:x1="20.001cm" svg:y1="7.4cm" svg:x2="20.001cm" svg:y2="9.4cm">
          <text:p/>
        </draw:line>
        <draw:line draw:style-name="gr141" draw:text-style-name="P1" draw:layer="layout" svg:x1="20.501cm" svg:y1="6.8cm" svg:x2="20.501cm" svg:y2="7.8cm">
          <text:p/>
        </draw:line>
        <draw:rect draw:style-name="gr105" draw:text-style-name="P22" draw:layer="layout" svg:width="3.096cm" svg:height="0.609cm" svg:x="12.781cm" svg:y="7.967cm">
          <text:p text:style-name="P16"><text:span text:style-name="T8">WAL</text:span><text:span text:style-name="T8">バッファ</text:span></text:p>
        </draw:rect>
        <draw:rect draw:style-name="gr142" draw:text-style-name="P17" draw:layer="layout" svg:width="3.474cm" svg:height="0.629cm" svg:x="12.543cm" svg:y="6.964cm">
          <text:p text:style-name="P16"><text:span text:style-name="T8">postgres</text:span><text:span text:style-name="T8">プロセス</text:span></text:p>
        </draw:rect>
        <draw:custom-shape draw:style-name="gr18" draw:text-style-name="P2" draw:layer="layout" svg:width="2cm" svg:height="1.5cm" svg:x="13.201cm" svg:y="8.9cm">
          <text:p text:style-name="P1"><text:span text:style-name="T1">WAL</text:span><text:span text:style-name="T1">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2" draw:layer="layout" svg:width="2.7cm" svg:height="1.7cm" svg:x="19.9cm" svg:y="6.9cm">
          <text:p text:style-name="P1"><text:span text:style-name="T1">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137" draw:text-style-name="P29" draw:layer="layout" svg:width="2cm" svg:height="0.5cm" svg:x="6.502cm" svg:y="9cm">
          <text:p text:style-name="P1"><text:span text:style-name="T31">同期書き込み</text:span></text:p>
        </draw:rect>
        <draw:line draw:style-name="gr138" draw:text-style-name="P1" draw:layer="layout" svg:x1="4.702cm" svg:y1="7.5cm" svg:x2="11.202cm" svg:y2="7.5cm">
          <text:p/>
        </draw:line>
        <draw:line draw:style-name="gr138" draw:text-style-name="P1" draw:layer="layout" svg:x1="4.702cm" svg:y1="8.5cm" svg:x2="11.202cm" svg:y2="8.5cm">
          <text:p/>
        </draw:line>
        <draw:line draw:style-name="gr138" draw:text-style-name="P1" draw:layer="layout" svg:x1="4.702cm" svg:y1="9.5cm" svg:x2="11.202cm" svg:y2="9.5cm">
          <text:p/>
        </draw:line>
        <draw:line draw:style-name="gr32" draw:text-style-name="P1" draw:layer="layout" svg:x1="5.702cm" svg:y1="6.5cm" svg:x2="5.702cm" svg:y2="7.5cm">
          <text:p/>
        </draw:line>
        <draw:frame draw:style-name="gr139" draw:text-style-name="P7" draw:layer="layout" svg:width="7.995cm" svg:height="1.199cm" svg:x="4.998cm" svg:y="5.92cm">
          <draw:text-box>
            <text:p><text:span text:style-name="T1">COMMIT</text:span><text:span text:style-name="T1"><text:tab/></text:span><text:span text:style-name="T1"><text:tab/></text:span><text:span text:style-name="T1"> <text:s/>COMMIT</text:span><text:span text:style-name="T1">のレスポンス</text:span></text:p>
            <text:p><text:span text:style-name="T1"><text:tab/></text:span><text:span text:style-name="T1"><text:tab/></text:span><text:span text:style-name="T1">　は返らない</text:span></text:p>
          </draw:text-box>
        </draw:frame>
        <draw:line draw:style-name="gr32" draw:text-style-name="P1" draw:layer="layout" svg:x1="6.202cm" svg:y1="7.5cm" svg:x2="6.202cm" svg:y2="8.5cm">
          <text:p/>
        </draw:line>
        <draw:line draw:style-name="gr32" draw:text-style-name="P1" draw:layer="layout" svg:x1="6.502cm" svg:y1="8.5cm" svg:x2="6.502cm" svg:y2="9.5cm">
          <text:p/>
        </draw:line>
        <draw:line draw:style-name="gr141" draw:text-style-name="P1" draw:layer="layout" svg:x1="9.002cm" svg:y1="6.9cm" svg:x2="9.002cm" svg:y2="7.9cm">
          <text:p/>
        </draw:line>
        <draw:frame draw:style-name="gr143" draw:text-style-name="P38" draw:layer="layout" svg:width="18.686cm" svg:height="0.818cm" svg:x="0.698cm" svg:y="4.8cm">
          <draw:text-box>
            <text:p><text:span text:style-name="T22">(1)WAL</text:span><text:span text:style-name="T22">ログ書き込み前にクラッシュ</text:span><text:span text:style-name="T22"><text:tab/></text:span><text:span text:style-name="T22"><text:tab/></text:span><text:span text:style-name="T22"><text:tab/></text:span><text:span text:style-name="T22"><text:tab/></text:span><text:span text:style-name="T22">(2)WAL</text:span><text:span text:style-name="T22">ログ書き込み後にクラッシュ</text:span></text:p>
          </draw:text-box>
        </draw:frame>
        <draw:rect draw:style-name="gr105" draw:text-style-name="P22" draw:layer="layout" svg:width="3.096cm" svg:height="0.609cm" svg:x="1.282cm" svg:y="8.067cm">
          <text:p text:style-name="P16"><text:span text:style-name="T8">WAL</text:span><text:span text:style-name="T8">バッファ</text:span></text:p>
        </draw:rect>
        <draw:rect draw:style-name="gr142" draw:text-style-name="P17" draw:layer="layout" svg:width="3.474cm" svg:height="0.629cm" svg:x="1.044cm" svg:y="7.064cm">
          <text:p text:style-name="P16"><text:span text:style-name="T8">postgres</text:span><text:span text:style-name="T8">プロセス</text:span></text:p>
        </draw:rect>
        <draw:custom-shape draw:style-name="gr18" draw:text-style-name="P2" draw:layer="layout" svg:width="2cm" svg:height="1.5cm" svg:x="1.702cm" svg:y="9cm">
          <text:p text:style-name="P1"><text:span text:style-name="T1">WAL</text:span><text:span text:style-name="T1">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2" draw:layer="layout" svg:width="2.7cm" svg:height="1.7cm" svg:x="7.101cm" svg:y="8.2cm">
          <text:p text:style-name="P1"><text:span text:style-name="T1">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4"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presentation:notes draw:style-name="dp2">
          <draw:page-thumbnail draw:style-name="gr24"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rect draw:style-name="gr137" draw:text-style-name="P29" draw:layer="layout" svg:width="2.601cm" svg:height="0.5cm" svg:x="12cm" svg:y="16.6cm">
          <text:p text:style-name="P1"><text:span text:style-name="T31">同期書き込み</text:span></text:p>
        </draw:rect>
        <draw:rect draw:style-name="gr4" draw:text-style-name="P1" draw:layer="layout" svg:width="5.398cm" svg:height="0.5cm" svg:x="9.602cm" svg:y="14.6cm">
          <text:p/>
        </draw:rect>
        <draw:line draw:style-name="gr138" draw:text-style-name="P1" draw:layer="layout" svg:x1="4.802cm" svg:y1="15.1cm" svg:x2="16.5cm" svg:y2="15.1cm">
          <text:p/>
        </draw:line>
        <draw:line draw:style-name="gr138" draw:text-style-name="P1" draw:layer="layout" svg:x1="4.802cm" svg:y1="16.1cm" svg:x2="16.5cm" svg:y2="16.1cm">
          <text:p/>
        </draw:line>
        <draw:line draw:style-name="gr138" draw:text-style-name="P1" draw:layer="layout" svg:x1="4.802cm" svg:y1="17.1cm" svg:x2="16.5cm" svg:y2="17.1cm">
          <text:p/>
        </draw:line>
        <draw:line draw:style-name="gr32" draw:text-style-name="P1" draw:layer="layout" svg:x1="9.602cm" svg:y1="14.299cm" svg:x2="9.602cm" svg:y2="15.1cm">
          <text:p/>
        </draw:line>
        <draw:line draw:style-name="gr32" draw:text-style-name="P1" draw:layer="layout" svg:x1="12.002cm" svg:y1="16.1cm" svg:x2="12.002cm" svg:y2="17.1cm">
          <text:p/>
        </draw:line>
        <draw:line draw:style-name="gr140" draw:text-style-name="P1" draw:layer="layout" svg:x1="14.602cm" svg:y1="15.1cm" svg:x2="14.602cm" svg:y2="17.1cm">
          <text:p/>
        </draw:line>
        <draw:frame draw:style-name="gr144" draw:text-style-name="P38" draw:layer="layout" svg:width="5.946cm" svg:height="1.385cm" svg:x="0.898cm" svg:y="8.1cm">
          <draw:text-box>
            <text:p><text:span text:style-name="T22">遅延コミット</text:span><text:span text:style-name="T22">(Commit Delay)</text:span></text:p>
          </draw:text-box>
        </draw:frame>
        <draw:rect draw:style-name="gr105" draw:text-style-name="P22" draw:layer="layout" svg:width="3.096cm" svg:height="0.609cm" svg:x="1.382cm" svg:y="15.667cm">
          <text:p text:style-name="P16"><text:span text:style-name="T8">WAL</text:span><text:span text:style-name="T8">バッファ</text:span></text:p>
        </draw:rect>
        <draw:rect draw:style-name="gr142" draw:text-style-name="P17" draw:layer="layout" svg:width="3.474cm" svg:height="0.629cm" svg:x="1.144cm" svg:y="14.664cm">
          <text:p text:style-name="P16"><text:span text:style-name="T8">postgres</text:span><text:span text:style-name="T8">プロセス</text:span></text:p>
        </draw:rect>
        <draw:custom-shape draw:style-name="gr18" draw:text-style-name="P2" draw:layer="layout" svg:width="2cm" svg:height="1.5cm" svg:x="1.802cm" svg:y="16.6cm">
          <text:p text:style-name="P1"><text:span text:style-name="T1">WAL</text:span><text:span text:style-name="T1">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7" draw:text-style-name="P1" draw:layer="layout" svg:x1="12.001cm" svg:y1="17.1cm" svg:x2="12.001cm" svg:y2="18.1cm">
          <text:p/>
        </draw:line>
        <draw:line draw:style-name="gr145" draw:text-style-name="P2" draw:layer="layout" svg:x1="5.601cm" svg:y1="17.6cm" svg:x2="12.101cm" svg:y2="17.6cm">
          <text:p text:style-name="P1"><text:span text:style-name="T1">commit_delay</text:span><text:span text:style-name="T1">時間、コミットを遅延し</text:span></text:p>
          <text:p text:style-name="P1"><text:span text:style-name="T1">まとめて</text:span><text:span text:style-name="T1">WAL</text:span><text:span text:style-name="T1">書き込みなど行う</text:span></text:p>
        </draw:line>
        <draw:rect draw:style-name="gr4" draw:text-style-name="P1" draw:layer="layout" svg:width="7.098cm" svg:height="0.5cm" svg:x="7.902cm" svg:y="13.601cm">
          <text:p/>
        </draw:rect>
        <draw:line draw:style-name="gr138" draw:text-style-name="P1" draw:layer="layout" svg:x1="4.802cm" svg:y1="14.101cm" svg:x2="16.5cm" svg:y2="14.101cm">
          <text:p/>
        </draw:line>
        <draw:line draw:style-name="gr32" draw:text-style-name="P1" draw:layer="layout" svg:x1="7.902cm" svg:y1="13.3cm" svg:x2="7.902cm" svg:y2="14.101cm">
          <text:p/>
        </draw:line>
        <draw:rect draw:style-name="gr142" draw:text-style-name="P17" draw:layer="layout" svg:width="3.474cm" svg:height="0.629cm" svg:x="1.144cm" svg:y="13.665cm">
          <text:p text:style-name="P16"><text:span text:style-name="T8">postgres</text:span><text:span text:style-name="T8">プロセス</text:span></text:p>
        </draw:rect>
        <draw:rect draw:style-name="gr4" draw:text-style-name="P1" draw:layer="layout" svg:width="9.498cm" svg:height="0.5cm" svg:x="5.502cm" svg:y="12.602cm">
          <text:p/>
        </draw:rect>
        <draw:line draw:style-name="gr138" draw:text-style-name="P1" draw:layer="layout" svg:x1="4.802cm" svg:y1="13.102cm" svg:x2="16.5cm" svg:y2="13.102cm">
          <text:p/>
        </draw:line>
        <draw:line draw:style-name="gr32" draw:text-style-name="P1" draw:layer="layout" svg:x1="5.502cm" svg:y1="12.4cm" svg:x2="5.502cm" svg:y2="13.201cm">
          <text:p/>
        </draw:line>
        <draw:rect draw:style-name="gr142" draw:text-style-name="P17" draw:layer="layout" svg:width="3.474cm" svg:height="0.629cm" svg:x="1.144cm" svg:y="12.666cm">
          <text:p text:style-name="P16"><text:span text:style-name="T8">postgres</text:span><text:span text:style-name="T8">プロセス</text:span></text:p>
        </draw:rect>
        <draw:line draw:style-name="gr27" draw:text-style-name="P1" draw:layer="layout" svg:x1="5.5cm" svg:y1="13.2cm" svg:x2="5.5cm" svg:y2="18.1cm">
          <text:p/>
        </draw:line>
        <draw:line draw:style-name="gr140" draw:text-style-name="P1" draw:layer="layout" svg:x1="14.602cm" svg:y1="14.1cm" svg:x2="14.602cm" svg:y2="15.1cm">
          <text:p/>
        </draw:line>
        <draw:line draw:style-name="gr140" draw:text-style-name="P1" draw:layer="layout" svg:x1="14.602cm" svg:y1="13.1cm" svg:x2="14.602cm" svg:y2="14.1cm">
          <text:p/>
        </draw:line>
        <draw:line draw:style-name="gr140" draw:text-style-name="P1" draw:layer="layout" svg:x1="15.002cm" svg:y1="14.3cm" svg:x2="15.002cm" svg:y2="15.101cm">
          <text:p/>
        </draw:line>
        <draw:line draw:style-name="gr140" draw:text-style-name="P1" draw:layer="layout" svg:x1="15.002cm" svg:y1="13.301cm" svg:x2="15.002cm" svg:y2="14.102cm">
          <text:p/>
        </draw:line>
        <draw:line draw:style-name="gr140" draw:text-style-name="P1" draw:layer="layout" svg:x1="15.002cm" svg:y1="12.302cm" svg:x2="15.002cm" svg:y2="13.103cm">
          <text:p/>
        </draw:line>
        <draw:frame draw:style-name="gr146" draw:text-style-name="P7" draw:layer="layout" svg:width="14.05cm" svg:height="0.725cm" svg:x="4.997cm" svg:y="11.52cm">
          <draw:text-box>
            <text:p><text:span text:style-name="T1">COMMIT</text:span><text:span text:style-name="T1"><text:tab/></text:span><text:span text:style-name="T1"><text:tab/></text:span><text:span text:style-name="T1"> <text:s/></text:span><text:span text:style-name="T1"><text:tab/></text:span><text:span text:style-name="T1"><text:tab/></text:span><text:span text:style-name="T1"><text:tab/></text:span><text:span text:style-name="T1"><text:tab/></text:span><text:span text:style-name="T1"><text:tab/></text:span><text:span text:style-name="T1">COMMIT</text:span><text:span text:style-name="T1">のレスポンス</text:span></text:p>
          </draw:text-box>
        </draw:frame>
        <draw:line draw:style-name="gr147" draw:text-style-name="P13" draw:layer="layout" svg:x1="8.401cm" svg:y1="12.6cm" svg:x2="14.901cm" svg:y2="12.6cm">
          <text:p text:style-name="P1"><text:span text:style-name="T4">最大で</text:span><text:span text:style-name="T4">commit_delay</text:span><text:span text:style-name="T4">時間、</text:span></text:p>
          <text:p text:style-name="P1"><text:span text:style-name="T4">レスポンスが遅延する</text:span></text:p>
        </draw:line>
        <draw:line draw:style-name="gr27" draw:text-style-name="P1" draw:layer="layout" svg:x1="8.401cm" svg:y1="12.1cm" svg:x2="8.401cm" svg:y2="13.1cm">
          <text:p/>
        </draw:line>
        <draw:line draw:style-name="gr32" draw:text-style-name="P1" draw:layer="layout" svg:x1="6cm" svg:y1="13.1cm" svg:x2="6cm" svg:y2="16.1cm">
          <text:p/>
        </draw:line>
        <draw:line draw:style-name="gr32" draw:text-style-name="P1" draw:layer="layout" svg:x1="8.2cm" svg:y1="14.1cm" svg:x2="8.2cm" svg:y2="16.1cm">
          <text:p/>
        </draw:line>
        <draw:line draw:style-name="gr32" draw:text-style-name="P1" draw:layer="layout" svg:x1="9.9cm" svg:y1="15.1cm" svg:x2="9.9cm" svg:y2="16.1cm">
          <text:p/>
        </draw:line>
        <draw:custom-shape draw:style-name="gr14" draw:text-style-name="P56" draw:layer="layout" svg:width="10.1cm" svg:height="1.5cm" svg:x="5.9cm" svg:y="10cm">
          <text:p text:style-name="P8"><text:span text:style-name="T32">コミット実行時に</text:span><text:span text:style-name="T32">commit_siblings</text:span><text:span text:style-name="T32">個以上のトランザクションが</text:span></text:p>
          <text:p text:style-name="P8"><text:span text:style-name="T32">走っている場合、</text:span><text:span text:style-name="T32">commit_delay</text:span><text:span text:style-name="T32">だけコミットを遅延する。</text:span></text:p>
          <text:p text:style-name="P8"><text:span text:style-name="T32">commit_siblings</text:span><text:span text:style-name="T32">個未満なら遅延しない</text:span></text:p>
          <draw:enhanced-geometry svg:viewBox="0 0 21600 21600" draw:glue-points="10800 0 0 10800 10800 21600 21600 10800 ?f40 ?f41" draw:text-areas="0 0 21600 21600" draw:type="rectangular-callout" draw:modifiers="-585.922185922186 45157.09526982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4" draw:layer="layout" svg:width="14.848cm" svg:height="11.135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1" draw:master-page-name="標準">
        <office:forms form:automatic-focus="false" form:apply-design-mode="false"/>
        <draw:rect draw:style-name="gr137" draw:text-style-name="P29" draw:layer="layout" svg:width="3.7cm" svg:height="0.5cm" svg:x="5.7cm" svg:y="4.2cm">
          <text:p text:style-name="P1"><text:span text:style-name="T31">コミットに要する時間</text:span></text:p>
        </draw:rect>
        <draw:rect draw:style-name="gr137" draw:text-style-name="P29" draw:layer="layout" svg:width="2cm" svg:height="0.5cm" svg:x="6.9cm" svg:y="6.2cm">
          <text:p text:style-name="P1"><text:span text:style-name="T31">同期書き込み</text:span></text:p>
        </draw:rect>
        <draw:line draw:style-name="gr138" draw:text-style-name="P1" draw:layer="layout" svg:x1="4.7cm" svg:y1="4.7cm" svg:x2="11.2cm" svg:y2="4.7cm">
          <text:p/>
        </draw:line>
        <draw:line draw:style-name="gr138" draw:text-style-name="P1" draw:layer="layout" svg:x1="4.7cm" svg:y1="5.7cm" svg:x2="11.2cm" svg:y2="5.7cm">
          <text:p/>
        </draw:line>
        <draw:line draw:style-name="gr138" draw:text-style-name="P1" draw:layer="layout" svg:x1="4.7cm" svg:y1="6.7cm" svg:x2="11.2cm" svg:y2="6.7cm">
          <text:p/>
        </draw:line>
        <draw:line draw:style-name="gr32" draw:text-style-name="P1" draw:layer="layout" svg:x1="5.7cm" svg:y1="3.7cm" svg:x2="5.7cm" svg:y2="4.7cm">
          <text:p/>
        </draw:line>
        <draw:frame draw:style-name="gr148" draw:text-style-name="P7" draw:layer="layout" svg:width="7.995cm" svg:height="0.725cm" svg:x="4.996cm" svg:y="3.12cm">
          <draw:text-box>
            <text:p><text:span text:style-name="T1">COMMIT</text:span><text:span text:style-name="T1"><text:tab/></text:span><text:span text:style-name="T1"><text:tab/></text:span><text:span text:style-name="T1"> <text:s/>COMMIT</text:span><text:span text:style-name="T1">のレスポンス</text:span></text:p>
          </draw:text-box>
        </draw:frame>
        <draw:line draw:style-name="gr32" draw:text-style-name="P1" draw:layer="layout" svg:x1="6.2cm" svg:y1="4.7cm" svg:x2="6.2cm" svg:y2="5.7cm">
          <text:p/>
        </draw:line>
        <draw:line draw:style-name="gr32" draw:text-style-name="P1" draw:layer="layout" svg:x1="6.9cm" svg:y1="5.7cm" svg:x2="6.9cm" svg:y2="6.7cm">
          <text:p/>
        </draw:line>
        <draw:line draw:style-name="gr140" draw:text-style-name="P1" draw:layer="layout" svg:x1="8.9cm" svg:y1="4.7cm" svg:x2="8.9cm" svg:y2="6.7cm">
          <text:p/>
        </draw:line>
        <draw:line draw:style-name="gr140" draw:text-style-name="P1" draw:layer="layout" svg:x1="9.4cm" svg:y1="3.7cm" svg:x2="9.4cm" svg:y2="4.7cm">
          <text:p/>
        </draw:line>
        <draw:frame draw:style-name="gr149" draw:text-style-name="P38" draw:layer="layout" svg:width="4.087cm" svg:height="0.818cm" svg:x="1.196cm" svg:y="2.4cm">
          <draw:text-box>
            <text:p><text:span text:style-name="T22">(1)</text:span><text:span text:style-name="T22">通常のコミット</text:span></text:p>
          </draw:text-box>
        </draw:frame>
        <draw:rect draw:style-name="gr105" draw:text-style-name="P22" draw:layer="layout" svg:width="3.096cm" svg:height="0.609cm" svg:x="1.28cm" svg:y="5.267cm">
          <text:p text:style-name="P16"><text:span text:style-name="T8">WAL</text:span><text:span text:style-name="T8">バッファ</text:span></text:p>
        </draw:rect>
        <draw:rect draw:style-name="gr142" draw:text-style-name="P17" draw:layer="layout" svg:width="3.474cm" svg:height="0.629cm" svg:x="1.042cm" svg:y="4.264cm">
          <text:p text:style-name="P16"><text:span text:style-name="T8">postgres</text:span><text:span text:style-name="T8">プロセス</text:span></text:p>
        </draw:rect>
        <draw:custom-shape draw:style-name="gr18" draw:text-style-name="P2" draw:layer="layout" svg:width="2cm" svg:height="1.5cm" svg:x="1.7cm" svg:y="6.2cm">
          <text:p text:style-name="P1"><text:span text:style-name="T1">WAL</text:span><text:span text:style-name="T1">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0" draw:text-style-name="P7" draw:layer="layout" svg:width="4.757cm" svg:height="1.199cm" svg:x="5.146cm" svg:y="10.5cm">
          <draw:text-box>
            <text:p><text:span text:style-name="T1">COMMIT</text:span></text:p>
            <text:p><text:span text:style-name="T1">　　</text:span><text:span text:style-name="T1">COMMIT</text:span><text:span text:style-name="T1">のレスポンス</text:span></text:p>
          </draw:text-box>
        </draw:frame>
        <draw:rect draw:style-name="gr137" draw:text-style-name="P29" draw:layer="layout" svg:width="2cm" svg:height="0.5cm" svg:x="8.801cm" svg:y="13.6cm">
          <text:p text:style-name="P1"><text:span text:style-name="T31">同期書き込み</text:span></text:p>
        </draw:rect>
        <draw:rect draw:style-name="gr4" draw:text-style-name="P1" draw:layer="layout" svg:width="0.899cm" svg:height="0.5cm" svg:x="5.502cm" svg:y="11.6cm">
          <text:p/>
        </draw:rect>
        <draw:line draw:style-name="gr138" draw:text-style-name="P1" draw:layer="layout" svg:x1="4.502cm" svg:y1="12.1cm" svg:x2="11.002cm" svg:y2="12.1cm">
          <text:p/>
        </draw:line>
        <draw:line draw:style-name="gr138" draw:text-style-name="P1" draw:layer="layout" svg:x1="4.502cm" svg:y1="13.1cm" svg:x2="11.002cm" svg:y2="13.1cm">
          <text:p/>
        </draw:line>
        <draw:line draw:style-name="gr138" draw:text-style-name="P1" draw:layer="layout" svg:x1="4.502cm" svg:y1="14.1cm" svg:x2="11.002cm" svg:y2="14.1cm">
          <text:p/>
        </draw:line>
        <draw:line draw:style-name="gr32" draw:text-style-name="P1" draw:layer="layout" svg:x1="5.502cm" svg:y1="11.1cm" svg:x2="5.502cm" svg:y2="12.1cm">
          <text:p/>
        </draw:line>
        <draw:line draw:style-name="gr32" draw:text-style-name="P1" draw:layer="layout" svg:x1="6.002cm" svg:y1="12.1cm" svg:x2="6.002cm" svg:y2="13.1cm">
          <text:p/>
        </draw:line>
        <draw:line draw:style-name="gr32" draw:text-style-name="P1" draw:layer="layout" svg:x1="8.802cm" svg:y1="13.1cm" svg:x2="8.802cm" svg:y2="14.1cm">
          <text:p/>
        </draw:line>
        <draw:line draw:style-name="gr140" draw:text-style-name="P1" draw:layer="layout" svg:x1="10.802cm" svg:y1="12.1cm" svg:x2="10.802cm" svg:y2="14.1cm">
          <text:p/>
        </draw:line>
        <draw:line draw:style-name="gr140" draw:text-style-name="P1" draw:layer="layout" svg:x1="6.401cm" svg:y1="11.6cm" svg:x2="6.402cm" svg:y2="12.1cm">
          <text:p/>
        </draw:line>
        <draw:frame draw:style-name="gr149" draw:text-style-name="P38" draw:layer="layout" svg:width="4.087cm" svg:height="0.818cm" svg:x="0.998cm" svg:y="8.7cm">
          <draw:text-box>
            <text:p><text:span text:style-name="T22">(2)</text:span><text:span text:style-name="T22">非同期コミット</text:span></text:p>
          </draw:text-box>
        </draw:frame>
        <draw:rect draw:style-name="gr105" draw:text-style-name="P22" draw:layer="layout" svg:width="3.096cm" svg:height="0.609cm" svg:x="1.082cm" svg:y="12.667cm">
          <text:p text:style-name="P16"><text:span text:style-name="T8">WAL</text:span><text:span text:style-name="T8">バッファ</text:span></text:p>
        </draw:rect>
        <draw:rect draw:style-name="gr142" draw:text-style-name="P17" draw:layer="layout" svg:width="3.474cm" svg:height="0.629cm" svg:x="0.844cm" svg:y="11.664cm">
          <text:p text:style-name="P16"><text:span text:style-name="T8">postgres</text:span><text:span text:style-name="T8">プロセス</text:span></text:p>
        </draw:rect>
        <draw:custom-shape draw:style-name="gr18" draw:text-style-name="P2" draw:layer="layout" svg:width="2cm" svg:height="1.5cm" svg:x="1.502cm" svg:y="13.6cm">
          <text:p text:style-name="P1"><text:span text:style-name="T1">WAL</text:span><text:span text:style-name="T1">ログ</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7" draw:text-style-name="P1" draw:layer="layout" svg:x1="8.801cm" svg:y1="14.1cm" svg:x2="8.801cm" svg:y2="15.1cm">
          <text:p/>
        </draw:line>
        <draw:line draw:style-name="gr151" draw:text-style-name="P2" draw:layer="layout" svg:x1="4.301cm" svg:y1="14.6cm" svg:x2="8.801cm" svg:y2="14.6cm">
          <text:p text:style-name="P1"><text:span text:style-name="T1">wal_writer_delay</text:span><text:span text:style-name="T1">毎に</text:span></text:p>
          <text:p text:style-name="P1"><text:span text:style-name="T1">WAL</text:span><text:span text:style-name="T1">ライタが書き込み</text:span></text:p>
        </draw:line>
        <draw:line draw:style-name="gr141" draw:text-style-name="P1" draw:layer="layout" svg:x1="8.801cm" svg:y1="14.6cm" svg:x2="11.001cm" svg:y2="14.6cm">
          <text:p/>
        </draw:line>
        <draw:custom-shape draw:style-name="gr12" draw:text-style-name="P1" draw:layer="layout" svg:width="0.526cm" svg:height="1.255cm" draw:transform="rotate (-1.58458442788654) translate (6.506cm 10.0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2" draw:layer="layout" svg:width="5.5cm" svg:height="0.5cm" svg:x="5.901cm" svg:y="9.1cm">
          <text:p text:style-name="P1"><text:span text:style-name="T1">コミットのレスポンス時間短縮</text:span></text:p>
          <draw:enhanced-geometry svg:viewBox="0 0 21600 21600" draw:glue-points="10800 0 0 10800 10800 21600 21600 10800 ?f40 ?f41" draw:text-areas="0 0 21600 21600" draw:type="rectangular-callout" draw:modifiers="380.876204326486 37595.2095808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2" draw:text-style-name="P1" draw:layer="layout" svg:x1="6.401cm" svg:y1="11.8cm" svg:x2="10.901cm" svg:y2="11.8cm">
          <text:p/>
        </draw:line>
        <draw:line draw:style-name="gr27" draw:text-style-name="P1" draw:layer="layout" svg:x1="10.801cm" svg:y1="12.3cm" svg:x2="10.801cm" svg:y2="11.3cm">
          <text:p/>
        </draw:line>
        <draw:custom-shape draw:style-name="gr14" draw:text-style-name="P57" draw:layer="layout" svg:width="7.5cm" svg:height="1cm" svg:x="8.401cm" svg:y="9.9cm">
          <text:p text:style-name="P8"><text:span text:style-name="T24">この期間に</text:span><text:span text:style-name="T24">PostgreSQL</text:span><text:span text:style-name="T24">がクラッシュすると</text:span></text:p>
          <text:p text:style-name="P8"><text:span text:style-name="T24">COMMIT</text:span><text:span text:style-name="T24">したはずのデータが失われる</text:span></text:p>
          <draw:enhanced-geometry svg:viewBox="0 0 21600 21600" draw:glue-points="10800 0 0 10800 10800 21600 21600 10800 ?f40 ?f41" draw:text-areas="0 0 21600 21600" draw:type="rectangular-callout" draw:modifiers="3973.87015064658 39251.14885114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4" draw:layer="layout" svg:width="14.848cm" svg:height="11.135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page16" draw:style-name="dp1" draw:master-page-name="標準">
        <office:forms form:automatic-focus="false" form:apply-design-mode="false"/>
        <presentation:notes draw:style-name="dp2">
          <draw:page-thumbnail draw:style-name="gr24" draw:layer="layout" svg:width="14.848cm" svg:height="11.135cm" svg:x="3.075cm" svg:y="2.257cm" draw:page-number="16" presentation:class="page"/>
          <draw:frame presentation:style-name="pr1" draw:layer="layout" svg:width="16.799cm" svg:height="13.114cm" svg:x="2.1cm" svg:y="14.107cm" presentation:class="notes" presentation:placeholder="true">
            <draw:text-box/>
          </draw:frame>
        </presentation:notes>
      </draw:page>
      <draw:page draw:name="page17" draw:style-name="dp1" draw:master-page-name="標準">
        <office:forms form:automatic-focus="false" form:apply-design-mode="false"/>
        <draw:line draw:style-name="gr153" draw:text-style-name="P1" draw:layer="layout" svg:x1="3.779cm" svg:y1="3.553cm" svg:x2="27.194cm" svg:y2="3.549cm">
          <text:p/>
        </draw:line>
        <draw:frame draw:style-name="gr154" draw:text-style-name="P58" draw:layer="layout" svg:width="10.187cm" svg:height="2.519cm" svg:x="16.744cm" svg:y="11.534cm">
          <draw:text-box>
            <text:p text:style-name="P3"><text:span text:style-name="T33">コミットログ</text:span><text:span text:style-name="T33">(CLOG): </text:span><text:span text:style-name="T33">トランザクション</text:span><text:span text:style-name="T33">ID </text:span><text:span text:style-name="T33">＝状態 </text:span></text:p>
            <text:p text:style-name="P3"><text:span text:style-name="T33"><text:tab/></text:span><text:span text:style-name="T33"><text:tab/></text:span><text:span text:style-name="T33"> </text:span><text:span text:style-name="T33">XID1 = COMMITED </text:span></text:p>
            <text:p text:style-name="P3"><text:span text:style-name="T33"><text:tab/></text:span><text:span text:style-name="T33"><text:tab/></text:span><text:span text:style-name="T33"> </text:span><text:span text:style-name="T33">XID2 = ABORTED</text:span></text:p>
            <text:p text:style-name="P3"><text:span text:style-name="T33"><text:tab/></text:span><text:span text:style-name="T33"><text:tab/></text:span><text:span text:style-name="T33"> </text:span><text:span text:style-name="T33">XID3 = IN_PROGRES <text:s/></text:span></text:p>
          </draw:text-box>
        </draw:frame>
        <draw:line draw:style-name="gr155" draw:text-style-name="P1" draw:layer="layout" svg:x1="20.49cm" svg:y1="1.465cm" svg:x2="20.492cm" svg:y2="3.584cm">
          <text:p/>
        </draw:line>
        <draw:frame draw:style-name="gr156" draw:text-style-name="P59" draw:layer="layout" svg:width="2.818cm" svg:height="0.725cm" svg:x="19.648cm" svg:y="0.959cm">
          <draw:text-box>
            <text:p text:style-name="P3"><text:span text:style-name="T34">CHECKPOINT</text:span></text:p>
          </draw:text-box>
        </draw:frame>
        <draw:line draw:style-name="gr155" draw:text-style-name="P1" draw:layer="layout" svg:x1="5.356cm" svg:y1="1.5cm" svg:x2="5.358cm" svg:y2="3.619cm">
          <text:p/>
        </draw:line>
        <draw:frame draw:style-name="gr156" draw:text-style-name="P59" draw:layer="layout" svg:width="2.818cm" svg:height="0.725cm" svg:x="4.514cm" svg:y="0.994cm">
          <draw:text-box>
            <text:p text:style-name="P3"><text:span text:style-name="T34">CHECKPOINT</text:span></text:p>
          </draw:text-box>
        </draw:frame>
        <draw:line draw:style-name="gr157" draw:text-style-name="P1" draw:layer="layout" svg:x1="8.468cm" svg:y1="4.409cm" svg:x2="14.748cm" svg:y2="4.409cm">
          <text:p/>
        </draw:line>
        <draw:line draw:style-name="gr157" draw:text-style-name="P1" draw:layer="layout" svg:x1="13.102cm" svg:y1="5.905cm" svg:x2="19.382cm" svg:y2="5.905cm">
          <text:p/>
        </draw:line>
        <draw:line draw:style-name="gr157" draw:text-style-name="P1" draw:layer="layout" svg:x1="16.926cm" svg:y1="7.436cm" svg:x2="23.206cm" svg:y2="7.436cm">
          <text:p/>
        </draw:line>
        <draw:line draw:style-name="gr158" draw:text-style-name="P1" draw:layer="layout" svg:x1="20.533cm" svg:y1="3.669cm" svg:x2="20.533cm" svg:y2="9.242cm">
          <text:p/>
        </draw:line>
        <draw:frame draw:style-name="gr159" draw:text-style-name="P60" draw:layer="layout" svg:width="2.746cm" svg:height="0.818cm" svg:x="6.561cm" svg:y="4.275cm">
          <draw:text-box>
            <text:p text:style-name="P3"><text:span text:style-name="T35">XID 1</text:span></text:p>
          </draw:text-box>
        </draw:frame>
        <draw:frame draw:style-name="gr159" draw:text-style-name="P60" draw:layer="layout" svg:width="2.746cm" svg:height="0.818cm" svg:x="10.794cm" svg:y="5.688cm">
          <draw:text-box>
            <text:p text:style-name="P3"><text:span text:style-name="T35">XID 2</text:span></text:p>
          </draw:text-box>
        </draw:frame>
        <draw:frame draw:style-name="gr159" draw:text-style-name="P60" draw:layer="layout" svg:width="2.746cm" svg:height="0.818cm" svg:x="15.275cm" svg:y="7.275cm">
          <draw:text-box>
            <text:p text:style-name="P3"><text:span text:style-name="T35">XID 3</text:span></text:p>
          </draw:text-box>
        </draw:frame>
        <draw:frame draw:style-name="gr160" draw:text-style-name="P1" draw:layer="layout" svg:width="1.478cm" svg:height="2.543cm" svg:x="19.863cm" svg:y="8.992cm">
          <draw:image xlink:href="Pictures/200000250000191F00002711243964C8.wmf" xlink:type="simple" xlink:show="embed" xlink:actuate="onLoad">
            <text:p/>
          </draw:image>
        </draw:frame>
        <draw:frame draw:style-name="gr161" draw:text-style-name="P61" draw:layer="layout" svg:width="6.641cm" svg:height="0.818cm" svg:x="19.573cm" svg:y="8.475cm">
          <draw:text-box>
            <text:p text:style-name="P3"><text:span text:style-name="T33">コミットログ</text:span><text:span text:style-name="T33">(CLOG)</text:span><text:span text:style-name="T33">に書き込み</text:span></text:p>
          </draw:text-box>
        </draw:frame>
        <draw:frame draw:style-name="gr162" draw:text-style-name="P62" draw:layer="layout" svg:width="2.018cm" svg:height="0.818cm" svg:x="8.08cm" svg:y="3.676cm">
          <draw:text-box>
            <text:p text:style-name="P3"><text:span text:style-name="T35">BEGIN</text:span></text:p>
          </draw:text-box>
        </draw:frame>
        <draw:frame draw:style-name="gr163" draw:text-style-name="P62" draw:layer="layout" svg:width="2.354cm" svg:height="0.929cm" svg:x="13.969cm" svg:y="3.59cm">
          <draw:text-box>
            <text:p text:style-name="P3"><text:span text:style-name="T35">COMMIT</text:span></text:p>
          </draw:text-box>
        </draw:frame>
        <draw:frame draw:style-name="gr162" draw:text-style-name="P62" draw:layer="layout" svg:width="2.018cm" svg:height="0.818cm" svg:x="12.807cm" svg:y="5.122cm">
          <draw:text-box>
            <text:p text:style-name="P3"><text:span text:style-name="T35">BEGIN</text:span></text:p>
          </draw:text-box>
        </draw:frame>
        <draw:frame draw:style-name="gr162" draw:text-style-name="P62" draw:layer="layout" svg:width="2.018cm" svg:height="0.818cm" svg:x="16.583cm" svg:y="6.709cm">
          <draw:text-box>
            <text:p text:style-name="P3"><text:span text:style-name="T35">BEGIN</text:span></text:p>
          </draw:text-box>
        </draw:frame>
        <draw:frame draw:style-name="gr164" draw:text-style-name="P62" draw:layer="layout" svg:width="2.018cm" svg:height="0.929cm" svg:x="18.026cm" svg:y="5.143cm">
          <draw:text-box>
            <text:p text:style-name="P3"><text:span text:style-name="T35">ABORT</text:span></text:p>
          </draw:text-box>
        </draw:frame>
        <draw:rect draw:style-name="gr134" draw:text-style-name="P1" draw:layer="layout" svg:width="14.958cm" svg:height="4.375cm" svg:x="5.398cm" svg:y="3.633cm">
          <text:p/>
        </draw:rect>
        <draw:frame draw:style-name="gr165" draw:text-style-name="P63" draw:layer="layout" svg:width="9.913cm" svg:height="0.916cm" svg:x="5.643cm" svg:y="6.533cm">
          <draw:text-box>
            <text:p text:style-name="P3"><text:span text:style-name="T36">共有バッファ内のコミットログ領域に記録</text:span></text:p>
          </draw:text-box>
        </draw:frame>
        <draw:frame draw:style-name="gr166" draw:layer="layout" svg:width="3.211cm" svg:height="1.271cm" svg:x="8.971cm" svg:y="19.212cm">
          <draw:text-box>
            <text:p text:style-name="P3">fig-2.18</text:p>
          </draw:text-box>
        </draw:frame>
        <presentation:notes draw:style-name="dp2">
          <draw:page-thumbnail draw:style-name="gr24" draw:layer="layout" svg:width="14.848cm" svg:height="11.135cm" svg:x="3.075cm" svg:y="2.257cm" draw:page-number="17"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c0c0c0" draw:distance="0.1cm" draw:rotation="3150"/>
    <draw:hatch draw:name="Black_20_45_20_Degrees" draw:display-name="Black 45 Degrees" draw:style="single" draw:color="#0066cc" draw:distance="0.1cm" draw:rotation="450"/>
    <draw:hatch draw:name="Hatch_20_1" draw:display-name="Hatch 1" draw:style="single" draw:color="#ffff00" draw:distance="0.2cm" draw:rotation="0"/>
    <draw:hatch draw:name="Hatch_20_2" draw:display-name="Hatch 2" draw:style="single" draw:color="#808080" draw:distance="0.1cm" draw:rotation="3150"/>
    <draw:marker draw:name="Arrow" svg:viewBox="0 0 20 30" svg:d="M10 0l-10 30h20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Symmetric_20_Arrow" draw:display-name="Symmetric Arrow" svg:viewBox="0 0 1131 902" svg:d="M564 0l-564 902h1131z"/>
    <draw:stroke-dash draw:name="Fine_20_Dotted" draw:display-name="Fine Dotted" draw:style="rect" draw:dots1="1" draw:distance="0.259cm"/>
    <draw:stroke-dash draw:name="Ultrafine_20_Dashed" draw:display-name="Ultrafine Dashed" draw:style="rect" draw:dots1="1" draw:dots1-length="0.029cm" draw:dots2="1" draw:dots2-length="0.029cm" draw:distance="0.029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さざなみ明朝" style:font-family-generic="roman" style:font-pitch="variable" fo:font-size="12pt" fo:language="en" fo:country="US"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style>
    <style:style style:name="Heading" style:family="graphic">
      <style:paragraph-properties fo:margin-top="0.746cm" fo:margin-bottom="0.374cm" style:text-autospace="none"/>
      <style:text-properties style:use-window-font-color="true" fo:font-family="さざなみゴシック" style:font-family-generic="swiss" style:font-pitch="variable" fo:font-size="14pt" fo:language="en" fo:country="US" style:language-asian="ja" style:country-asian="JP" style:font-family-complex="さざなみゴシック" style:font-family-generic-complex="swiss" style:font-pitch-complex="variable" style:font-size-complex="14pt"/>
    </style:style>
    <style:style style:name="Body_20_Text" style:display-name="Body Text" style:family="graphic">
      <style:paragraph-properties fo:margin-top="0cm" fo:margin-bottom="0.374cm" style:text-autospace="none"/>
      <style:text-properties style:use-window-font-color="true" fo:font-family="さざなみ明朝" style:font-family-generic="roman" style:font-pitch="variable" fo:font-size="12pt" fo:language="en" fo:country="US"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style>
    <style:style style:name="heading_20_2" style:display-name="heading 2" style:family="graphic">
      <style:paragraph-properties fo:margin-top="0.746cm" fo:margin-bottom="0.374cm" style:text-autospace="none"/>
      <style:text-properties style:use-window-font-color="true" fo:font-family="さざなみゴシック" style:font-family-generic="swiss" style:font-pitch="variable" fo:font-size="14pt" fo:language="en" fo:country="US" fo:font-style="italic" fo:font-weight="bold" style:language-asian="ja" style:country-asian="JP" style:font-family-complex="さざなみゴシック" style:font-family-generic-complex="swiss" style:font-pitch-complex="variable" style:font-size-complex="14pt" style:font-style-complex="italic" style:font-weight-complex="bold"/>
    </style:style>
    <style:style style:name="Frame_20_contents" style:display-name="Frame contents" style:family="graphic">
      <style:paragraph-properties fo:margin-top="0cm" fo:margin-bottom="0.374cm" style:text-autospace="none"/>
      <style:text-properties style:use-window-font-color="true" fo:font-family="さざなみ明朝" style:font-family-generic="roman" style:font-pitch="variable" fo:font-size="12pt" fo:language="en" fo:country="US"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さざなみ明朝" style:font-family-generic="roman" style:font-pitch="variable" fo:font-size="12pt" fo:language="en" fo:country="US"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さざなみ明朝" style:font-family-generic="roman" style:font-pitch="variable" fo:font-size="12pt" fo:language="en" fo:country="US" fo:font-style="italic"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さざなみ明朝" style:font-family-generic="roman" style:font-pitch="variable" fo:font-size="12pt" fo:language="en" fo:country="US" style:font-family-asian="さざなみゴシック" style:font-family-generic-asian="swiss" style:font-pitch-asian="variable" style:language-asian="ja" style:country-asian="JP" style:font-family-complex="さざなみ明朝" style:font-family-generic-complex="roman" style:font-pitch-complex="variable" style:font-size-complex="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suzuki hironobu</meta:initial-creator>
    <meta:creation-date>2011-12-23T12:33:18</meta:creation-date>
    <meta:editing-duration>P17DT4H29M49S</meta:editing-duration>
    <meta:editing-cycles>470</meta:editing-cycles>
    <dc:date>2018-08-11T03:28:42</dc:date>
    <meta:generator>OpenOffice/4.1.3$Unix OpenOffice.org_project/413m1$Build-9783</meta:generator>
    <meta:document-statistic meta:object-count="723"/>
  </office:meta>
</office:document-meta>
</file>